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021in" table:align="left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2.00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917in" table:align="left"/>
    </style:style>
    <style:style style:name="Table2.A" style:family="table-column">
      <style:table-column-properties style:column-width="2.7722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1.2167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049in" table:align="left"/>
    </style:style>
    <style:style style:name="Table3.A" style:family="table-column">
      <style:table-column-properties style:column-width="0.7597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6118in"/>
    </style:style>
    <style:style style:name="Table3.D" style:family="table-column">
      <style:table-column-properties style:column-width="0.6535in"/>
    </style:style>
    <style:style style:name="Table3.E" style:family="table-column">
      <style:table-column-properties style:column-width="1.204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Preformatted_20_Text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style:style style:name="P65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0">
      <style:text-properties fo:font-size="6pt" style:font-size-asian="5.25pt" style:font-size-complex="6pt"/>
    </style:style>
    <style:style style:name="P67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1">
      <style:text-properties fo:font-size="6pt" style:font-size-asian="5.25pt" style:font-size-complex="6pt"/>
    </style:style>
    <style:style style:name="P69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2">
      <style:text-properties fo:font-size="6pt" style:font-size-asian="5.25pt" style:font-size-complex="6pt"/>
    </style:style>
    <style:style style:name="P71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3">
      <style:text-properties fo:font-size="6pt" style:font-size-asian="5.25pt" style:font-size-complex="6pt"/>
    </style:style>
    <style:style style:name="P73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4">
      <style:text-properties fo:font-size="6pt" style:font-size-asian="5.25pt" style:font-size-complex="6pt"/>
    </style:style>
    <style:style style:name="P75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5">
      <style:text-properties fo:font-size="6pt" style:font-size-asian="5.25pt" style:font-size-complex="6pt"/>
    </style:style>
    <style:style style:name="P77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6">
      <style:text-properties fo:font-size="6pt" style:font-size-asian="5.25pt" style:font-size-complex="6pt"/>
    </style:style>
    <style:style style:name="P79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7">
      <style:text-properties fo:font-size="6pt" style:font-size-asian="5.25pt" style:font-size-complex="6pt"/>
    </style:style>
    <style:style style:name="P81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8">
      <style:text-properties fo:font-size="6pt" style:font-size-asian="5.25pt" style:font-size-complex="6pt"/>
    </style:style>
    <style:style style:name="P83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39">
      <style:text-properties fo:font-size="6pt" style:font-size-asian="5.25pt" style:font-size-complex="6pt"/>
    </style:style>
    <style:style style:name="P85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0">
      <style:text-properties fo:font-size="6pt" style:font-size-asian="5.25pt" style:font-size-complex="6pt"/>
    </style:style>
    <style:style style:name="P87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1">
      <style:text-properties fo:font-size="6pt" style:font-size-asian="5.25pt" style:font-size-complex="6pt"/>
    </style:style>
    <style:style style:name="P89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2">
      <style:text-properties fo:font-size="6pt" style:font-size-asian="5.25pt" style:font-size-complex="6pt"/>
    </style:style>
    <style:style style:name="P91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2" style:family="paragraph" style:parent-style-name="Text_20_body" style:list-style-name="L43">
      <style:text-properties fo:font-size="6pt" style:font-size-asian="5.25pt" style:font-size-complex="6pt"/>
    </style:style>
    <style:style style:name="P93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4" style:family="paragraph" style:parent-style-name="Text_20_body" style:list-style-name="L44">
      <style:text-properties fo:font-size="6pt" style:font-size-asian="5.25pt" style:font-size-complex="6pt"/>
    </style:style>
    <style:style style:name="P95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6" style:family="paragraph" style:parent-style-name="Text_20_body" style:list-style-name="L45">
      <style:text-properties fo:font-size="6pt" style:font-size-asian="5.25pt" style:font-size-complex="6pt"/>
    </style:style>
    <style:style style:name="P97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8" style:family="paragraph" style:parent-style-name="Text_20_body" style:list-style-name="L46">
      <style:text-properties fo:font-size="6pt" style:font-size-asian="5.25pt" style:font-size-complex="6pt"/>
    </style:style>
    <style:style style:name="P99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100" style:family="paragraph" style:parent-style-name="Text_20_body" style:list-style-name="L47">
      <style:text-properties fo:font-size="6pt" style:font-size-asian="5.25pt" style:font-size-complex="6pt"/>
    </style:style>
    <style:style style:name="P101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2" style:family="paragraph" style:parent-style-name="Text_20_body" style:list-style-name="L48">
      <style:text-properties fo:font-size="6pt" style:font-size-asian="5.25pt" style:font-size-complex="6pt"/>
    </style:style>
    <style:style style:name="P103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4" style:family="paragraph" style:parent-style-name="Text_20_body" style:list-style-name="L49">
      <style:text-properties fo:font-size="6pt" style:font-size-asian="5.25pt" style:font-size-complex="6pt"/>
    </style:style>
    <style:style style:name="P105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6" style:family="paragraph" style:parent-style-name="Text_20_body" style:list-style-name="L50">
      <style:text-properties fo:font-size="6pt" style:font-size-asian="5.25pt" style:font-size-complex="6pt"/>
    </style:style>
    <style:style style:name="P107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8" style:family="paragraph" style:parent-style-name="Text_20_body" style:list-style-name="L51">
      <style:text-properties fo:font-size="6pt" style:font-size-asian="5.25pt" style:font-size-complex="6pt"/>
    </style:style>
    <style:style style:name="P109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10" style:family="paragraph" style:parent-style-name="Text_20_body" style:list-style-name="L52">
      <style:text-properties fo:font-size="6pt" style:font-size-asian="5.25pt" style:font-size-complex="6pt"/>
    </style:style>
    <style:style style:name="P111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2" style:family="paragraph" style:parent-style-name="Text_20_body" style:list-style-name="L53">
      <style:text-properties fo:font-size="6pt" style:font-size-asian="5.25pt" style:font-size-complex="6pt"/>
    </style:style>
    <style:style style:name="P113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4" style:family="paragraph" style:parent-style-name="Text_20_body" style:list-style-name="L54">
      <style:text-properties fo:font-size="6pt" style:font-size-asian="5.25pt" style:font-size-complex="6pt"/>
    </style:style>
    <style:style style:name="P115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6" style:family="paragraph" style:parent-style-name="Text_20_body" style:list-style-name="L55">
      <style:text-properties fo:font-size="6pt" style:font-size-asian="5.25pt" style:font-size-complex="6pt"/>
    </style:style>
    <style:style style:name="P117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8" style:family="paragraph" style:parent-style-name="Text_20_body" style:list-style-name="L56">
      <style:text-properties fo:font-size="6pt" style:font-size-asian="5.25pt" style:font-size-complex="6pt"/>
    </style:style>
    <style:style style:name="P119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20" style:family="paragraph" style:parent-style-name="Text_20_body" style:list-style-name="L57">
      <style:text-properties fo:font-size="6pt" style:font-size-asian="5.25pt" style:font-size-complex="6pt"/>
    </style:style>
    <style:style style:name="P121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2" style:family="paragraph" style:parent-style-name="Text_20_body" style:list-style-name="L58">
      <style:text-properties fo:font-size="6pt" style:font-size-asian="5.25pt" style:font-size-complex="6pt"/>
    </style:style>
    <style:style style:name="P123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4" style:family="paragraph" style:parent-style-name="Text_20_body" style:list-style-name="L59">
      <style:text-properties fo:font-size="6pt" style:font-size-asian="5.25pt" style:font-size-complex="6pt"/>
    </style:style>
    <style:style style:name="P125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6" style:family="paragraph" style:parent-style-name="Text_20_body" style:list-style-name="L60">
      <style:text-properties fo:font-size="6pt" style:font-size-asian="5.25pt" style:font-size-complex="6pt"/>
    </style:style>
    <style:style style:name="P127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8" style:family="paragraph" style:parent-style-name="Text_20_body" style:list-style-name="L61">
      <style:text-properties fo:font-size="6pt" style:font-size-asian="5.25pt" style:font-size-complex="6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8" style:family="paragraph" style:parent-style-name="Text_20_body" style:list-style-name="L86">
      <style:text-properties fo:font-size="6pt" style:font-size-asian="5.25pt" style:font-size-complex="6pt"/>
    </style:style>
    <style:style style:name="P179" style:family="paragraph" style:parent-style-name="Text_20_body" style:list-style-name="L87">
      <style:paragraph-properties fo:margin-top="0in" fo:margin-bottom="0in" style:contextual-spacing="false"/>
      <style:text-properties fo:font-size="6pt" style:font-size-asian="5.25pt" style:font-size-complex="6pt"/>
    </style:style>
    <style:style style:name="P180" style:family="paragraph" style:parent-style-name="Text_20_body" style:list-style-name="L87">
      <style:text-properties fo:font-size="6pt" style:font-size-asian="5.25pt" style:font-size-complex="6pt"/>
    </style:style>
    <style:style style:name="P181" style:family="paragraph" style:parent-style-name="Text_20_body" style:list-style-name="L88">
      <style:paragraph-properties fo:margin-top="0in" fo:margin-bottom="0in" style:contextual-spacing="false"/>
      <style:text-properties fo:font-size="6pt" style:font-size-asian="5.25pt" style:font-size-complex="6pt"/>
    </style:style>
    <style:style style:name="P182" style:family="paragraph" style:parent-style-name="Text_20_body" style:list-style-name="L88">
      <style:text-properties fo:font-size="6pt" style:font-size-asian="5.25pt" style:font-size-complex="6pt"/>
    </style:style>
    <style:style style:name="P183" style:family="paragraph" style:parent-style-name="Text_20_body" style:list-style-name="L89">
      <style:paragraph-properties fo:margin-top="0in" fo:margin-bottom="0in" style:contextual-spacing="false"/>
      <style:text-properties fo:font-size="6pt" style:font-size-asian="5.25pt" style:font-size-complex="6pt"/>
    </style:style>
    <style:style style:name="P184" style:family="paragraph" style:parent-style-name="Text_20_body" style:list-style-name="L89">
      <style:text-properties fo:font-size="6pt" style:font-size-asian="5.25pt" style:font-size-complex="6pt"/>
    </style:style>
    <style:style style:name="P185" style:family="paragraph" style:parent-style-name="Text_20_body" style:list-style-name="L90">
      <style:paragraph-properties fo:margin-top="0in" fo:margin-bottom="0in" style:contextual-spacing="false"/>
      <style:text-properties fo:font-size="6pt" style:font-size-asian="5.25pt" style:font-size-complex="6pt"/>
    </style:style>
    <style:style style:name="P186" style:family="paragraph" style:parent-style-name="Text_20_body" style:list-style-name="L90">
      <style:text-properties fo:font-size="6pt" style:font-size-asian="5.25pt" style:font-size-complex="6pt"/>
    </style:style>
    <style:style style:name="P187" style:family="paragraph" style:parent-style-name="Text_20_body" style:list-style-name="L91">
      <style:paragraph-properties fo:margin-top="0in" fo:margin-bottom="0in" style:contextual-spacing="false"/>
      <style:text-properties fo:font-size="6pt" style:font-size-asian="5.25pt" style:font-size-complex="6pt"/>
    </style:style>
    <style:style style:name="P188" style:family="paragraph" style:parent-style-name="Text_20_body" style:list-style-name="L91">
      <style:text-properties fo:font-size="6pt" style:font-size-asian="5.25pt" style:font-size-complex="6pt"/>
    </style:style>
    <style:style style:name="P189" style:family="paragraph" style:parent-style-name="Text_20_body" style:list-style-name="L92">
      <style:paragraph-properties fo:margin-top="0in" fo:margin-bottom="0in" style:contextual-spacing="false"/>
      <style:text-properties fo:font-size="6pt" style:font-size-asian="5.25pt" style:font-size-complex="6pt"/>
    </style:style>
    <style:style style:name="P190" style:family="paragraph" style:parent-style-name="Text_20_body" style:list-style-name="L92">
      <style:text-properties fo:font-size="6pt" style:font-size-asian="5.25pt" style:font-size-complex="6pt"/>
    </style:style>
    <style:style style:name="P191" style:family="paragraph" style:parent-style-name="Text_20_body" style:list-style-name="L93">
      <style:paragraph-properties fo:margin-top="0in" fo:margin-bottom="0in" style:contextual-spacing="false"/>
      <style:text-properties fo:font-size="6pt" style:font-size-asian="5.25pt" style:font-size-complex="6pt"/>
    </style:style>
    <style:style style:name="P192" style:family="paragraph" style:parent-style-name="Text_20_body" style:list-style-name="L93">
      <style:text-properties fo:font-size="6pt" style:font-size-asian="5.25pt" style:font-size-complex="6pt"/>
    </style:style>
    <style:style style:name="P193" style:family="paragraph" style:parent-style-name="Text_20_body" style:list-style-name="L94">
      <style:paragraph-properties fo:margin-top="0in" fo:margin-bottom="0in" style:contextual-spacing="false"/>
      <style:text-properties fo:font-size="6pt" style:font-size-asian="5.25pt" style:font-size-complex="6pt"/>
    </style:style>
    <style:style style:name="P194" style:family="paragraph" style:parent-style-name="Text_20_body" style:list-style-name="L94">
      <style:text-properties fo:font-size="6pt" style:font-size-asian="5.25pt" style:font-size-complex="6pt"/>
    </style:style>
    <style:style style:name="P195" style:family="paragraph" style:parent-style-name="Text_20_body" style:list-style-name="L95">
      <style:paragraph-properties fo:margin-top="0in" fo:margin-bottom="0in" style:contextual-spacing="false"/>
      <style:text-properties fo:font-size="6pt" style:font-size-asian="5.25pt" style:font-size-complex="6pt"/>
    </style:style>
    <style:style style:name="P196" style:family="paragraph" style:parent-style-name="Text_20_body" style:list-style-name="L95">
      <style:text-properties fo:font-size="6pt" style:font-size-asian="5.25pt" style:font-size-complex="6pt"/>
    </style:style>
    <style:style style:name="P197" style:family="paragraph" style:parent-style-name="Text_20_body" style:list-style-name="L96">
      <style:paragraph-properties fo:margin-top="0in" fo:margin-bottom="0in" style:contextual-spacing="false"/>
      <style:text-properties fo:font-size="6pt" style:font-size-asian="5.25pt" style:font-size-complex="6pt"/>
    </style:style>
    <style:style style:name="P198" style:family="paragraph" style:parent-style-name="Text_20_body" style:list-style-name="L96">
      <style:text-properties fo:font-size="6pt" style:font-size-asian="5.25pt" style:font-size-complex="6pt"/>
    </style:style>
    <style:style style:name="P199" style:family="paragraph" style:parent-style-name="Text_20_body" style:list-style-name="L97">
      <style:paragraph-properties fo:margin-top="0in" fo:margin-bottom="0in" style:contextual-spacing="false"/>
      <style:text-properties fo:font-size="6pt" style:font-size-asian="5.25pt" style:font-size-complex="6pt"/>
    </style:style>
    <style:style style:name="P200" style:family="paragraph" style:parent-style-name="Text_20_body" style:list-style-name="L97">
      <style:text-properties fo:font-size="6pt" style:font-size-asian="5.25pt" style:font-size-complex="6pt"/>
    </style:style>
    <style:style style:name="P201" style:family="paragraph" style:parent-style-name="Text_20_body" style:list-style-name="L98">
      <style:paragraph-properties fo:margin-top="0in" fo:margin-bottom="0in" style:contextual-spacing="false"/>
      <style:text-properties fo:font-size="6pt" style:font-size-asian="5.25pt" style:font-size-complex="6pt"/>
    </style:style>
    <style:style style:name="P202" style:family="paragraph" style:parent-style-name="Text_20_body" style:list-style-name="L98">
      <style:text-properties fo:font-size="6pt" style:font-size-asian="5.25pt" style:font-size-complex="6pt"/>
    </style:style>
    <style:style style:name="P203" style:family="paragraph" style:parent-style-name="Text_20_body" style:list-style-name="L99">
      <style:paragraph-properties fo:margin-top="0in" fo:margin-bottom="0in" style:contextual-spacing="false"/>
      <style:text-properties fo:font-size="6pt" style:font-size-asian="5.25pt" style:font-size-complex="6pt"/>
    </style:style>
    <style:style style:name="P204" style:family="paragraph" style:parent-style-name="Text_20_body" style:list-style-name="L99">
      <style:text-properties fo:font-size="6pt" style:font-size-asian="5.25pt" style:font-size-complex="6pt"/>
    </style:style>
    <style:style style:name="P205" style:family="paragraph" style:parent-style-name="Text_20_body" style:list-style-name="L100">
      <style:paragraph-properties fo:margin-top="0in" fo:margin-bottom="0in" style:contextual-spacing="false"/>
      <style:text-properties fo:font-size="6pt" style:font-size-asian="5.25pt" style:font-size-complex="6pt"/>
    </style:style>
    <style:style style:name="P206" style:family="paragraph" style:parent-style-name="Text_20_body" style:list-style-name="L100">
      <style:text-properties fo:font-size="6pt" style:font-size-asian="5.25pt" style:font-size-complex="6pt"/>
    </style:style>
    <style:style style:name="P207" style:family="paragraph" style:parent-style-name="Text_20_body" style:list-style-name="L101">
      <style:paragraph-properties fo:margin-top="0in" fo:margin-bottom="0in" style:contextual-spacing="false"/>
      <style:text-properties fo:font-size="6pt" style:font-size-asian="5.25pt" style:font-size-complex="6pt"/>
    </style:style>
    <style:style style:name="P208" style:family="paragraph" style:parent-style-name="Text_20_body" style:list-style-name="L101">
      <style:text-properties fo:font-size="6pt" style:font-size-asian="5.25pt" style:font-size-complex="6pt"/>
    </style:style>
    <style:style style:name="P209" style:family="paragraph" style:parent-style-name="Text_20_body" style:list-style-name="L102">
      <style:paragraph-properties fo:margin-top="0in" fo:margin-bottom="0in" style:contextual-spacing="false"/>
      <style:text-properties fo:font-size="6pt" style:font-size-asian="5.25pt" style:font-size-complex="6pt"/>
    </style:style>
    <style:style style:name="P210" style:family="paragraph" style:parent-style-name="Text_20_body" style:list-style-name="L102">
      <style:text-properties fo:font-size="6pt" style:font-size-asian="5.25pt" style:font-size-complex="6pt"/>
    </style:style>
    <style:style style:name="P211" style:family="paragraph" style:parent-style-name="Text_20_body" style:list-style-name="L103">
      <style:paragraph-properties fo:margin-top="0in" fo:margin-bottom="0in" style:contextual-spacing="false"/>
      <style:text-properties fo:font-size="6pt" style:font-size-asian="5.25pt" style:font-size-complex="6pt"/>
    </style:style>
    <style:style style:name="P212" style:family="paragraph" style:parent-style-name="Text_20_body" style:list-style-name="L103">
      <style:text-properties fo:font-size="6pt" style:font-size-asian="5.25pt" style:font-size-complex="6pt"/>
    </style:style>
    <style:style style:name="P213" style:family="paragraph" style:parent-style-name="Text_20_body" style:list-style-name="L104">
      <style:paragraph-properties fo:margin-top="0in" fo:margin-bottom="0in" style:contextual-spacing="false"/>
      <style:text-properties fo:font-size="6pt" style:font-size-asian="5.25pt" style:font-size-complex="6pt"/>
    </style:style>
    <style:style style:name="P214" style:family="paragraph" style:parent-style-name="Text_20_body" style:list-style-name="L104">
      <style:text-properties fo:font-size="6pt" style:font-size-asian="5.25pt" style:font-size-complex="6pt"/>
    </style:style>
    <style:style style:name="P215" style:family="paragraph" style:parent-style-name="Text_20_body" style:list-style-name="L105">
      <style:text-properties fo:font-size="6pt" style:font-size-asian="5.25pt" style:font-size-complex="6pt"/>
    </style:style>
    <style:style style:name="P216" style:family="paragraph" style:parent-style-name="Text_20_body" style:list-style-name="L105">
      <style:paragraph-properties fo:margin-top="0in" fo:margin-bottom="0in" style:contextual-spacing="false"/>
      <style:text-properties fo:font-size="6pt" style:font-size-asian="5.25pt" style:font-size-complex="6pt"/>
    </style:style>
    <style:style style:name="P217" style:family="paragraph" style:parent-style-name="Text_20_body" style:list-style-name="L106">
      <style:paragraph-properties fo:margin-top="0in" fo:margin-bottom="0in" style:contextual-spacing="false"/>
      <style:text-properties fo:font-size="6pt" style:font-size-asian="5.25pt" style:font-size-complex="6pt"/>
    </style:style>
    <style:style style:name="P218" style:family="paragraph" style:parent-style-name="Text_20_body" style:list-style-name="L106">
      <style:text-properties fo:font-size="6pt" style:font-size-asian="5.25pt" style:font-size-complex="6pt"/>
    </style:style>
    <style:style style:name="P219" style:family="paragraph" style:parent-style-name="Text_20_body" style:list-style-name="L107">
      <style:paragraph-properties fo:margin-top="0in" fo:margin-bottom="0in" style:contextual-spacing="false"/>
      <style:text-properties fo:font-size="6pt" style:font-size-asian="5.25pt" style:font-size-complex="6pt"/>
    </style:style>
    <style:style style:name="P220" style:family="paragraph" style:parent-style-name="Text_20_body" style:list-style-name="L107">
      <style:text-properties fo:font-size="6pt" style:font-size-asian="5.25pt" style:font-size-complex="6pt"/>
    </style:style>
    <style:style style:name="P221" style:family="paragraph" style:parent-style-name="Text_20_body" style:list-style-name="L108">
      <style:paragraph-properties fo:margin-top="0in" fo:margin-bottom="0in" style:contextual-spacing="false"/>
      <style:text-properties fo:font-size="6pt" style:font-size-asian="5.25pt" style:font-size-complex="6pt"/>
    </style:style>
    <style:style style:name="P222" style:family="paragraph" style:parent-style-name="Text_20_body" style:list-style-name="L108">
      <style:text-properties fo:font-size="6pt" style:font-size-asian="5.25pt" style:font-size-complex="6pt"/>
    </style:style>
    <style:style style:name="P223" style:family="paragraph" style:parent-style-name="Text_20_body" style:list-style-name="L109">
      <style:paragraph-properties fo:margin-top="0in" fo:margin-bottom="0in" style:contextual-spacing="false"/>
      <style:text-properties fo:font-size="6pt" style:font-size-asian="5.25pt" style:font-size-complex="6pt"/>
    </style:style>
    <style:style style:name="P224" style:family="paragraph" style:parent-style-name="Text_20_body" style:list-style-name="L109">
      <style:text-properties fo:font-size="6pt" style:font-size-asian="5.25pt" style:font-size-complex="6pt"/>
    </style:style>
    <style:style style:name="P225" style:family="paragraph" style:parent-style-name="Text_20_body" style:list-style-name="L110">
      <style:paragraph-properties fo:margin-top="0in" fo:margin-bottom="0in" style:contextual-spacing="false"/>
      <style:text-properties fo:font-size="6pt" style:font-size-asian="5.25pt" style:font-size-complex="6pt"/>
    </style:style>
    <style:style style:name="P226" style:family="paragraph" style:parent-style-name="Text_20_body" style:list-style-name="L110">
      <style:text-properties fo:font-size="6pt" style:font-size-asian="5.25pt" style:font-size-complex="6pt"/>
    </style:style>
    <style:style style:name="P227" style:family="paragraph" style:parent-style-name="Text_20_body" style:list-style-name="L111">
      <style:paragraph-properties fo:margin-top="0in" fo:margin-bottom="0in" style:contextual-spacing="false"/>
      <style:text-properties fo:font-size="6pt" style:font-size-asian="5.25pt" style:font-size-complex="6pt"/>
    </style:style>
    <style:style style:name="P228" style:family="paragraph" style:parent-style-name="Text_20_body" style:list-style-name="L111">
      <style:text-properties fo:font-size="6pt" style:font-size-asian="5.25pt" style:font-size-complex="6pt"/>
    </style:style>
    <style:style style:name="P229" style:family="paragraph" style:parent-style-name="Text_20_body" style:list-style-name="L112">
      <style:paragraph-properties fo:margin-top="0in" fo:margin-bottom="0in" style:contextual-spacing="false"/>
      <style:text-properties fo:font-size="6pt" style:font-size-asian="5.25pt" style:font-size-complex="6pt"/>
    </style:style>
    <style:style style:name="P230" style:family="paragraph" style:parent-style-name="Text_20_body" style:list-style-name="L112">
      <style:text-properties fo:font-size="6pt" style:font-size-asian="5.25pt" style:font-size-complex="6pt"/>
    </style:style>
    <style:style style:name="P231" style:family="paragraph" style:parent-style-name="Text_20_body" style:list-style-name="L113">
      <style:text-properties fo:font-size="6pt" style:font-size-asian="5.25pt" style:font-size-complex="6pt"/>
    </style:style>
    <style:style style:name="P232" style:family="paragraph" style:parent-style-name="Text_20_body" style:list-style-name="L113">
      <style:paragraph-properties fo:margin-top="0in" fo:margin-bottom="0in" style:contextual-spacing="false"/>
      <style:text-properties fo:font-size="6pt" style:font-size-asian="5.25pt" style:font-size-complex="6pt"/>
    </style:style>
    <style:style style:name="P233" style:family="paragraph" style:parent-style-name="Text_20_body" style:list-style-name="L114">
      <style:paragraph-properties fo:margin-top="0in" fo:margin-bottom="0in" style:contextual-spacing="false"/>
      <style:text-properties fo:font-size="6pt" style:font-size-asian="5.25pt" style:font-size-complex="6pt"/>
    </style:style>
    <style:style style:name="P234" style:family="paragraph" style:parent-style-name="Text_20_body" style:list-style-name="L114">
      <style:text-properties fo:font-size="6pt" style:font-size-asian="5.25pt" style:font-size-complex="6pt"/>
    </style:style>
    <style:style style:name="P235" style:family="paragraph" style:parent-style-name="Text_20_body" style:list-style-name="L115">
      <style:paragraph-properties fo:margin-top="0in" fo:margin-bottom="0in" style:contextual-spacing="false"/>
      <style:text-properties fo:font-size="6pt" style:font-size-asian="5.25pt" style:font-size-complex="6pt"/>
    </style:style>
    <style:style style:name="P236" style:family="paragraph" style:parent-style-name="Text_20_body" style:list-style-name="L115">
      <style:text-properties fo:font-size="6pt" style:font-size-asian="5.25pt" style:font-size-complex="6pt"/>
    </style:style>
    <style:style style:name="P237" style:family="paragraph" style:parent-style-name="Text_20_body" style:list-style-name="L116">
      <style:paragraph-properties fo:margin-top="0in" fo:margin-bottom="0in" style:contextual-spacing="false"/>
      <style:text-properties fo:font-size="6pt" style:font-size-asian="5.25pt" style:font-size-complex="6pt"/>
    </style:style>
    <style:style style:name="P238" style:family="paragraph" style:parent-style-name="Text_20_body" style:list-style-name="L116">
      <style:text-properties fo:font-size="6pt" style:font-size-asian="5.25pt" style:font-size-complex="6pt"/>
    </style:style>
    <style:style style:name="P239" style:family="paragraph" style:parent-style-name="Text_20_body" style:list-style-name="L117">
      <style:paragraph-properties fo:margin-top="0in" fo:margin-bottom="0in" style:contextual-spacing="false"/>
      <style:text-properties fo:font-size="6pt" style:font-size-asian="5.25pt" style:font-size-complex="6pt"/>
    </style:style>
    <style:style style:name="P240" style:family="paragraph" style:parent-style-name="Text_20_body" style:list-style-name="L117">
      <style:text-properties fo:font-size="6pt" style:font-size-asian="5.25pt" style:font-size-complex="6pt"/>
    </style:style>
    <style:style style:name="P241" style:family="paragraph" style:parent-style-name="Text_20_body" style:list-style-name="L118">
      <style:paragraph-properties fo:margin-top="0in" fo:margin-bottom="0in" style:contextual-spacing="false"/>
      <style:text-properties fo:font-size="6pt" style:font-size-asian="5.25pt" style:font-size-complex="6pt"/>
    </style:style>
    <style:style style:name="P242" style:family="paragraph" style:parent-style-name="Text_20_body" style:list-style-name="L118">
      <style:text-properties fo:font-size="6pt" style:font-size-asian="5.25pt" style:font-size-complex="6pt"/>
    </style:style>
    <style:style style:name="P243" style:family="paragraph" style:parent-style-name="Text_20_body" style:list-style-name="L119">
      <style:paragraph-properties fo:margin-top="0in" fo:margin-bottom="0in" style:contextual-spacing="false"/>
      <style:text-properties fo:font-size="6pt" style:font-size-asian="5.25pt" style:font-size-complex="6pt"/>
    </style:style>
    <style:style style:name="P244" style:family="paragraph" style:parent-style-name="Text_20_body" style:list-style-name="L119">
      <style:text-properties fo:font-size="6pt" style:font-size-asian="5.25pt" style:font-size-complex="6pt"/>
    </style:style>
    <style:style style:name="P245" style:family="paragraph" style:parent-style-name="Text_20_body" style:list-style-name="L120">
      <style:paragraph-properties fo:margin-top="0in" fo:margin-bottom="0in" style:contextual-spacing="false"/>
      <style:text-properties fo:font-size="6pt" style:font-size-asian="5.25pt" style:font-size-complex="6pt"/>
    </style:style>
    <style:style style:name="P246" style:family="paragraph" style:parent-style-name="Text_20_body" style:list-style-name="L120">
      <style:text-properties fo:font-size="6pt" style:font-size-asian="5.25pt" style:font-size-complex="6pt"/>
    </style:style>
    <style:style style:name="P247" style:family="paragraph" style:parent-style-name="Text_20_body" style:list-style-name="L121">
      <style:paragraph-properties fo:margin-top="0in" fo:margin-bottom="0in" style:contextual-spacing="false"/>
      <style:text-properties fo:font-size="6pt" style:font-size-asian="5.25pt" style:font-size-complex="6pt"/>
    </style:style>
    <style:style style:name="P248" style:family="paragraph" style:parent-style-name="Text_20_body" style:list-style-name="L121">
      <style:text-properties fo:font-size="6pt" style:font-size-asian="5.25pt" style:font-size-complex="6pt"/>
    </style:style>
    <style:style style:name="P249" style:family="paragraph" style:parent-style-name="Text_20_body" style:list-style-name="L122">
      <style:paragraph-properties fo:margin-top="0in" fo:margin-bottom="0in" style:contextual-spacing="false"/>
      <style:text-properties fo:font-size="6pt" style:font-size-asian="5.25pt" style:font-size-complex="6pt"/>
    </style:style>
    <style:style style:name="P250" style:family="paragraph" style:parent-style-name="Text_20_body" style:list-style-name="L122">
      <style:text-properties fo:font-size="6pt" style:font-size-asian="5.25pt" style:font-size-complex="6pt"/>
    </style:style>
    <style:style style:name="P251" style:family="paragraph" style:parent-style-name="Text_20_body" style:list-style-name="L123">
      <style:paragraph-properties fo:margin-top="0in" fo:margin-bottom="0in" style:contextual-spacing="false"/>
      <style:text-properties fo:font-size="6pt" style:font-size-asian="5.25pt" style:font-size-complex="6pt"/>
    </style:style>
    <style:style style:name="P252" style:family="paragraph" style:parent-style-name="Text_20_body" style:list-style-name="L123">
      <style:text-properties fo:font-size="6pt" style:font-size-asian="5.25pt" style:font-size-complex="6pt"/>
    </style:style>
    <style:style style:name="P253" style:family="paragraph" style:parent-style-name="Text_20_body" style:list-style-name="L124">
      <style:paragraph-properties fo:margin-top="0in" fo:margin-bottom="0in" style:contextual-spacing="false"/>
      <style:text-properties fo:font-size="6pt" style:font-size-asian="5.25pt" style:font-size-complex="6pt"/>
    </style:style>
    <style:style style:name="P254" style:family="paragraph" style:parent-style-name="Text_20_body" style:list-style-name="L124">
      <style:text-properties fo:font-size="6pt" style:font-size-asian="5.25pt" style:font-size-complex="6pt"/>
    </style:style>
    <style:style style:name="P255" style:family="paragraph" style:parent-style-name="Text_20_body" style:list-style-name="L125">
      <style:paragraph-properties fo:margin-top="0in" fo:margin-bottom="0in" style:contextual-spacing="false"/>
      <style:text-properties fo:font-size="6pt" style:font-size-asian="5.25pt" style:font-size-complex="6pt"/>
    </style:style>
    <style:style style:name="P256" style:family="paragraph" style:parent-style-name="Text_20_body" style:list-style-name="L125">
      <style:text-properties fo:font-size="6pt" style:font-size-asian="5.25pt" style:font-size-complex="6pt"/>
    </style:style>
    <style:style style:name="P257" style:family="paragraph" style:parent-style-name="Text_20_body" style:list-style-name="L126">
      <style:paragraph-properties fo:margin-top="0in" fo:margin-bottom="0in" style:contextual-spacing="false"/>
      <style:text-properties fo:font-size="6pt" style:font-size-asian="5.25pt" style:font-size-complex="6pt"/>
    </style:style>
    <style:style style:name="P258" style:family="paragraph" style:parent-style-name="Text_20_body" style:list-style-name="L126">
      <style:text-properties fo:font-size="6pt" style:font-size-asian="5.25pt" style:font-size-complex="6pt"/>
    </style:style>
    <style:style style:name="P259" style:family="paragraph" style:parent-style-name="Text_20_body" style:list-style-name="L127">
      <style:paragraph-properties fo:margin-top="0in" fo:margin-bottom="0in" style:contextual-spacing="false"/>
      <style:text-properties fo:font-size="6pt" style:font-size-asian="5.25pt" style:font-size-complex="6pt"/>
    </style:style>
    <style:style style:name="P260" style:family="paragraph" style:parent-style-name="Text_20_body" style:list-style-name="L127">
      <style:text-properties fo:font-size="6pt" style:font-size-asian="5.25pt" style:font-size-complex="6pt"/>
    </style:style>
    <style:style style:name="P261" style:family="paragraph" style:parent-style-name="Text_20_body" style:list-style-name="L128">
      <style:paragraph-properties fo:margin-top="0in" fo:margin-bottom="0in" style:contextual-spacing="false"/>
      <style:text-properties fo:font-size="6pt" style:font-size-asian="5.25pt" style:font-size-complex="6pt"/>
    </style:style>
    <style:style style:name="P262" style:family="paragraph" style:parent-style-name="Text_20_body" style:list-style-name="L128">
      <style:text-properties fo:font-size="6pt" style:font-size-asian="5.25pt" style:font-size-complex="6pt"/>
    </style:style>
    <style:style style:name="P263" style:family="paragraph" style:parent-style-name="Text_20_body" style:list-style-name="L129">
      <style:paragraph-properties fo:margin-top="0in" fo:margin-bottom="0in" style:contextual-spacing="false"/>
      <style:text-properties fo:font-size="6pt" style:font-size-asian="5.25pt" style:font-size-complex="6pt"/>
    </style:style>
    <style:style style:name="P264" style:family="paragraph" style:parent-style-name="Text_20_body" style:list-style-name="L129">
      <style:text-properties fo:font-size="6pt" style:font-size-asian="5.25pt" style:font-size-complex="6pt"/>
    </style:style>
    <style:style style:name="P265" style:family="paragraph" style:parent-style-name="Text_20_body" style:list-style-name="L130">
      <style:paragraph-properties fo:margin-top="0in" fo:margin-bottom="0in" style:contextual-spacing="false"/>
      <style:text-properties fo:font-size="6pt" style:font-size-asian="5.25pt" style:font-size-complex="6pt"/>
    </style:style>
    <style:style style:name="P266" style:family="paragraph" style:parent-style-name="Text_20_body" style:list-style-name="L130">
      <style:text-properties fo:font-size="6pt" style:font-size-asian="5.25pt" style:font-size-complex="6pt"/>
    </style:style>
    <style:style style:name="P267" style:family="paragraph" style:parent-style-name="Text_20_body" style:list-style-name="L131">
      <style:paragraph-properties fo:margin-top="0in" fo:margin-bottom="0in" style:contextual-spacing="false"/>
      <style:text-properties fo:font-size="6pt" style:font-size-asian="5.25pt" style:font-size-complex="6pt"/>
    </style:style>
    <style:style style:name="P268" style:family="paragraph" style:parent-style-name="Text_20_body" style:list-style-name="L131">
      <style:text-properties fo:font-size="6pt" style:font-size-asian="5.25pt" style:font-size-complex="6pt"/>
    </style:style>
    <style:style style:name="P269" style:family="paragraph" style:parent-style-name="Text_20_body" style:list-style-name="L132">
      <style:paragraph-properties fo:margin-top="0in" fo:margin-bottom="0in" style:contextual-spacing="false"/>
      <style:text-properties fo:font-size="6pt" style:font-size-asian="5.25pt" style:font-size-complex="6pt"/>
    </style:style>
    <style:style style:name="P270" style:family="paragraph" style:parent-style-name="Text_20_body" style:list-style-name="L132">
      <style:text-properties fo:font-size="6pt" style:font-size-asian="5.25pt" style:font-size-complex="6pt"/>
    </style:style>
    <style:style style:name="P271" style:family="paragraph" style:parent-style-name="Text_20_body" style:list-style-name="L133">
      <style:paragraph-properties fo:margin-top="0in" fo:margin-bottom="0in" style:contextual-spacing="false"/>
      <style:text-properties fo:font-size="6pt" style:font-size-asian="5.25pt" style:font-size-complex="6pt"/>
    </style:style>
    <style:style style:name="P272" style:family="paragraph" style:parent-style-name="Text_20_body" style:list-style-name="L133">
      <style:text-properties fo:font-size="6pt" style:font-size-asian="5.25pt" style:font-size-complex="6pt"/>
    </style:style>
    <style:style style:name="P273" style:family="paragraph" style:parent-style-name="Text_20_body" style:list-style-name="L134">
      <style:paragraph-properties fo:margin-top="0in" fo:margin-bottom="0in" style:contextual-spacing="false"/>
      <style:text-properties fo:font-size="6pt" style:font-size-asian="5.25pt" style:font-size-complex="6pt"/>
    </style:style>
    <style:style style:name="P274" style:family="paragraph" style:parent-style-name="Text_20_body" style:list-style-name="L134">
      <style:text-properties fo:font-size="6pt" style:font-size-asian="5.25pt" style:font-size-complex="6pt"/>
    </style:style>
    <style:style style:name="P275" style:family="paragraph" style:parent-style-name="Text_20_body" style:list-style-name="L135">
      <style:paragraph-properties fo:margin-top="0in" fo:margin-bottom="0in" style:contextual-spacing="false"/>
      <style:text-properties fo:font-size="6pt" style:font-size-asian="5.25pt" style:font-size-complex="6pt"/>
    </style:style>
    <style:style style:name="P276" style:family="paragraph" style:parent-style-name="Text_20_body" style:list-style-name="L135">
      <style:text-properties fo:font-size="6pt" style:font-size-asian="5.25pt" style:font-size-complex="6pt"/>
    </style:style>
    <style:style style:name="P277" style:family="paragraph" style:parent-style-name="Text_20_body" style:list-style-name="L136">
      <style:paragraph-properties fo:margin-top="0in" fo:margin-bottom="0in" style:contextual-spacing="false"/>
      <style:text-properties fo:font-size="6pt" style:font-size-asian="5.25pt" style:font-size-complex="6pt"/>
    </style:style>
    <style:style style:name="P278" style:family="paragraph" style:parent-style-name="Text_20_body" style:list-style-name="L136">
      <style:text-properties fo:font-size="6pt" style:font-size-asian="5.25pt" style:font-size-complex="6pt"/>
    </style:style>
    <style:style style:name="P279" style:family="paragraph" style:parent-style-name="Text_20_body" style:list-style-name="L137">
      <style:paragraph-properties fo:margin-top="0in" fo:margin-bottom="0in" style:contextual-spacing="false"/>
      <style:text-properties fo:font-size="6pt" style:font-size-asian="5.25pt" style:font-size-complex="6pt"/>
    </style:style>
    <style:style style:name="P280" style:family="paragraph" style:parent-style-name="Text_20_body" style:list-style-name="L137">
      <style:text-properties fo:font-size="6pt" style:font-size-asian="5.25pt" style:font-size-complex="6pt"/>
    </style:style>
    <style:style style:name="P281" style:family="paragraph" style:parent-style-name="Text_20_body" style:list-style-name="L138">
      <style:paragraph-properties fo:margin-top="0in" fo:margin-bottom="0in" style:contextual-spacing="false"/>
      <style:text-properties fo:font-size="6pt" style:font-size-asian="5.25pt" style:font-size-complex="6pt"/>
    </style:style>
    <style:style style:name="P282" style:family="paragraph" style:parent-style-name="Text_20_body" style:list-style-name="L138">
      <style:text-properties fo:font-size="6pt" style:font-size-asian="5.25pt" style:font-size-complex="6pt"/>
    </style:style>
    <style:style style:name="P283" style:family="paragraph" style:parent-style-name="Text_20_body" style:list-style-name="L139">
      <style:paragraph-properties fo:margin-top="0in" fo:margin-bottom="0in" style:contextual-spacing="false"/>
      <style:text-properties fo:font-size="6pt" style:font-size-asian="5.25pt" style:font-size-complex="6pt"/>
    </style:style>
    <style:style style:name="P284" style:family="paragraph" style:parent-style-name="Text_20_body" style:list-style-name="L139">
      <style:text-properties fo:font-size="6pt" style:font-size-asian="5.25pt" style:font-size-complex="6pt"/>
    </style:style>
    <style:style style:name="P285" style:family="paragraph" style:parent-style-name="Text_20_body" style:list-style-name="L140">
      <style:paragraph-properties fo:margin-top="0in" fo:margin-bottom="0in" style:contextual-spacing="false"/>
      <style:text-properties fo:font-size="6pt" style:font-size-asian="5.25pt" style:font-size-complex="6pt"/>
    </style:style>
    <style:style style:name="P286" style:family="paragraph" style:parent-style-name="Text_20_body" style:list-style-name="L140">
      <style:text-properties fo:font-size="6pt" style:font-size-asian="5.25pt" style:font-size-complex="6pt"/>
    </style:style>
    <style:style style:name="P287" style:family="paragraph" style:parent-style-name="Text_20_body" style:list-style-name="L141">
      <style:paragraph-properties fo:margin-top="0in" fo:margin-bottom="0in" style:contextual-spacing="false"/>
      <style:text-properties fo:font-size="6pt" style:font-size-asian="5.25pt" style:font-size-complex="6pt"/>
    </style:style>
    <style:style style:name="P288" style:family="paragraph" style:parent-style-name="Text_20_body" style:list-style-name="L141">
      <style:text-properties fo:font-size="6pt" style:font-size-asian="5.25pt" style:font-size-complex="6pt"/>
    </style:style>
    <style:style style:name="P289" style:family="paragraph" style:parent-style-name="Text_20_body" style:list-style-name="L142">
      <style:paragraph-properties fo:margin-top="0in" fo:margin-bottom="0in" style:contextual-spacing="false"/>
      <style:text-properties fo:font-size="6pt" style:font-size-asian="5.25pt" style:font-size-complex="6pt"/>
    </style:style>
    <style:style style:name="P290" style:family="paragraph" style:parent-style-name="Text_20_body" style:list-style-name="L142">
      <style:text-properties fo:font-size="6pt" style:font-size-asian="5.25pt" style:font-size-complex="6pt"/>
    </style:style>
    <style:style style:name="P291" style:family="paragraph" style:parent-style-name="Text_20_body" style:list-style-name="L143">
      <style:paragraph-properties fo:margin-top="0in" fo:margin-bottom="0in" style:contextual-spacing="false"/>
      <style:text-properties fo:font-size="6pt" style:font-size-asian="5.25pt" style:font-size-complex="6pt"/>
    </style:style>
    <style:style style:name="P292" style:family="paragraph" style:parent-style-name="Text_20_body" style:list-style-name="L143">
      <style:text-properties fo:font-size="6pt" style:font-size-asian="5.25pt" style:font-size-complex="6pt"/>
    </style:style>
    <style:style style:name="P293" style:family="paragraph" style:parent-style-name="Text_20_body" style:list-style-name="L144">
      <style:paragraph-properties fo:margin-top="0in" fo:margin-bottom="0in" style:contextual-spacing="false"/>
      <style:text-properties fo:font-size="6pt" style:font-size-asian="5.25pt" style:font-size-complex="6pt"/>
    </style:style>
    <style:style style:name="P294" style:family="paragraph" style:parent-style-name="Text_20_body" style:list-style-name="L144">
      <style:text-properties fo:font-size="6pt" style:font-size-asian="5.25pt" style:font-size-complex="6pt"/>
    </style:style>
    <style:style style:name="P295" style:family="paragraph" style:parent-style-name="Text_20_body" style:list-style-name="L145">
      <style:paragraph-properties fo:margin-top="0in" fo:margin-bottom="0in" style:contextual-spacing="false"/>
      <style:text-properties fo:font-size="6pt" style:font-size-asian="5.25pt" style:font-size-complex="6pt"/>
    </style:style>
    <style:style style:name="P296" style:family="paragraph" style:parent-style-name="Text_20_body" style:list-style-name="L145">
      <style:text-properties fo:font-size="6pt" style:font-size-asian="5.25pt" style:font-size-complex="6pt"/>
    </style:style>
    <style:style style:name="P297" style:family="paragraph" style:parent-style-name="Text_20_body" style:list-style-name="L146">
      <style:paragraph-properties fo:margin-top="0in" fo:margin-bottom="0in" style:contextual-spacing="false"/>
      <style:text-properties fo:font-size="6pt" style:font-size-asian="5.25pt" style:font-size-complex="6pt"/>
    </style:style>
    <style:style style:name="P298" style:family="paragraph" style:parent-style-name="Text_20_body" style:list-style-name="L146">
      <style:text-properties fo:font-size="6pt" style:font-size-asian="5.25pt" style:font-size-complex="6pt"/>
    </style:style>
    <style:style style:name="P299" style:family="paragraph" style:parent-style-name="Text_20_body" style:list-style-name="L147">
      <style:paragraph-properties fo:margin-top="0in" fo:margin-bottom="0in" style:contextual-spacing="false"/>
      <style:text-properties fo:font-size="6pt" style:font-size-asian="5.25pt" style:font-size-complex="6pt"/>
    </style:style>
    <style:style style:name="P300" style:family="paragraph" style:parent-style-name="Text_20_body" style:list-style-name="L147">
      <style:text-properties fo:font-size="6pt" style:font-size-asian="5.25pt" style:font-size-complex="6pt"/>
    </style:style>
    <style:style style:name="P301" style:family="paragraph" style:parent-style-name="Text_20_body" style:list-style-name="L148">
      <style:paragraph-properties fo:margin-top="0in" fo:margin-bottom="0in" style:contextual-spacing="false"/>
      <style:text-properties fo:font-size="6pt" style:font-size-asian="5.25pt" style:font-size-complex="6pt"/>
    </style:style>
    <style:style style:name="P302" style:family="paragraph" style:parent-style-name="Text_20_body" style:list-style-name="L148">
      <style:text-properties fo:font-size="6pt" style:font-size-asian="5.25pt" style:font-size-complex="6pt"/>
    </style:style>
    <style:style style:name="P303" style:family="paragraph" style:parent-style-name="Text_20_body" style:list-style-name="L149">
      <style:paragraph-properties fo:margin-top="0in" fo:margin-bottom="0in" style:contextual-spacing="false"/>
      <style:text-properties fo:font-size="6pt" style:font-size-asian="5.25pt" style:font-size-complex="6pt"/>
    </style:style>
    <style:style style:name="P304" style:family="paragraph" style:parent-style-name="Text_20_body" style:list-style-name="L149">
      <style:text-properties fo:font-size="6pt" style:font-size-asian="5.25pt" style:font-size-complex="6pt"/>
    </style:style>
    <style:style style:name="P305" style:family="paragraph" style:parent-style-name="Text_20_body" style:list-style-name="L150">
      <style:paragraph-properties fo:margin-top="0in" fo:margin-bottom="0in" style:contextual-spacing="false"/>
      <style:text-properties fo:font-size="6pt" style:font-size-asian="5.25pt" style:font-size-complex="6pt"/>
    </style:style>
    <style:style style:name="P306" style:family="paragraph" style:parent-style-name="Text_20_body" style:list-style-name="L150">
      <style:text-properties fo:font-size="6pt" style:font-size-asian="5.25pt" style:font-size-complex="6pt"/>
    </style:style>
    <style:style style:name="P307" style:family="paragraph" style:parent-style-name="Text_20_body" style:list-style-name="L151">
      <style:paragraph-properties fo:margin-top="0in" fo:margin-bottom="0in" style:contextual-spacing="false"/>
      <style:text-properties fo:font-size="6pt" style:font-size-asian="5.25pt" style:font-size-complex="6pt"/>
    </style:style>
    <style:style style:name="P308" style:family="paragraph" style:parent-style-name="Text_20_body" style:list-style-name="L151">
      <style:text-properties fo:font-size="6pt" style:font-size-asian="5.25pt" style:font-size-complex="6pt"/>
    </style:style>
    <style:style style:name="P309" style:family="paragraph" style:parent-style-name="Text_20_body" style:list-style-name="L152">
      <style:paragraph-properties fo:margin-top="0in" fo:margin-bottom="0in" style:contextual-spacing="false"/>
      <style:text-properties fo:font-size="6pt" style:font-size-asian="5.25pt" style:font-size-complex="6pt"/>
    </style:style>
    <style:style style:name="P310" style:family="paragraph" style:parent-style-name="Text_20_body" style:list-style-name="L152">
      <style:text-properties fo:font-size="6pt" style:font-size-asian="5.25pt" style:font-size-complex="6pt"/>
    </style:style>
    <style:style style:name="P311" style:family="paragraph" style:parent-style-name="Text_20_body" style:list-style-name="L153">
      <style:paragraph-properties fo:margin-top="0in" fo:margin-bottom="0in" style:contextual-spacing="false"/>
      <style:text-properties fo:font-size="6pt" style:font-size-asian="5.25pt" style:font-size-complex="6pt"/>
    </style:style>
    <style:style style:name="P312" style:family="paragraph" style:parent-style-name="Text_20_body" style:list-style-name="L153">
      <style:text-properties fo:font-size="6pt" style:font-size-asian="5.25pt" style:font-size-complex="6pt"/>
    </style:style>
    <style:style style:name="P313" style:family="paragraph" style:parent-style-name="Text_20_body" style:list-style-name="L154">
      <style:paragraph-properties fo:margin-top="0in" fo:margin-bottom="0in" style:contextual-spacing="false"/>
      <style:text-properties fo:font-size="6pt" style:font-size-asian="5.25pt" style:font-size-complex="6pt"/>
    </style:style>
    <style:style style:name="P314" style:family="paragraph" style:parent-style-name="Text_20_body" style:list-style-name="L154">
      <style:text-properties fo:font-size="6pt" style:font-size-asian="5.25pt" style:font-size-complex="6pt"/>
    </style:style>
    <style:style style:name="P315" style:family="paragraph" style:parent-style-name="Text_20_body" style:list-style-name="L155">
      <style:paragraph-properties fo:margin-top="0in" fo:margin-bottom="0in" style:contextual-spacing="false"/>
      <style:text-properties fo:font-size="6pt" style:font-size-asian="5.25pt" style:font-size-complex="6pt"/>
    </style:style>
    <style:style style:name="P316" style:family="paragraph" style:parent-style-name="Text_20_body" style:list-style-name="L155">
      <style:text-properties fo:font-size="6pt" style:font-size-asian="5.25pt" style:font-size-complex="6pt"/>
    </style:style>
    <style:style style:name="P317" style:family="paragraph" style:parent-style-name="Text_20_body" style:list-style-name="L156">
      <style:paragraph-properties fo:margin-top="0in" fo:margin-bottom="0in" style:contextual-spacing="false"/>
      <style:text-properties fo:font-size="6pt" style:font-size-asian="5.25pt" style:font-size-complex="6pt"/>
    </style:style>
    <style:style style:name="P318" style:family="paragraph" style:parent-style-name="Text_20_body" style:list-style-name="L156">
      <style:text-properties fo:font-size="6pt" style:font-size-asian="5.25pt" style:font-size-complex="6pt"/>
    </style:style>
    <style:style style:name="P319" style:family="paragraph" style:parent-style-name="Text_20_body" style:list-style-name="L157">
      <style:paragraph-properties fo:margin-top="0in" fo:margin-bottom="0in" style:contextual-spacing="false"/>
      <style:text-properties fo:font-size="6pt" style:font-size-asian="5.25pt" style:font-size-complex="6pt"/>
    </style:style>
    <style:style style:name="P320" style:family="paragraph" style:parent-style-name="Text_20_body" style:list-style-name="L157">
      <style:text-properties fo:font-size="6pt" style:font-size-asian="5.25pt" style:font-size-complex="6pt"/>
    </style:style>
    <style:style style:name="P321" style:family="paragraph" style:parent-style-name="Text_20_body" style:list-style-name="L158">
      <style:paragraph-properties fo:margin-top="0in" fo:margin-bottom="0in" style:contextual-spacing="false"/>
      <style:text-properties fo:font-size="6pt" style:font-size-asian="5.25pt" style:font-size-complex="6pt"/>
    </style:style>
    <style:style style:name="P322" style:family="paragraph" style:parent-style-name="Text_20_body" style:list-style-name="L158">
      <style:text-properties fo:font-size="6pt" style:font-size-asian="5.25pt" style:font-size-complex="6pt"/>
    </style:style>
    <style:style style:name="P323" style:family="paragraph" style:parent-style-name="Text_20_body" style:list-style-name="L159">
      <style:paragraph-properties fo:margin-top="0in" fo:margin-bottom="0in" style:contextual-spacing="false"/>
      <style:text-properties fo:font-size="6pt" style:font-size-asian="5.25pt" style:font-size-complex="6pt"/>
    </style:style>
    <style:style style:name="P324" style:family="paragraph" style:parent-style-name="Text_20_body" style:list-style-name="L159">
      <style:text-properties fo:font-size="6pt" style:font-size-asian="5.25pt" style:font-size-complex="6pt"/>
    </style:style>
    <style:style style:name="P325" style:family="paragraph" style:parent-style-name="Text_20_body" style:list-style-name="L160">
      <style:paragraph-properties fo:margin-top="0in" fo:margin-bottom="0in" style:contextual-spacing="false"/>
      <style:text-properties fo:font-size="6pt" style:font-size-asian="5.25pt" style:font-size-complex="6pt"/>
    </style:style>
    <style:style style:name="P326" style:family="paragraph" style:parent-style-name="Text_20_body" style:list-style-name="L160">
      <style:text-properties fo:font-size="6pt" style:font-size-asian="5.25pt" style:font-size-complex="6pt"/>
    </style:style>
    <style:style style:name="P327" style:family="paragraph" style:parent-style-name="Text_20_body" style:list-style-name="L161">
      <style:paragraph-properties fo:margin-top="0in" fo:margin-bottom="0in" style:contextual-spacing="false"/>
      <style:text-properties fo:font-size="6pt" style:font-size-asian="5.25pt" style:font-size-complex="6pt"/>
    </style:style>
    <style:style style:name="P328" style:family="paragraph" style:parent-style-name="Text_20_body" style:list-style-name="L161">
      <style:text-properties fo:font-size="6pt" style:font-size-asian="5.25pt" style:font-size-complex="6pt"/>
    </style:style>
    <style:style style:name="P329" style:family="paragraph" style:parent-style-name="Text_20_body" style:list-style-name="L162">
      <style:paragraph-properties fo:margin-top="0in" fo:margin-bottom="0in" style:contextual-spacing="false"/>
      <style:text-properties fo:font-size="6pt" style:font-size-asian="5.25pt" style:font-size-complex="6pt"/>
    </style:style>
    <style:style style:name="P330" style:family="paragraph" style:parent-style-name="Text_20_body" style:list-style-name="L162">
      <style:text-properties fo:font-size="6pt" style:font-size-asian="5.25pt" style:font-size-complex="6pt"/>
    </style:style>
    <style:style style:name="P331" style:family="paragraph" style:parent-style-name="Text_20_body" style:list-style-name="L163">
      <style:paragraph-properties fo:margin-top="0in" fo:margin-bottom="0in" style:contextual-spacing="false"/>
      <style:text-properties fo:font-size="6pt" style:font-size-asian="5.25pt" style:font-size-complex="6pt"/>
    </style:style>
    <style:style style:name="P332" style:family="paragraph" style:parent-style-name="Text_20_body" style:list-style-name="L163">
      <style:text-properties fo:font-size="6pt" style:font-size-asian="5.25pt" style:font-size-complex="6pt"/>
    </style:style>
    <style:style style:name="P333" style:family="paragraph" style:parent-style-name="Text_20_body" style:list-style-name="L164">
      <style:paragraph-properties fo:margin-top="0in" fo:margin-bottom="0in" style:contextual-spacing="false"/>
      <style:text-properties fo:font-size="6pt" style:font-size-asian="5.25pt" style:font-size-complex="6pt"/>
    </style:style>
    <style:style style:name="P334" style:family="paragraph" style:parent-style-name="Text_20_body" style:list-style-name="L164">
      <style:text-properties fo:font-size="6pt" style:font-size-asian="5.25pt" style:font-size-complex="6pt"/>
    </style:style>
    <style:style style:name="P335" style:family="paragraph" style:parent-style-name="Text_20_body" style:list-style-name="L165">
      <style:paragraph-properties fo:margin-top="0in" fo:margin-bottom="0in" style:contextual-spacing="false"/>
      <style:text-properties fo:font-size="6pt" style:font-size-asian="5.25pt" style:font-size-complex="6pt"/>
    </style:style>
    <style:style style:name="P336" style:family="paragraph" style:parent-style-name="Text_20_body" style:list-style-name="L165">
      <style:text-properties fo:font-size="6pt" style:font-size-asian="5.25pt" style:font-size-complex="6pt"/>
    </style:style>
    <style:style style:name="P337" style:family="paragraph" style:parent-style-name="Text_20_body" style:list-style-name="L166">
      <style:paragraph-properties fo:margin-top="0in" fo:margin-bottom="0in" style:contextual-spacing="false"/>
      <style:text-properties fo:font-size="6pt" style:font-size-asian="5.25pt" style:font-size-complex="6pt"/>
    </style:style>
    <style:style style:name="P338" style:family="paragraph" style:parent-style-name="Text_20_body" style:list-style-name="L166">
      <style:text-properties fo:font-size="6pt" style:font-size-asian="5.25pt" style:font-size-complex="6pt"/>
    </style:style>
    <style:style style:name="P339" style:family="paragraph" style:parent-style-name="Text_20_body" style:list-style-name="L167">
      <style:paragraph-properties fo:margin-top="0in" fo:margin-bottom="0in" style:contextual-spacing="false"/>
      <style:text-properties fo:font-size="6pt" style:font-size-asian="5.25pt" style:font-size-complex="6pt"/>
    </style:style>
    <style:style style:name="P340" style:family="paragraph" style:parent-style-name="Text_20_body" style:list-style-name="L167">
      <style:text-properties fo:font-size="6pt" style:font-size-asian="5.25pt" style:font-size-complex="6pt"/>
    </style:style>
    <style:style style:name="P341" style:family="paragraph" style:parent-style-name="Text_20_body" style:list-style-name="L168">
      <style:paragraph-properties fo:margin-top="0in" fo:margin-bottom="0in" style:contextual-spacing="false"/>
      <style:text-properties fo:font-size="6pt" style:font-size-asian="5.25pt" style:font-size-complex="6pt"/>
    </style:style>
    <style:style style:name="P342" style:family="paragraph" style:parent-style-name="Text_20_body" style:list-style-name="L168">
      <style:text-properties fo:font-size="6pt" style:font-size-asian="5.25pt" style:font-size-complex="6pt"/>
    </style:style>
    <style:style style:name="P343" style:family="paragraph" style:parent-style-name="Text_20_body" style:list-style-name="L169">
      <style:paragraph-properties fo:margin-top="0in" fo:margin-bottom="0in" style:contextual-spacing="false"/>
      <style:text-properties fo:font-size="6pt" style:font-size-asian="5.25pt" style:font-size-complex="6pt"/>
    </style:style>
    <style:style style:name="P344" style:family="paragraph" style:parent-style-name="Text_20_body" style:list-style-name="L169">
      <style:text-properties fo:font-size="6pt" style:font-size-asian="5.25pt" style:font-size-complex="6pt"/>
    </style:style>
    <style:style style:name="P345" style:family="paragraph" style:parent-style-name="Text_20_body" style:list-style-name="L170">
      <style:paragraph-properties fo:margin-top="0in" fo:margin-bottom="0in" style:contextual-spacing="false"/>
      <style:text-properties fo:font-size="6pt" style:font-size-asian="5.25pt" style:font-size-complex="6pt"/>
    </style:style>
    <style:style style:name="P346" style:family="paragraph" style:parent-style-name="Text_20_body" style:list-style-name="L170">
      <style:text-properties fo:font-size="6pt" style:font-size-asian="5.25pt" style:font-size-complex="6pt"/>
    </style:style>
    <style:style style:name="P347" style:family="paragraph" style:parent-style-name="Text_20_body" style:list-style-name="L171">
      <style:paragraph-properties fo:margin-top="0in" fo:margin-bottom="0in" style:contextual-spacing="false"/>
      <style:text-properties fo:font-size="6pt" style:font-size-asian="5.25pt" style:font-size-complex="6pt"/>
    </style:style>
    <style:style style:name="P348" style:family="paragraph" style:parent-style-name="Text_20_body" style:list-style-name="L171">
      <style:text-properties fo:font-size="6pt" style:font-size-asian="5.25pt" style:font-size-complex="6pt"/>
    </style:style>
    <style:style style:name="P349" style:family="paragraph" style:parent-style-name="Text_20_body" style:list-style-name="L172">
      <style:paragraph-properties fo:margin-top="0in" fo:margin-bottom="0in" style:contextual-spacing="false"/>
      <style:text-properties fo:font-size="6pt" style:font-size-asian="5.25pt" style:font-size-complex="6pt"/>
    </style:style>
    <style:style style:name="P350" style:family="paragraph" style:parent-style-name="Text_20_body" style:list-style-name="L172">
      <style:text-properties fo:font-size="6pt" style:font-size-asian="5.25pt" style:font-size-complex="6pt"/>
    </style:style>
    <style:style style:name="P351" style:family="paragraph" style:parent-style-name="Text_20_body" style:list-style-name="L173">
      <style:paragraph-properties fo:margin-top="0in" fo:margin-bottom="0in" style:contextual-spacing="false"/>
      <style:text-properties fo:font-size="6pt" style:font-size-asian="5.25pt" style:font-size-complex="6pt"/>
    </style:style>
    <style:style style:name="P352" style:family="paragraph" style:parent-style-name="Text_20_body" style:list-style-name="L173">
      <style:text-properties fo:font-size="6pt" style:font-size-asian="5.25pt" style:font-size-complex="6pt"/>
    </style:style>
    <style:style style:name="P353" style:family="paragraph" style:parent-style-name="Text_20_body" style:list-style-name="L174">
      <style:paragraph-properties fo:margin-top="0in" fo:margin-bottom="0in" style:contextual-spacing="false"/>
      <style:text-properties fo:font-size="6pt" style:font-size-asian="5.25pt" style:font-size-complex="6pt"/>
    </style:style>
    <style:style style:name="P354" style:family="paragraph" style:parent-style-name="Text_20_body" style:list-style-name="L174">
      <style:text-properties fo:font-size="6pt" style:font-size-asian="5.25pt" style:font-size-complex="6pt"/>
    </style:style>
    <style:style style:name="P355" style:family="paragraph" style:parent-style-name="Text_20_body" style:list-style-name="L175">
      <style:paragraph-properties fo:margin-top="0in" fo:margin-bottom="0in" style:contextual-spacing="false"/>
      <style:text-properties fo:font-size="6pt" style:font-size-asian="5.25pt" style:font-size-complex="6pt"/>
    </style:style>
    <style:style style:name="P356" style:family="paragraph" style:parent-style-name="Text_20_body" style:list-style-name="L175">
      <style:text-properties fo:font-size="6pt" style:font-size-asian="5.25pt" style:font-size-complex="6pt"/>
    </style:style>
    <style:style style:name="P357" style:family="paragraph" style:parent-style-name="Text_20_body" style:list-style-name="L176">
      <style:paragraph-properties fo:margin-top="0in" fo:margin-bottom="0in" style:contextual-spacing="false"/>
      <style:text-properties fo:font-size="6pt" style:font-size-asian="5.25pt" style:font-size-complex="6pt"/>
    </style:style>
    <style:style style:name="P358" style:family="paragraph" style:parent-style-name="Text_20_body" style:list-style-name="L176">
      <style:text-properties fo:font-size="6pt" style:font-size-asian="5.25pt" style:font-size-complex="6pt"/>
    </style:style>
    <style:style style:name="P359" style:family="paragraph" style:parent-style-name="Text_20_body" style:list-style-name="L177">
      <style:paragraph-properties fo:margin-top="0in" fo:margin-bottom="0in" style:contextual-spacing="false"/>
      <style:text-properties fo:font-size="6pt" style:font-size-asian="5.25pt" style:font-size-complex="6pt"/>
    </style:style>
    <style:style style:name="P360" style:family="paragraph" style:parent-style-name="Text_20_body" style:list-style-name="L177">
      <style:text-properties fo:font-size="6pt" style:font-size-asian="5.25pt" style:font-size-complex="6pt"/>
    </style:style>
    <style:style style:name="P361" style:family="paragraph" style:parent-style-name="Text_20_body" style:list-style-name="L178">
      <style:paragraph-properties fo:margin-top="0in" fo:margin-bottom="0in" style:contextual-spacing="false"/>
      <style:text-properties fo:font-size="6pt" style:font-size-asian="5.25pt" style:font-size-complex="6pt"/>
    </style:style>
    <style:style style:name="P362" style:family="paragraph" style:parent-style-name="Text_20_body" style:list-style-name="L178">
      <style:text-properties fo:font-size="6pt" style:font-size-asian="5.25pt" style:font-size-complex="6pt"/>
    </style:style>
    <style:style style:name="P363" style:family="paragraph" style:parent-style-name="Text_20_body" style:list-style-name="L179">
      <style:paragraph-properties fo:margin-top="0in" fo:margin-bottom="0in" style:contextual-spacing="false"/>
      <style:text-properties fo:font-size="6pt" style:font-size-asian="5.25pt" style:font-size-complex="6pt"/>
    </style:style>
    <style:style style:name="P364" style:family="paragraph" style:parent-style-name="Text_20_body" style:list-style-name="L179">
      <style:text-properties fo:font-size="6pt" style:font-size-asian="5.25pt" style:font-size-complex="6pt"/>
    </style:style>
    <style:style style:name="P365" style:family="paragraph" style:parent-style-name="Text_20_body" style:list-style-name="L180">
      <style:paragraph-properties fo:margin-top="0in" fo:margin-bottom="0in" style:contextual-spacing="false"/>
      <style:text-properties fo:font-size="6pt" style:font-size-asian="5.25pt" style:font-size-complex="6pt"/>
    </style:style>
    <style:style style:name="P366" style:family="paragraph" style:parent-style-name="Text_20_body" style:list-style-name="L180">
      <style:text-properties fo:font-size="6pt" style:font-size-asian="5.25pt" style:font-size-complex="6pt"/>
    </style:style>
    <style:style style:name="P367" style:family="paragraph" style:parent-style-name="Text_20_body" style:list-style-name="L181">
      <style:paragraph-properties fo:margin-top="0in" fo:margin-bottom="0in" style:contextual-spacing="false"/>
      <style:text-properties fo:font-size="6pt" style:font-size-asian="5.25pt" style:font-size-complex="6pt"/>
    </style:style>
    <style:style style:name="P368" style:family="paragraph" style:parent-style-name="Text_20_body" style:list-style-name="L181">
      <style:text-properties fo:font-size="6pt" style:font-size-asian="5.25pt" style:font-size-complex="6pt"/>
    </style:style>
    <style:style style:name="P369" style:family="paragraph" style:parent-style-name="Text_20_body" style:list-style-name="L182">
      <style:paragraph-properties fo:margin-top="0in" fo:margin-bottom="0in" style:contextual-spacing="false"/>
      <style:text-properties fo:font-size="6pt" style:font-size-asian="5.25pt" style:font-size-complex="6pt"/>
    </style:style>
    <style:style style:name="P370" style:family="paragraph" style:parent-style-name="Text_20_body" style:list-style-name="L182">
      <style:text-properties fo:font-size="6pt" style:font-size-asian="5.25pt" style:font-size-complex="6pt"/>
    </style:style>
    <style:style style:name="P371" style:family="paragraph" style:parent-style-name="Text_20_body" style:list-style-name="L183">
      <style:paragraph-properties fo:margin-top="0in" fo:margin-bottom="0in" style:contextual-spacing="false"/>
      <style:text-properties fo:font-size="6pt" style:font-size-asian="5.25pt" style:font-size-complex="6pt"/>
    </style:style>
    <style:style style:name="P372" style:family="paragraph" style:parent-style-name="Text_20_body" style:list-style-name="L183">
      <style:text-properties fo:font-size="6pt" style:font-size-asian="5.25pt" style:font-size-complex="6pt"/>
    </style:style>
    <style:style style:name="P373" style:family="paragraph" style:parent-style-name="Text_20_body" style:list-style-name="L184">
      <style:paragraph-properties fo:margin-top="0in" fo:margin-bottom="0in" style:contextual-spacing="false"/>
      <style:text-properties fo:font-size="6pt" style:font-size-asian="5.25pt" style:font-size-complex="6pt"/>
    </style:style>
    <style:style style:name="P374" style:family="paragraph" style:parent-style-name="Text_20_body" style:list-style-name="L184">
      <style:text-properties fo:font-size="6pt" style:font-size-asian="5.25pt" style:font-size-complex="6pt"/>
    </style:style>
    <style:style style:name="P375" style:family="paragraph" style:parent-style-name="Text_20_body" style:list-style-name="L185">
      <style:paragraph-properties fo:margin-top="0in" fo:margin-bottom="0in" style:contextual-spacing="false"/>
      <style:text-properties fo:font-size="6pt" style:font-size-asian="5.25pt" style:font-size-complex="6pt"/>
    </style:style>
    <style:style style:name="P376" style:family="paragraph" style:parent-style-name="Text_20_body" style:list-style-name="L185">
      <style:text-properties fo:font-size="6pt" style:font-size-asian="5.25pt" style:font-size-complex="6pt"/>
    </style:style>
    <style:style style:name="P377" style:family="paragraph" style:parent-style-name="Text_20_body" style:list-style-name="L186">
      <style:paragraph-properties fo:margin-top="0in" fo:margin-bottom="0in" style:contextual-spacing="false"/>
      <style:text-properties fo:font-size="6pt" style:font-size-asian="5.25pt" style:font-size-complex="6pt"/>
    </style:style>
    <style:style style:name="P378" style:family="paragraph" style:parent-style-name="Text_20_body" style:list-style-name="L186">
      <style:text-properties fo:font-size="6pt" style:font-size-asian="5.25pt" style:font-size-complex="6pt"/>
    </style:style>
    <style:style style:name="P379" style:family="paragraph" style:parent-style-name="Text_20_body" style:list-style-name="L187">
      <style:paragraph-properties fo:margin-top="0in" fo:margin-bottom="0in" style:contextual-spacing="false"/>
      <style:text-properties fo:font-size="6pt" style:font-size-asian="5.25pt" style:font-size-complex="6pt"/>
    </style:style>
    <style:style style:name="P380" style:family="paragraph" style:parent-style-name="Text_20_body" style:list-style-name="L187">
      <style:text-properties fo:font-size="6pt" style:font-size-asian="5.25pt" style:font-size-complex="6pt"/>
    </style:style>
    <style:style style:name="P381" style:family="paragraph" style:parent-style-name="Text_20_body" style:list-style-name="L188">
      <style:paragraph-properties fo:margin-top="0in" fo:margin-bottom="0in" style:contextual-spacing="false"/>
      <style:text-properties fo:font-size="6pt" style:font-size-asian="5.25pt" style:font-size-complex="6pt"/>
    </style:style>
    <style:style style:name="P382" style:family="paragraph" style:parent-style-name="Text_20_body" style:list-style-name="L188">
      <style:text-properties fo:font-size="6pt" style:font-size-asian="5.25pt" style:font-size-complex="6pt"/>
    </style:style>
    <style:style style:name="P383" style:family="paragraph" style:parent-style-name="Text_20_body" style:list-style-name="L189">
      <style:paragraph-properties fo:margin-top="0in" fo:margin-bottom="0in" style:contextual-spacing="false"/>
      <style:text-properties fo:font-size="6pt" style:font-size-asian="5.25pt" style:font-size-complex="6pt"/>
    </style:style>
    <style:style style:name="P384" style:family="paragraph" style:parent-style-name="Text_20_body" style:list-style-name="L189">
      <style:text-properties fo:font-size="6pt" style:font-size-asian="5.25pt" style:font-size-complex="6pt"/>
    </style:style>
    <style:style style:name="P385" style:family="paragraph" style:parent-style-name="Text_20_body" style:list-style-name="L190">
      <style:paragraph-properties fo:margin-top="0in" fo:margin-bottom="0in" style:contextual-spacing="false"/>
      <style:text-properties fo:font-size="6pt" style:font-size-asian="5.25pt" style:font-size-complex="6pt"/>
    </style:style>
    <style:style style:name="P386" style:family="paragraph" style:parent-style-name="Text_20_body" style:list-style-name="L190">
      <style:text-properties fo:font-size="6pt" style:font-size-asian="5.25pt" style:font-size-complex="6pt"/>
    </style:style>
    <style:style style:name="P387" style:family="paragraph" style:parent-style-name="Text_20_body" style:list-style-name="L191">
      <style:paragraph-properties fo:margin-top="0in" fo:margin-bottom="0in" style:contextual-spacing="false"/>
      <style:text-properties fo:font-size="6pt" style:font-size-asian="5.25pt" style:font-size-complex="6pt"/>
    </style:style>
    <style:style style:name="P388" style:family="paragraph" style:parent-style-name="Text_20_body" style:list-style-name="L191">
      <style:text-properties fo:font-size="6pt" style:font-size-asian="5.25pt" style:font-size-complex="6pt"/>
    </style:style>
    <style:style style:name="P389" style:family="paragraph" style:parent-style-name="Text_20_body" style:list-style-name="L192">
      <style:paragraph-properties fo:margin-top="0in" fo:margin-bottom="0in" style:contextual-spacing="false"/>
      <style:text-properties fo:font-size="6pt" style:font-size-asian="5.25pt" style:font-size-complex="6pt"/>
    </style:style>
    <style:style style:name="P390" style:family="paragraph" style:parent-style-name="Text_20_body" style:list-style-name="L192">
      <style:text-properties fo:font-size="6pt" style:font-size-asian="5.25pt" style:font-size-complex="6pt"/>
    </style:style>
    <style:style style:name="P391" style:family="paragraph" style:parent-style-name="Text_20_body" style:list-style-name="L193">
      <style:paragraph-properties fo:margin-top="0in" fo:margin-bottom="0in" style:contextual-spacing="false"/>
      <style:text-properties fo:font-size="6pt" style:font-size-asian="5.25pt" style:font-size-complex="6pt"/>
    </style:style>
    <style:style style:name="P392" style:family="paragraph" style:parent-style-name="Text_20_body" style:list-style-name="L193">
      <style:text-properties fo:font-size="6pt" style:font-size-asian="5.25pt" style:font-size-complex="6pt"/>
    </style:style>
    <style:style style:name="P393" style:family="paragraph" style:parent-style-name="Text_20_body" style:list-style-name="L194">
      <style:paragraph-properties fo:margin-top="0in" fo:margin-bottom="0in" style:contextual-spacing="false"/>
      <style:text-properties fo:font-size="6pt" style:font-size-asian="5.25pt" style:font-size-complex="6pt"/>
    </style:style>
    <style:style style:name="P394" style:family="paragraph" style:parent-style-name="Text_20_body" style:list-style-name="L194">
      <style:text-properties fo:font-size="6pt" style:font-size-asian="5.25pt" style:font-size-complex="6pt"/>
    </style:style>
    <style:style style:name="P395" style:family="paragraph" style:parent-style-name="Text_20_body" style:list-style-name="L195">
      <style:paragraph-properties fo:margin-top="0in" fo:margin-bottom="0in" style:contextual-spacing="false"/>
      <style:text-properties fo:font-size="6pt" style:font-size-asian="5.25pt" style:font-size-complex="6pt"/>
    </style:style>
    <style:style style:name="P396" style:family="paragraph" style:parent-style-name="Text_20_body" style:list-style-name="L195">
      <style:text-properties fo:font-size="6pt" style:font-size-asian="5.25pt" style:font-size-complex="6pt"/>
    </style:style>
    <style:style style:name="P397" style:family="paragraph" style:parent-style-name="Text_20_body" style:list-style-name="L196">
      <style:paragraph-properties fo:margin-top="0in" fo:margin-bottom="0in" style:contextual-spacing="false"/>
      <style:text-properties fo:font-size="6pt" style:font-size-asian="5.25pt" style:font-size-complex="6pt"/>
    </style:style>
    <style:style style:name="P398" style:family="paragraph" style:parent-style-name="Text_20_body" style:list-style-name="L196">
      <style:text-properties fo:font-size="6pt" style:font-size-asian="5.25pt" style:font-size-complex="6pt"/>
    </style:style>
    <style:style style:name="P399" style:family="paragraph" style:parent-style-name="Text_20_body" style:list-style-name="L197">
      <style:paragraph-properties fo:margin-top="0in" fo:margin-bottom="0in" style:contextual-spacing="false"/>
      <style:text-properties fo:font-size="6pt" style:font-size-asian="5.25pt" style:font-size-complex="6pt"/>
    </style:style>
    <style:style style:name="P400" style:family="paragraph" style:parent-style-name="Text_20_body" style:list-style-name="L197">
      <style:text-properties fo:font-size="6pt" style:font-size-asian="5.25pt" style:font-size-complex="6pt"/>
    </style:style>
    <style:style style:name="P401" style:family="paragraph" style:parent-style-name="Text_20_body" style:list-style-name="L198">
      <style:paragraph-properties fo:margin-top="0in" fo:margin-bottom="0in" style:contextual-spacing="false"/>
      <style:text-properties fo:font-size="6pt" style:font-size-asian="5.25pt" style:font-size-complex="6pt"/>
    </style:style>
    <style:style style:name="P402" style:family="paragraph" style:parent-style-name="Text_20_body" style:list-style-name="L198">
      <style:text-properties fo:font-size="6pt" style:font-size-asian="5.25pt" style:font-size-complex="6pt"/>
    </style:style>
    <style:style style:name="P403" style:family="paragraph" style:parent-style-name="Text_20_body" style:list-style-name="L199">
      <style:paragraph-properties fo:margin-top="0in" fo:margin-bottom="0in" style:contextual-spacing="false"/>
      <style:text-properties fo:font-size="6pt" style:font-size-asian="5.25pt" style:font-size-complex="6pt"/>
    </style:style>
    <style:style style:name="P404" style:family="paragraph" style:parent-style-name="Text_20_body" style:list-style-name="L199">
      <style:text-properties fo:font-size="6pt" style:font-size-asian="5.25pt" style:font-size-complex="6pt"/>
    </style:style>
    <style:style style:name="P405" style:family="paragraph" style:parent-style-name="Text_20_body" style:list-style-name="L200">
      <style:paragraph-properties fo:margin-top="0in" fo:margin-bottom="0in" style:contextual-spacing="false"/>
      <style:text-properties fo:font-size="6pt" style:font-size-asian="5.25pt" style:font-size-complex="6pt"/>
    </style:style>
    <style:style style:name="P406" style:family="paragraph" style:parent-style-name="Text_20_body" style:list-style-name="L200">
      <style:text-properties fo:font-size="6pt" style:font-size-asian="5.25pt" style:font-size-complex="6pt"/>
    </style:style>
    <style:style style:name="P407" style:family="paragraph" style:parent-style-name="Text_20_body" style:list-style-name="L201">
      <style:paragraph-properties fo:margin-top="0in" fo:margin-bottom="0in" style:contextual-spacing="false"/>
      <style:text-properties fo:font-size="6pt" style:font-size-asian="5.25pt" style:font-size-complex="6pt"/>
    </style:style>
    <style:style style:name="P408" style:family="paragraph" style:parent-style-name="Text_20_body" style:list-style-name="L201">
      <style:text-properties fo:font-size="6pt" style:font-size-asian="5.25pt" style:font-size-complex="6pt"/>
    </style:style>
    <style:style style:name="P409" style:family="paragraph" style:parent-style-name="Text_20_body" style:list-style-name="L202">
      <style:paragraph-properties fo:margin-top="0in" fo:margin-bottom="0in" style:contextual-spacing="false"/>
      <style:text-properties fo:font-size="6pt" style:font-size-asian="5.25pt" style:font-size-complex="6pt"/>
    </style:style>
    <style:style style:name="P410" style:family="paragraph" style:parent-style-name="Text_20_body" style:list-style-name="L202">
      <style:text-properties fo:font-size="6pt" style:font-size-asian="5.25pt" style:font-size-complex="6pt"/>
    </style:style>
    <style:style style:name="P411" style:family="paragraph" style:parent-style-name="Text_20_body" style:list-style-name="L203">
      <style:paragraph-properties fo:margin-top="0in" fo:margin-bottom="0in" style:contextual-spacing="false"/>
      <style:text-properties fo:font-size="6pt" style:font-size-asian="5.25pt" style:font-size-complex="6pt"/>
    </style:style>
    <style:style style:name="P412" style:family="paragraph" style:parent-style-name="Text_20_body" style:list-style-name="L203">
      <style:text-properties fo:font-size="6pt" style:font-size-asian="5.25pt" style:font-size-complex="6pt"/>
    </style:style>
    <style:style style:name="P413" style:family="paragraph" style:parent-style-name="Text_20_body" style:list-style-name="L204">
      <style:paragraph-properties fo:margin-top="0in" fo:margin-bottom="0in" style:contextual-spacing="false"/>
      <style:text-properties fo:font-size="6pt" style:font-size-asian="5.25pt" style:font-size-complex="6pt"/>
    </style:style>
    <style:style style:name="P414" style:family="paragraph" style:parent-style-name="Text_20_body" style:list-style-name="L204">
      <style:text-properties fo:font-size="6pt" style:font-size-asian="5.25pt" style:font-size-complex="6pt"/>
    </style:style>
    <style:style style:name="P415" style:family="paragraph" style:parent-style-name="Text_20_body" style:list-style-name="L205">
      <style:paragraph-properties fo:margin-top="0in" fo:margin-bottom="0in" style:contextual-spacing="false"/>
      <style:text-properties fo:font-size="6pt" style:font-size-asian="5.25pt" style:font-size-complex="6pt"/>
    </style:style>
    <style:style style:name="P416" style:family="paragraph" style:parent-style-name="Text_20_body" style:list-style-name="L205">
      <style:text-properties fo:font-size="6pt" style:font-size-asian="5.25pt" style:font-size-complex="6pt"/>
    </style:style>
    <style:style style:name="P417" style:family="paragraph" style:parent-style-name="Text_20_body" style:list-style-name="L206">
      <style:paragraph-properties fo:margin-top="0in" fo:margin-bottom="0in" style:contextual-spacing="false"/>
      <style:text-properties fo:font-size="6pt" style:font-size-asian="5.25pt" style:font-size-complex="6pt"/>
    </style:style>
    <style:style style:name="P418" style:family="paragraph" style:parent-style-name="Text_20_body" style:list-style-name="L206">
      <style:text-properties fo:font-size="6pt" style:font-size-asian="5.25pt" style:font-size-complex="6pt"/>
    </style:style>
    <style:style style:name="P419" style:family="paragraph" style:parent-style-name="Text_20_body" style:list-style-name="L207">
      <style:paragraph-properties fo:margin-top="0in" fo:margin-bottom="0in" style:contextual-spacing="false"/>
      <style:text-properties fo:font-size="6pt" style:font-size-asian="5.25pt" style:font-size-complex="6pt"/>
    </style:style>
    <style:style style:name="P420" style:family="paragraph" style:parent-style-name="Text_20_body" style:list-style-name="L207">
      <style:text-properties fo:font-size="6pt" style:font-size-asian="5.25pt" style:font-size-complex="6pt"/>
    </style:style>
    <style:style style:name="P421" style:family="paragraph" style:parent-style-name="Text_20_body" style:list-style-name="L208">
      <style:paragraph-properties fo:margin-top="0in" fo:margin-bottom="0in" style:contextual-spacing="false"/>
      <style:text-properties fo:font-size="6pt" style:font-size-asian="5.25pt" style:font-size-complex="6pt"/>
    </style:style>
    <style:style style:name="P422" style:family="paragraph" style:parent-style-name="Text_20_body" style:list-style-name="L208">
      <style:text-properties fo:font-size="6pt" style:font-size-asian="5.25pt" style:font-size-complex="6pt"/>
    </style:style>
    <style:style style:name="P423" style:family="paragraph" style:parent-style-name="Text_20_body" style:list-style-name="L209">
      <style:paragraph-properties fo:margin-top="0in" fo:margin-bottom="0in" style:contextual-spacing="false"/>
      <style:text-properties fo:font-size="6pt" style:font-size-asian="5.25pt" style:font-size-complex="6pt"/>
    </style:style>
    <style:style style:name="P424" style:family="paragraph" style:parent-style-name="Text_20_body" style:list-style-name="L209">
      <style:text-properties fo:font-size="6pt" style:font-size-asian="5.25pt" style:font-size-complex="6pt"/>
    </style:style>
    <style:style style:name="P425" style:family="paragraph" style:parent-style-name="Text_20_body" style:list-style-name="L210">
      <style:paragraph-properties fo:margin-top="0in" fo:margin-bottom="0in" style:contextual-spacing="false"/>
      <style:text-properties fo:font-size="6pt" style:font-size-asian="5.25pt" style:font-size-complex="6pt"/>
    </style:style>
    <style:style style:name="P426" style:family="paragraph" style:parent-style-name="Text_20_body" style:list-style-name="L210">
      <style:text-properties fo:font-size="6pt" style:font-size-asian="5.25pt" style:font-size-complex="6pt"/>
    </style:style>
    <style:style style:name="P427" style:family="paragraph" style:parent-style-name="Text_20_body" style:list-style-name="L211">
      <style:paragraph-properties fo:margin-top="0in" fo:margin-bottom="0in" style:contextual-spacing="false"/>
      <style:text-properties fo:font-size="6pt" style:font-size-asian="5.25pt" style:font-size-complex="6pt"/>
    </style:style>
    <style:style style:name="P428" style:family="paragraph" style:parent-style-name="Text_20_body" style:list-style-name="L211">
      <style:text-properties fo:font-size="6pt" style:font-size-asian="5.25pt" style:font-size-complex="6pt"/>
    </style:style>
    <style:style style:name="P429" style:family="paragraph" style:parent-style-name="Text_20_body" style:list-style-name="L212">
      <style:paragraph-properties fo:margin-top="0in" fo:margin-bottom="0in" style:contextual-spacing="false"/>
      <style:text-properties fo:font-size="6pt" style:font-size-asian="5.25pt" style:font-size-complex="6pt"/>
    </style:style>
    <style:style style:name="P430" style:family="paragraph" style:parent-style-name="Text_20_body" style:list-style-name="L212">
      <style:text-properties fo:font-size="6pt" style:font-size-asian="5.25pt" style:font-size-complex="6pt"/>
    </style:style>
    <style:style style:name="P431" style:family="paragraph" style:parent-style-name="Text_20_body" style:list-style-name="L213">
      <style:paragraph-properties fo:margin-top="0in" fo:margin-bottom="0in" style:contextual-spacing="false"/>
      <style:text-properties fo:font-size="6pt" style:font-size-asian="5.25pt" style:font-size-complex="6pt"/>
    </style:style>
    <style:style style:name="P432" style:family="paragraph" style:parent-style-name="Text_20_body" style:list-style-name="L213">
      <style:text-properties fo:font-size="6pt" style:font-size-asian="5.25pt" style:font-size-complex="6pt"/>
    </style:style>
    <style:style style:name="P433" style:family="paragraph" style:parent-style-name="Text_20_body" style:list-style-name="L214">
      <style:paragraph-properties fo:margin-top="0in" fo:margin-bottom="0in" style:contextual-spacing="false"/>
      <style:text-properties fo:font-size="6pt" style:font-size-asian="5.25pt" style:font-size-complex="6pt"/>
    </style:style>
    <style:style style:name="P434" style:family="paragraph" style:parent-style-name="Text_20_body" style:list-style-name="L214">
      <style:text-properties fo:font-size="6pt" style:font-size-asian="5.25pt" style:font-size-complex="6pt"/>
    </style:style>
    <style:style style:name="P435" style:family="paragraph" style:parent-style-name="Text_20_body" style:list-style-name="L215">
      <style:paragraph-properties fo:margin-top="0in" fo:margin-bottom="0in" style:contextual-spacing="false"/>
      <style:text-properties fo:font-size="6pt" style:font-size-asian="5.25pt" style:font-size-complex="6pt"/>
    </style:style>
    <style:style style:name="P436" style:family="paragraph" style:parent-style-name="Text_20_body" style:list-style-name="L215">
      <style:text-properties fo:font-size="6pt" style:font-size-asian="5.25pt" style:font-size-complex="6pt"/>
    </style:style>
    <style:style style:name="P437" style:family="paragraph" style:parent-style-name="Text_20_body" style:list-style-name="L216">
      <style:paragraph-properties fo:margin-top="0in" fo:margin-bottom="0in" style:contextual-spacing="false"/>
      <style:text-properties fo:font-size="6pt" style:font-size-asian="5.25pt" style:font-size-complex="6pt"/>
    </style:style>
    <style:style style:name="P438" style:family="paragraph" style:parent-style-name="Text_20_body" style:list-style-name="L216">
      <style:text-properties fo:font-size="6pt" style:font-size-asian="5.25pt" style:font-size-complex="6pt"/>
    </style:style>
    <style:style style:name="P439" style:family="paragraph" style:parent-style-name="Text_20_body" style:list-style-name="L217">
      <style:paragraph-properties fo:margin-top="0in" fo:margin-bottom="0in" style:contextual-spacing="false"/>
      <style:text-properties fo:font-size="6pt" style:font-size-asian="5.25pt" style:font-size-complex="6pt"/>
    </style:style>
    <style:style style:name="P440" style:family="paragraph" style:parent-style-name="Text_20_body" style:list-style-name="L217">
      <style:text-properties fo:font-size="6pt" style:font-size-asian="5.25pt" style:font-size-complex="6pt"/>
    </style:style>
    <style:style style:name="P441" style:family="paragraph" style:parent-style-name="Text_20_body" style:list-style-name="L218">
      <style:paragraph-properties fo:margin-top="0in" fo:margin-bottom="0in" style:contextual-spacing="false"/>
      <style:text-properties fo:font-size="6pt" style:font-size-asian="5.25pt" style:font-size-complex="6pt"/>
    </style:style>
    <style:style style:name="P442" style:family="paragraph" style:parent-style-name="Text_20_body" style:list-style-name="L218">
      <style:text-properties fo:font-size="6pt" style:font-size-asian="5.25pt" style:font-size-complex="6pt"/>
    </style:style>
    <style:style style:name="P443" style:family="paragraph" style:parent-style-name="Text_20_body" style:list-style-name="L219">
      <style:paragraph-properties fo:margin-top="0in" fo:margin-bottom="0in" style:contextual-spacing="false"/>
      <style:text-properties fo:font-size="6pt" style:font-size-asian="5.25pt" style:font-size-complex="6pt"/>
    </style:style>
    <style:style style:name="P444" style:family="paragraph" style:parent-style-name="Text_20_body" style:list-style-name="L219">
      <style:text-properties fo:font-size="6pt" style:font-size-asian="5.25pt" style:font-size-complex="6pt"/>
    </style:style>
    <style:style style:name="P445" style:family="paragraph" style:parent-style-name="Text_20_body" style:list-style-name="L220">
      <style:paragraph-properties fo:margin-top="0in" fo:margin-bottom="0in" style:contextual-spacing="false"/>
      <style:text-properties fo:font-size="6pt" style:font-size-asian="5.25pt" style:font-size-complex="6pt"/>
    </style:style>
    <style:style style:name="P446" style:family="paragraph" style:parent-style-name="Text_20_body" style:list-style-name="L220">
      <style:text-properties fo:font-size="6pt" style:font-size-asian="5.25pt" style:font-size-complex="6pt"/>
    </style:style>
    <style:style style:name="P447" style:family="paragraph" style:parent-style-name="Text_20_body" style:list-style-name="L221">
      <style:paragraph-properties fo:margin-top="0in" fo:margin-bottom="0in" style:contextual-spacing="false"/>
      <style:text-properties fo:font-size="6pt" style:font-size-asian="5.25pt" style:font-size-complex="6pt"/>
    </style:style>
    <style:style style:name="P448" style:family="paragraph" style:parent-style-name="Text_20_body" style:list-style-name="L221">
      <style:text-properties fo:font-size="6pt" style:font-size-asian="5.25pt" style:font-size-complex="6pt"/>
    </style:style>
    <style:style style:name="P449" style:family="paragraph" style:parent-style-name="Text_20_body" style:list-style-name="L222">
      <style:paragraph-properties fo:margin-top="0in" fo:margin-bottom="0in" style:contextual-spacing="false"/>
      <style:text-properties fo:font-size="6pt" style:font-size-asian="5.25pt" style:font-size-complex="6pt"/>
    </style:style>
    <style:style style:name="P450" style:family="paragraph" style:parent-style-name="Text_20_body" style:list-style-name="L222">
      <style:text-properties fo:font-size="6pt" style:font-size-asian="5.25pt" style:font-size-complex="6pt"/>
    </style:style>
    <style:style style:name="P451" style:family="paragraph" style:parent-style-name="Text_20_body" style:list-style-name="L223">
      <style:paragraph-properties fo:margin-top="0in" fo:margin-bottom="0in" style:contextual-spacing="false"/>
      <style:text-properties fo:font-size="6pt" style:font-size-asian="5.25pt" style:font-size-complex="6pt"/>
    </style:style>
    <style:style style:name="P452" style:family="paragraph" style:parent-style-name="Text_20_body" style:list-style-name="L223">
      <style:text-properties fo:font-size="6pt" style:font-size-asian="5.25pt" style:font-size-complex="6pt"/>
    </style:style>
    <style:style style:name="P453" style:family="paragraph" style:parent-style-name="Text_20_body" style:list-style-name="L224">
      <style:paragraph-properties fo:margin-top="0in" fo:margin-bottom="0in" style:contextual-spacing="false"/>
      <style:text-properties fo:font-size="6pt" style:font-size-asian="5.25pt" style:font-size-complex="6pt"/>
    </style:style>
    <style:style style:name="P454" style:family="paragraph" style:parent-style-name="Text_20_body" style:list-style-name="L224">
      <style:text-properties fo:font-size="6pt" style:font-size-asian="5.25pt" style:font-size-complex="6pt"/>
    </style:style>
    <style:style style:name="P455" style:family="paragraph" style:parent-style-name="Text_20_body" style:list-style-name="L225">
      <style:paragraph-properties fo:margin-top="0in" fo:margin-bottom="0in" style:contextual-spacing="false"/>
      <style:text-properties fo:font-size="6pt" style:font-size-asian="5.25pt" style:font-size-complex="6pt"/>
    </style:style>
    <style:style style:name="P456" style:family="paragraph" style:parent-style-name="Text_20_body" style:list-style-name="L225">
      <style:text-properties fo:font-size="6pt" style:font-size-asian="5.25pt" style:font-size-complex="6pt"/>
    </style:style>
    <style:style style:name="P457" style:family="paragraph" style:parent-style-name="Text_20_body" style:list-style-name="L226">
      <style:paragraph-properties fo:margin-top="0in" fo:margin-bottom="0in" style:contextual-spacing="false"/>
      <style:text-properties fo:font-size="6pt" style:font-size-asian="5.25pt" style:font-size-complex="6pt"/>
    </style:style>
    <style:style style:name="P458" style:family="paragraph" style:parent-style-name="Text_20_body" style:list-style-name="L226">
      <style:text-properties fo:font-size="6pt" style:font-size-asian="5.25pt" style:font-size-complex="6pt"/>
    </style:style>
    <style:style style:name="P459" style:family="paragraph" style:parent-style-name="Text_20_body" style:list-style-name="L227">
      <style:paragraph-properties fo:margin-top="0in" fo:margin-bottom="0in" style:contextual-spacing="false"/>
      <style:text-properties fo:font-size="6pt" style:font-size-asian="5.25pt" style:font-size-complex="6pt"/>
    </style:style>
    <style:style style:name="P460" style:family="paragraph" style:parent-style-name="Text_20_body" style:list-style-name="L227">
      <style:text-properties fo:font-size="6pt" style:font-size-asian="5.25pt" style:font-size-complex="6pt"/>
    </style:style>
    <style:style style:name="P461" style:family="paragraph" style:parent-style-name="Text_20_body" style:list-style-name="L228">
      <style:paragraph-properties fo:margin-top="0in" fo:margin-bottom="0in" style:contextual-spacing="false"/>
      <style:text-properties fo:font-size="6pt" style:font-size-asian="5.25pt" style:font-size-complex="6pt"/>
    </style:style>
    <style:style style:name="P462" style:family="paragraph" style:parent-style-name="Text_20_body" style:list-style-name="L228">
      <style:text-properties fo:font-size="6pt" style:font-size-asian="5.25pt" style:font-size-complex="6pt"/>
    </style:style>
    <style:style style:name="P463" style:family="paragraph" style:parent-style-name="Text_20_body" style:list-style-name="L229">
      <style:paragraph-properties fo:margin-top="0in" fo:margin-bottom="0in" style:contextual-spacing="false"/>
      <style:text-properties fo:font-size="6pt" style:font-size-asian="5.25pt" style:font-size-complex="6pt"/>
    </style:style>
    <style:style style:name="P464" style:family="paragraph" style:parent-style-name="Text_20_body" style:list-style-name="L229">
      <style:text-properties fo:font-size="6pt" style:font-size-asian="5.25pt" style:font-size-complex="6pt"/>
    </style:style>
    <style:style style:name="P465" style:family="paragraph" style:parent-style-name="Text_20_body" style:list-style-name="L230">
      <style:paragraph-properties fo:margin-top="0in" fo:margin-bottom="0in" style:contextual-spacing="false"/>
      <style:text-properties fo:font-size="6pt" style:font-size-asian="5.25pt" style:font-size-complex="6pt"/>
    </style:style>
    <style:style style:name="P466" style:family="paragraph" style:parent-style-name="Text_20_body" style:list-style-name="L230">
      <style:text-properties fo:font-size="6pt" style:font-size-asian="5.25pt" style:font-size-complex="6pt"/>
    </style:style>
    <style:style style:name="P467" style:family="paragraph" style:parent-style-name="Text_20_body" style:list-style-name="L231">
      <style:paragraph-properties fo:margin-top="0in" fo:margin-bottom="0in" style:contextual-spacing="false"/>
      <style:text-properties fo:font-size="6pt" style:font-size-asian="5.25pt" style:font-size-complex="6pt"/>
    </style:style>
    <style:style style:name="P468" style:family="paragraph" style:parent-style-name="Text_20_body" style:list-style-name="L231">
      <style:text-properties fo:font-size="6pt" style:font-size-asian="5.25pt" style:font-size-complex="6pt"/>
    </style:style>
    <style:style style:name="P469" style:family="paragraph" style:parent-style-name="Text_20_body" style:list-style-name="L232">
      <style:paragraph-properties fo:margin-top="0in" fo:margin-bottom="0in" style:contextual-spacing="false"/>
      <style:text-properties fo:font-size="6pt" style:font-size-asian="5.25pt" style:font-size-complex="6pt"/>
    </style:style>
    <style:style style:name="P470" style:family="paragraph" style:parent-style-name="Text_20_body" style:list-style-name="L232">
      <style:text-properties fo:font-size="6pt" style:font-size-asian="5.25pt" style:font-size-complex="6pt"/>
    </style:style>
    <style:style style:name="P471" style:family="paragraph" style:parent-style-name="Text_20_body" style:list-style-name="L233">
      <style:paragraph-properties fo:margin-top="0in" fo:margin-bottom="0in" style:contextual-spacing="false"/>
      <style:text-properties fo:font-size="6pt" style:font-size-asian="5.25pt" style:font-size-complex="6pt"/>
    </style:style>
    <style:style style:name="P472" style:family="paragraph" style:parent-style-name="Text_20_body" style:list-style-name="L233">
      <style:text-properties fo:font-size="6pt" style:font-size-asian="5.25pt" style:font-size-complex="6pt"/>
    </style:style>
    <style:style style:name="P473" style:family="paragraph" style:parent-style-name="Text_20_body" style:list-style-name="L234">
      <style:paragraph-properties fo:margin-top="0in" fo:margin-bottom="0in" style:contextual-spacing="false"/>
      <style:text-properties fo:font-size="6pt" style:font-size-asian="5.25pt" style:font-size-complex="6pt"/>
    </style:style>
    <style:style style:name="P474" style:family="paragraph" style:parent-style-name="Text_20_body" style:list-style-name="L234">
      <style:text-properties fo:font-size="6pt" style:font-size-asian="5.25pt" style:font-size-complex="6pt"/>
    </style:style>
    <style:style style:name="P475" style:family="paragraph" style:parent-style-name="Text_20_body" style:list-style-name="L235">
      <style:paragraph-properties fo:margin-top="0in" fo:margin-bottom="0in" style:contextual-spacing="false"/>
      <style:text-properties fo:font-size="6pt" style:font-size-asian="5.25pt" style:font-size-complex="6pt"/>
    </style:style>
    <style:style style:name="P476" style:family="paragraph" style:parent-style-name="Text_20_body" style:list-style-name="L235">
      <style:text-properties fo:font-size="6pt" style:font-size-asian="5.25pt" style:font-size-complex="6pt"/>
    </style:style>
    <style:style style:name="P477" style:family="paragraph" style:parent-style-name="Text_20_body" style:list-style-name="L236">
      <style:paragraph-properties fo:margin-top="0in" fo:margin-bottom="0in" style:contextual-spacing="false"/>
      <style:text-properties fo:font-size="6pt" style:font-size-asian="5.25pt" style:font-size-complex="6pt"/>
    </style:style>
    <style:style style:name="P478" style:family="paragraph" style:parent-style-name="Text_20_body" style:list-style-name="L236">
      <style:text-properties fo:font-size="6pt" style:font-size-asian="5.25pt" style:font-size-complex="6pt"/>
    </style:style>
    <style:style style:name="P479" style:family="paragraph" style:parent-style-name="Text_20_body" style:list-style-name="L237">
      <style:paragraph-properties fo:margin-top="0in" fo:margin-bottom="0in" style:contextual-spacing="false"/>
      <style:text-properties fo:font-size="6pt" style:font-size-asian="5.25pt" style:font-size-complex="6pt"/>
    </style:style>
    <style:style style:name="P480" style:family="paragraph" style:parent-style-name="Text_20_body" style:list-style-name="L237">
      <style:text-properties fo:font-size="6pt" style:font-size-asian="5.25pt" style:font-size-complex="6pt"/>
    </style:style>
    <style:style style:name="P481" style:family="paragraph" style:parent-style-name="Table_20_Contents">
      <style:text-properties fo:font-size="2pt" style:font-size-asian="2pt" style:font-size-complex="2pt"/>
    </style:style>
    <style:style style:name="P482" style:family="paragraph" style:parent-style-name="Text_20_body" style:list-style-name="L238">
      <style:paragraph-properties fo:margin-top="0in" fo:margin-bottom="0in" style:contextual-spacing="false"/>
      <style:text-properties fo:font-size="6pt" style:font-size-asian="5.25pt" style:font-size-complex="6pt"/>
    </style:style>
    <style:style style:name="P483" style:family="paragraph" style:parent-style-name="Text_20_body" style:list-style-name="L238">
      <style:text-properties fo:font-size="6pt" style:font-size-asian="5.25pt" style:font-size-complex="6pt"/>
    </style:style>
    <style:style style:name="P484" style:family="paragraph" style:parent-style-name="Text_20_body" style:list-style-name="L239">
      <style:paragraph-properties fo:margin-top="0in" fo:margin-bottom="0in" style:contextual-spacing="false"/>
      <style:text-properties fo:font-size="6pt" style:font-size-asian="5.25pt" style:font-size-complex="6pt"/>
    </style:style>
    <style:style style:name="P485" style:family="paragraph" style:parent-style-name="Text_20_body" style:list-style-name="L239">
      <style:text-properties fo:font-size="6pt" style:font-size-asian="5.25pt" style:font-size-complex="6pt"/>
    </style:style>
    <style:style style:name="P486" style:family="paragraph" style:parent-style-name="Text_20_body" style:list-style-name="L240">
      <style:paragraph-properties fo:margin-top="0in" fo:margin-bottom="0in" style:contextual-spacing="false"/>
      <style:text-properties fo:font-size="6pt" style:font-size-asian="5.25pt" style:font-size-complex="6pt"/>
    </style:style>
    <style:style style:name="P487" style:family="paragraph" style:parent-style-name="Text_20_body" style:list-style-name="L240">
      <style:text-properties fo:font-size="6pt" style:font-size-asian="5.25pt" style:font-size-complex="6pt"/>
    </style:style>
    <style:style style:name="P488" style:family="paragraph" style:parent-style-name="Text_20_body" style:list-style-name="L241">
      <style:paragraph-properties fo:margin-top="0in" fo:margin-bottom="0in" style:contextual-spacing="false"/>
      <style:text-properties fo:font-size="6pt" style:font-size-asian="5.25pt" style:font-size-complex="6pt"/>
    </style:style>
    <style:style style:name="P489" style:family="paragraph" style:parent-style-name="Text_20_body" style:list-style-name="L241">
      <style:text-properties fo:font-size="6pt" style:font-size-asian="5.25pt" style:font-size-complex="6pt"/>
    </style:style>
    <style:style style:name="P490" style:family="paragraph" style:parent-style-name="Text_20_body" style:list-style-name="L242">
      <style:paragraph-properties fo:margin-top="0in" fo:margin-bottom="0in" style:contextual-spacing="false"/>
      <style:text-properties fo:font-size="6pt" style:font-size-asian="5.25pt" style:font-size-complex="6pt"/>
    </style:style>
    <style:style style:name="P491" style:family="paragraph" style:parent-style-name="Text_20_body" style:list-style-name="L242">
      <style:text-properties fo:font-size="6pt" style:font-size-asian="5.25pt" style:font-size-complex="6pt"/>
    </style:style>
    <style:style style:name="P492" style:family="paragraph" style:parent-style-name="Text_20_body" style:list-style-name="L243">
      <style:paragraph-properties fo:margin-top="0in" fo:margin-bottom="0in" style:contextual-spacing="false"/>
      <style:text-properties fo:font-size="6pt" style:font-size-asian="5.25pt" style:font-size-complex="6pt"/>
    </style:style>
    <style:style style:name="P493" style:family="paragraph" style:parent-style-name="Text_20_body" style:list-style-name="L243">
      <style:text-properties fo:font-size="6pt" style:font-size-asian="5.25pt" style:font-size-complex="6pt"/>
    </style:style>
    <style:style style:name="P494" style:family="paragraph" style:parent-style-name="Text_20_body" style:list-style-name="L244">
      <style:paragraph-properties fo:margin-top="0in" fo:margin-bottom="0in" style:contextual-spacing="false"/>
      <style:text-properties fo:font-size="6pt" style:font-size-asian="5.25pt" style:font-size-complex="6pt"/>
    </style:style>
    <style:style style:name="P495" style:family="paragraph" style:parent-style-name="Text_20_body" style:list-style-name="L244">
      <style:text-properties fo:font-size="6pt" style:font-size-asian="5.25pt" style:font-size-complex="6pt"/>
    </style:style>
    <style:style style:name="P496" style:family="paragraph" style:parent-style-name="Text_20_body" style:list-style-name="L245">
      <style:paragraph-properties fo:margin-top="0in" fo:margin-bottom="0in" style:contextual-spacing="false"/>
      <style:text-properties fo:font-size="6pt" style:font-size-asian="5.25pt" style:font-size-complex="6pt"/>
    </style:style>
    <style:style style:name="P497" style:family="paragraph" style:parent-style-name="Text_20_body" style:list-style-name="L245">
      <style:text-properties fo:font-size="6pt" style:font-size-asian="5.25pt" style:font-size-complex="6pt"/>
    </style:style>
    <style:style style:name="P498" style:family="paragraph" style:parent-style-name="Text_20_body" style:list-style-name="L246">
      <style:paragraph-properties fo:margin-top="0in" fo:margin-bottom="0in" style:contextual-spacing="false"/>
      <style:text-properties fo:font-size="6pt" style:font-size-asian="5.25pt" style:font-size-complex="6pt"/>
    </style:style>
    <style:style style:name="P499" style:family="paragraph" style:parent-style-name="Text_20_body" style:list-style-name="L246">
      <style:text-properties fo:font-size="6pt" style:font-size-asian="5.25pt" style:font-size-complex="6pt"/>
    </style:style>
    <style:style style:name="P500" style:family="paragraph" style:parent-style-name="Text_20_body" style:list-style-name="L247">
      <style:paragraph-properties fo:margin-top="0in" fo:margin-bottom="0in" style:contextual-spacing="false"/>
      <style:text-properties fo:font-size="6pt" style:font-size-asian="5.25pt" style:font-size-complex="6pt"/>
    </style:style>
    <style:style style:name="P501" style:family="paragraph" style:parent-style-name="Text_20_body" style:list-style-name="L247">
      <style:text-properties fo:font-size="6pt" style:font-size-asian="5.25pt" style:font-size-complex="6pt"/>
    </style:style>
    <style:style style:name="P502" style:family="paragraph" style:parent-style-name="Text_20_body" style:list-style-name="L248">
      <style:paragraph-properties fo:margin-top="0in" fo:margin-bottom="0in" style:contextual-spacing="false"/>
      <style:text-properties fo:font-size="6pt" style:font-size-asian="5.25pt" style:font-size-complex="6pt"/>
    </style:style>
    <style:style style:name="P503" style:family="paragraph" style:parent-style-name="Text_20_body" style:list-style-name="L248">
      <style:text-properties fo:font-size="6pt" style:font-size-asian="5.25pt" style:font-size-complex="6pt"/>
    </style:style>
    <style:style style:name="P504" style:family="paragraph" style:parent-style-name="Text_20_body" style:list-style-name="L249">
      <style:paragraph-properties fo:margin-top="0in" fo:margin-bottom="0in" style:contextual-spacing="false"/>
      <style:text-properties fo:font-size="6pt" style:font-size-asian="5.25pt" style:font-size-complex="6pt"/>
    </style:style>
    <style:style style:name="P505" style:family="paragraph" style:parent-style-name="Text_20_body" style:list-style-name="L249">
      <style:text-properties fo:font-size="6pt" style:font-size-asian="5.25pt" style:font-size-complex="6pt"/>
    </style:style>
    <style:style style:name="P506" style:family="paragraph" style:parent-style-name="Text_20_body" style:list-style-name="L250">
      <style:paragraph-properties fo:margin-top="0in" fo:margin-bottom="0in" style:contextual-spacing="false"/>
      <style:text-properties fo:font-size="6pt" style:font-size-asian="5.25pt" style:font-size-complex="6pt"/>
    </style:style>
    <style:style style:name="P507" style:family="paragraph" style:parent-style-name="Text_20_body" style:list-style-name="L250">
      <style:text-properties fo:font-size="6pt" style:font-size-asian="5.25pt" style:font-size-complex="6pt"/>
    </style:style>
    <style:style style:name="P508" style:family="paragraph" style:parent-style-name="Text_20_body" style:list-style-name="L251">
      <style:paragraph-properties fo:margin-top="0in" fo:margin-bottom="0in" style:contextual-spacing="false"/>
      <style:text-properties fo:font-size="6pt" style:font-size-asian="5.25pt" style:font-size-complex="6pt"/>
    </style:style>
    <style:style style:name="P509" style:family="paragraph" style:parent-style-name="Text_20_body" style:list-style-name="L251">
      <style:text-properties fo:font-size="6pt" style:font-size-asian="5.25pt" style:font-size-complex="6pt"/>
    </style:style>
    <style:style style:name="P510" style:family="paragraph" style:parent-style-name="Text_20_body" style:list-style-name="L252">
      <style:paragraph-properties fo:margin-top="0in" fo:margin-bottom="0in" style:contextual-spacing="false"/>
      <style:text-properties fo:font-size="6pt" style:font-size-asian="5.25pt" style:font-size-complex="6pt"/>
    </style:style>
    <style:style style:name="P511" style:family="paragraph" style:parent-style-name="Text_20_body" style:list-style-name="L252">
      <style:text-properties fo:font-size="6pt" style:font-size-asian="5.25pt" style:font-size-complex="6pt"/>
    </style:style>
    <style:style style:name="P512" style:family="paragraph" style:parent-style-name="Text_20_body" style:list-style-name="L253">
      <style:paragraph-properties fo:margin-top="0in" fo:margin-bottom="0in" style:contextual-spacing="false"/>
      <style:text-properties fo:font-size="6pt" style:font-size-asian="5.25pt" style:font-size-complex="6pt"/>
    </style:style>
    <style:style style:name="P513" style:family="paragraph" style:parent-style-name="Text_20_body" style:list-style-name="L253">
      <style:text-properties fo:font-size="6pt" style:font-size-asian="5.25pt" style:font-size-complex="6pt"/>
    </style:style>
    <style:style style:name="P514" style:family="paragraph" style:parent-style-name="Text_20_body" style:list-style-name="L254">
      <style:paragraph-properties fo:margin-top="0in" fo:margin-bottom="0in" style:contextual-spacing="false"/>
      <style:text-properties fo:font-size="6pt" style:font-size-asian="5.25pt" style:font-size-complex="6pt"/>
    </style:style>
    <style:style style:name="P515" style:family="paragraph" style:parent-style-name="Text_20_body" style:list-style-name="L254">
      <style:text-properties fo:font-size="6pt" style:font-size-asian="5.25pt" style:font-size-complex="6pt"/>
    </style:style>
    <style:style style:name="P516" style:family="paragraph" style:parent-style-name="Text_20_body" style:list-style-name="L255">
      <style:paragraph-properties fo:margin-top="0in" fo:margin-bottom="0in" style:contextual-spacing="false"/>
      <style:text-properties fo:font-size="6pt" style:font-size-asian="5.25pt" style:font-size-complex="6pt"/>
    </style:style>
    <style:style style:name="P517" style:family="paragraph" style:parent-style-name="Text_20_body" style:list-style-name="L255">
      <style:text-properties fo:font-size="6pt" style:font-size-asian="5.25pt" style:font-size-complex="6pt"/>
    </style:style>
    <style:style style:name="P518" style:family="paragraph" style:parent-style-name="Text_20_body" style:list-style-name="L256">
      <style:paragraph-properties fo:margin-top="0in" fo:margin-bottom="0in" style:contextual-spacing="false"/>
      <style:text-properties fo:font-size="6pt" style:font-size-asian="5.25pt" style:font-size-complex="6pt"/>
    </style:style>
    <style:style style:name="P519" style:family="paragraph" style:parent-style-name="Text_20_body" style:list-style-name="L256">
      <style:text-properties fo:font-size="6pt" style:font-size-asian="5.25pt" style:font-size-complex="6pt"/>
    </style:style>
    <style:style style:name="P520" style:family="paragraph" style:parent-style-name="Text_20_body" style:list-style-name="L257">
      <style:paragraph-properties fo:margin-top="0in" fo:margin-bottom="0in" style:contextual-spacing="false"/>
      <style:text-properties fo:font-size="6pt" style:font-size-asian="5.25pt" style:font-size-complex="6pt"/>
    </style:style>
    <style:style style:name="P521" style:family="paragraph" style:parent-style-name="Text_20_body" style:list-style-name="L257">
      <style:text-properties fo:font-size="6pt" style:font-size-asian="5.25pt" style:font-size-complex="6pt"/>
    </style:style>
    <style:style style:name="P522" style:family="paragraph" style:parent-style-name="Text_20_body" style:list-style-name="L258">
      <style:paragraph-properties fo:margin-top="0in" fo:margin-bottom="0in" style:contextual-spacing="false"/>
      <style:text-properties fo:font-size="6pt" style:font-size-asian="5.25pt" style:font-size-complex="6pt"/>
    </style:style>
    <style:style style:name="P523" style:family="paragraph" style:parent-style-name="Text_20_body" style:list-style-name="L258">
      <style:text-properties fo:font-size="6pt" style:font-size-asian="5.25pt" style:font-size-complex="6pt"/>
    </style:style>
    <style:style style:name="P524" style:family="paragraph" style:parent-style-name="Text_20_body" style:list-style-name="L259">
      <style:paragraph-properties fo:margin-top="0in" fo:margin-bottom="0in" style:contextual-spacing="false"/>
      <style:text-properties fo:font-size="6pt" style:font-size-asian="5.25pt" style:font-size-complex="6pt"/>
    </style:style>
    <style:style style:name="P525" style:family="paragraph" style:parent-style-name="Text_20_body" style:list-style-name="L259">
      <style:text-properties fo:font-size="6pt" style:font-size-asian="5.25pt" style:font-size-complex="6pt"/>
    </style:style>
    <style:style style:name="P526" style:family="paragraph" style:parent-style-name="Text_20_body" style:list-style-name="L260">
      <style:paragraph-properties fo:margin-top="0in" fo:margin-bottom="0in" style:contextual-spacing="false"/>
      <style:text-properties fo:font-size="6pt" style:font-size-asian="5.25pt" style:font-size-complex="6pt"/>
    </style:style>
    <style:style style:name="P527" style:family="paragraph" style:parent-style-name="Text_20_body" style:list-style-name="L260">
      <style:text-properties fo:font-size="6pt" style:font-size-asian="5.25pt" style:font-size-complex="6pt"/>
    </style:style>
    <style:style style:name="P528" style:family="paragraph" style:parent-style-name="Text_20_body" style:list-style-name="L261">
      <style:paragraph-properties fo:margin-top="0in" fo:margin-bottom="0in" style:contextual-spacing="false"/>
      <style:text-properties fo:font-size="6pt" style:font-size-asian="5.25pt" style:font-size-complex="6pt"/>
    </style:style>
    <style:style style:name="P529" style:family="paragraph" style:parent-style-name="Text_20_body" style:list-style-name="L261">
      <style:text-properties fo:font-size="6pt" style:font-size-asian="5.25pt" style:font-size-complex="6pt"/>
    </style:style>
    <style:style style:name="P530" style:family="paragraph" style:parent-style-name="Text_20_body" style:list-style-name="L262">
      <style:paragraph-properties fo:margin-top="0in" fo:margin-bottom="0in" style:contextual-spacing="false"/>
      <style:text-properties fo:font-size="6pt" style:font-size-asian="5.25pt" style:font-size-complex="6pt"/>
    </style:style>
    <style:style style:name="P531" style:family="paragraph" style:parent-style-name="Text_20_body" style:list-style-name="L262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COMPLETE HOS STORY</text:h>
      <text:h text:style-name="P2" text:outline-level="2">Why This Changes Everything - The Definitive Vision</text:h>
      <text:p text:style-name="P3"><text:span text:style-name="Strong_20_Emphasis">Version:</text:span> Complete Unified (Israeli + Silicon Valley + All Innovations)<text:line-break/><text:span text:style-name="Strong_20_Emphasis">Last Updated:</text:span> November 24, 2025<text:line-break/><text:span text:style-name="Strong_20_Emphasis">Audience:</text:span> Investors, Partners, Strategic Allies</text:p>
      <text:p text:style-name="P4"/>
      <text:h text:style-name="P2" text:outline-level="2">🤔 THE BIG IDEA (In One Sentence)</text:h>
      <text:p text:style-name="P3">We're building HOS - the operating system for humanoid robots - through a US-Israel partnership that combines American capital with Israeli innovation, and we have multiple paths to victory regardless of what competitors do.</text:p>
      <text:p text:style-name="P4"/>
      <text:h text:style-name="P2" text:outline-level="2">📖 THE COMPLETE STORY</text:h>
      <text:h text:style-name="P5" text:outline-level="3">PART 1: The Three Operating Systems (Our Unbeatable Strategy)</text:h>
      <text:p text:style-name="P3">Most people think we're building a cooking robot. We're not.</text:p>
      <text:p text:style-name="P3">We're building <text:span text:style-name="Strong_20_Emphasis">three operating systems</text:span> that give us an unbeatable position in humanoid robotics:</text:p>
      <text:p text:style-name="P3"><text:span text:style-name="Strong_20_Emphasis">HOS (Humanoid Operating System)</text:span> The universal platform - like Android for phones. If we win the race to market (12 months), this becomes the global standard. Game over, we win everything.</text:p>
      <text:p text:style-name="P3"><text:span text:style-name="Strong_20_Emphasis">HMOS (Humanoid Military Operating System)</text:span> If competitors win civilian market first, we pivot here. Battle-tested military applications:</text:p>
      <text:list text:style-name="L1">
        <text:list-item>
          <text:p text:style-name="P6">Combat medics that save soldiers' lives </text:p>
        </text:list-item>
        <text:list-item>
          <text:p text:style-name="P6">Tank crews that operate old equipment from warehouses </text:p>
        </text:list-item>
        <text:list-item>
          <text:p text:style-name="P6">Infantry for tunnel warfare and urban combat </text:p>
        </text:list-item>
        <text:list-item>
          <text:p text:style-name="P7">Security and guard operations </text:p>
        </text:list-item>
      </text:list>
      <text:p text:style-name="P3">Partner with US Army and IDF (like Iron Dome). Export to NATO allies. Premium pricing ($200K-500K per unit).</text:p>
      <text:p text:style-name="P3"><text:span text:style-name="Strong_20_Emphasis">HCOS (Humanoid Civilian Operating System)</text:span> Extract proven capabilities from battle-tested HMOS. Market as "military-grade" humanoid OS:</text:p>
      <text:list text:style-name="L2">
        <text:list-item>
          <text:p text:style-name="P8">HR Drivers (sits in any car, drives using existing controls) </text:p>
        </text:list-item>
        <text:list-item>
          <text:p text:style-name="P8">RoboChef (restaurant applications) </text:p>
        </text:list-item>
        <text:list-item>
          <text:p text:style-name="P8">Elderly care, security, cleaning, logistics </text:p>
        </text:list-item>
        <text:list-item>
          <text:p text:style-name="P9">Consumer mass market </text:p>
        </text:list-item>
      </text:list>
      <text:p text:style-name="P3"><text:span text:style-name="Strong_20_Emphasis">The genius:</text:span> We can't lose. Win civilian first, OR dominate military then transition to premium civilian market.</text:p>
      <text:p text:style-name="P4"/>
      <text:h text:style-name="P5" text:outline-level="3">PART 2: The Competitive Landscape</text:h>
      <text:p text:style-name="P3"><text:span text:style-name="Strong_20_Emphasis">Three Giants Are Racing:</text:span></text:p>
      <text:p text:style-name="P3"><text:span text:style-name="Strong_20_Emphasis">1. China</text:span></text:p>
      <text:list text:style-name="L3">
        <text:list-item>
          <text:p text:style-name="P10">1.4 billion people, 14x bigger than Japan </text:p>
        </text:list-item>
        <text:list-item>
          <text:p text:style-name="P10">Same intelligence level as Japan </text:p>
        </text:list-item>
        <text:list-item>
          <text:p text:style-name="P10">Massive manufacturing capability </text:p>
        </text:list-item>
        <text:list-item>
          <text:p text:style-name="P10">Government backing, unlimited resources </text:p>
        </text:list-item>
        <text:list-item>
          <text:p text:style-name="P11"><text:span text:style-name="Strong_20_Emphasis">They're moving FAST</text:span> </text:p>
        </text:list-item>
      </text:list>
      <text:p text:style-name="P3"><text:span text:style-name="Strong_20_Emphasis">2. Elon Musk</text:span></text:p>
      <text:list text:style-name="L4">
        <text:list-item>
          <text:p text:style-name="P12">Tesla Optimus shipping NOW </text:p>
        </text:list-item>
        <text:list-item>
          <text:p text:style-name="P12">Unlimited capital </text:p>
        </text:list-item>
        <text:list-item>
          <text:p text:style-name="P12">Platform experience (Tesla software, Starlink) </text:p>
        </text:list-item>
        <text:list-item>
          <text:p text:style-name="P12">Moves incredibly fast (builds companies in months) </text:p>
        </text:list-item>
        <text:list-item>
          <text:p text:style-name="P12">AI expertise (xAI, neural networks) </text:p>
        </text:list-item>
        <text:list-item>
          <text:p text:style-name="P13"><text:span text:style-name="Strong_20_Emphasis">Once he gets 100K+ robots installed, network effects lock in his OS forever</text:span> </text:p>
        </text:list-item>
      </text:list>
      <text:p text:style-name="P3"><text:span text:style-name="Strong_20_Emphasis">3. Japan</text:span></text:p>
      <text:list text:style-name="L5">
        <text:list-item>
          <text:p text:style-name="P14">Decades of robotics R&amp;D </text:p>
        </text:list-item>
        <text:list-item>
          <text:p text:style-name="P14">Advanced manufacturing tradition </text:p>
        </text:list-item>
        <text:list-item>
          <text:p text:style-name="P14">High quality reputation </text:p>
        </text:list-item>
        <text:list-item>
          <text:p text:style-name="P15">Conservative, methodical approach </text:p>
        </text:list-item>
      </text:list>
      <text:p text:style-name="P3"><text:span text:style-name="Strong_20_Emphasis">We have 12 months maximum before the window closes.</text:span></text:p>
      <text:p text:style-name="P3">After that, whoever establishes the platform becomes the standard. Network effects make it nearly impossible to displace them.</text:p>
      <text:p text:style-name="P4"/>
      <text:h text:style-name="P5" text:outline-level="3">PART 3: Why US-Israel Partnership Wins</text:h>
      <text:p text:style-name="P3"><text:span text:style-name="Strong_20_Emphasis">Israel Brings:</text:span></text:p>
      <text:list text:style-name="L6">
        <text:list-item>
          <text:p text:style-name="P16"><text:span text:style-name="Strong_20_Emphasis">Highest intelligence per capita</text:span> globally </text:p>
        </text:list-item>
        <text:list-item>
          <text:p text:style-name="P16"><text:span text:style-name="Strong_20_Emphasis">IMAGINATION</text:span> (critical competitive advantage vs Oriental execution focus) </text:p>
        </text:list-item>
        <text:list-item>
          <text:p text:style-name="P16">Combat-proven military technology </text:p>
        </text:list-item>
        <text:list-item>
          <text:p text:style-name="P16"><text:soft-page-break/>Cyber/AI expertise (Unit 8200 graduates) </text:p>
        </text:list-item>
        <text:list-item>
          <text:p text:style-name="P16">Quantum research leadership </text:p>
        </text:list-item>
        <text:list-item>
          <text:p text:style-name="P16">Speed and innovation culture </text:p>
        </text:list-item>
        <text:list-item>
          <text:p text:style-name="P17">Urgency (existential threats drive innovation) </text:p>
        </text:list-item>
      </text:list>
      <text:p text:style-name="P3"><text:span text:style-name="Strong_20_Emphasis">US Brings:</text:span></text:p>
      <text:list text:style-name="L7">
        <text:list-item>
          <text:p text:style-name="P18">Capital (Silicon Valley funding ecosystem) </text:p>
        </text:list-item>
        <text:list-item>
          <text:p text:style-name="P18">Market size (330M people, $23T economy) </text:p>
        </text:list-item>
        <text:list-item>
          <text:p text:style-name="P18">Military budget (US Army $800B+, NATO partnerships) </text:p>
        </text:list-item>
        <text:list-item>
          <text:p text:style-name="P18">Manufacturing scale (supply chain, distribution) </text:p>
        </text:list-item>
        <text:list-item>
          <text:p text:style-name="P19">Global reach and influence </text:p>
        </text:list-item>
      </text:list>
      <text:p text:style-name="P3"><text:span text:style-name="Strong_20_Emphasis">Together: Unbeatable</text:span></text:p>
      <text:list text:style-name="L8">
        <text:list-item>
          <text:p text:style-name="P20">Beats China (trust + innovation + resources) </text:p>
        </text:list-item>
        <text:list-item>
          <text:p text:style-name="P20">Beats Elon (military applications + open platform + capital) </text:p>
        </text:list-item>
        <text:list-item>
          <text:p text:style-name="P21">Beats Japan (speed + software + market access) </text:p>
        </text:list-item>
      </text:list>
      <text:p text:style-name="P3"><text:span text:style-name="Strong_20_Emphasis">The pattern:</text:span> Israel innovates breakthrough technology, US scales it globally</text:p>
      <text:list text:style-name="L9">
        <text:list-item>
          <text:p text:style-name="P22">Intel processors (Israeli design, US production) </text:p>
        </text:list-item>
        <text:list-item>
          <text:p text:style-name="P22">Mobileye (Israeli innovation, Intel acquisition $15B) </text:p>
        </text:list-item>
        <text:list-item>
          <text:p text:style-name="P22">Waze (Israeli startup, Google acquisition) </text:p>
        </text:list-item>
        <text:list-item>
          <text:p text:style-name="P23">Iron Dome (Israeli-US partnership, export success) </text:p>
        </text:list-item>
      </text:list>
      <text:p text:style-name="P3"><text:span text:style-name="Strong_20_Emphasis">HOS follows this proven model.</text:span></text:p>
      <text:p text:style-name="P4"/>
      <text:h text:style-name="P5" text:outline-level="3">PART 4: The Four Plans - We Cannot Lose</text:h>
      <text:p text:style-name="P3"><text:span text:style-name="Strong_20_Emphasis">PLAN A: First-Mover Advantage (If We Move Fast)</text:span></text:p>
      <text:p text:style-name="P3"><text:span text:style-name="Strong_20_Emphasis">Months 1-12: Build HOS Platform + Launch Applications</text:span></text:p>
      <text:p text:style-name="P3"><text:span text:style-name="Strong_20_Emphasis">Core Platform Development:</text:span></text:p>
      <text:list text:style-name="L10">
        <text:list-item>
          <text:p text:style-name="P24">HOS operating system (runs on any humanoid hardware) </text:p>
        </text:list-item>
        <text:list-item>
          <text:p text:style-name="P24">Python support built-in </text:p>
        </text:list-item>
        <text:list-item>
          <text:p text:style-name="P24"><text:span text:style-name="Strong_20_Emphasis">PythonEasy</text:span> - Natural language interface for non-programmers </text:p>
          <text:list>
            <text:list-item>
              <text:p text:style-name="P24">"Run, bring me the mail" </text:p>
            </text:list-item>
            <text:list-item>
              <text:p text:style-name="P24">"Drive to school, bring Johnny home" </text:p>
            </text:list-item>
            <text:list-item>
              <text:p text:style-name="P24">"Make burger with fries, salad, coke" </text:p>
            </text:list-item>
            <text:list-item>
              <text:p text:style-name="P24">"Go make my bedroom" </text:p>
            </text:list-item>
            <text:list-item>
              <text:p text:style-name="P2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First Application: RoboChef</text:span></text:p>
      <text:list text:style-name="L11">
        <text:list-item>
          <text:p text:style-name="P26">Cooking robot for restaurants, hotels </text:p>
        </text:list-item>
        <text:list-item>
          <text:p text:style-name="P26">Patent-protected encrypted ingredient authorization </text:p>
        </text:list-item>
        <text:list-item>
          <text:p text:style-name="P26">Proves platform works for complex physical tasks </text:p>
        </text:list-item>
        <text:list-item>
          <text:p text:style-name="P27">Recurring revenue model ($50/meal × 50 meals/day = $75K/month per restaurant) </text:p>
        </text:list-item>
      </text:list>
      <text:p text:style-name="P3"><text:span text:style-name="Strong_20_Emphasis">Second Application: HR Drivers</text:span></text:p>
      <text:list text:style-name="L12">
        <text:list-item>
          <text:p text:style-name="P28"><text:span text:style-name="Strong_20_Emphasis">The massive market everyone missed</text:span> </text:p>
        </text:list-item>
        <text:list-item>
          <text:p text:style-name="P28">HR sits in driver's seat of ANY existing car </text:p>
        </text:list-item>
        <text:list-item>
          <text:p text:style-name="P28">Uses vehicle's existing controls (steering, pedals, mirrors) </text:p>
        </text:list-item>
        <text:list-item>
          <text:p text:style-name="P28">No need to retrofit millions of vehicles </text:p>
        </text:list-item>
        <text:list-item>
          <text:p text:style-name="P28">Way cheaper than Waymo/Cruise approach </text:p>
        </text:list-item>
        <text:list-item>
          <text:p text:style-name="P29"><text:span text:style-name="Strong_20_Emphasis">280M vehicles in US, 300M+ in India, billions worldwide</text:span> </text:p>
        </text:list-item>
      </text:list>
      <text:p text:style-name="P3"><text:span text:style-name="Strong_20_Emphasis">Months 12-24: Military Applications (HMOS)</text:span></text:p>
      <text:list text:style-name="L13">
        <text:list-item>
          <text:p text:style-name="P30">Combat medic (saves soldiers' lives) </text:p>
        </text:list-item>
        <text:list-item>
          <text:p text:style-name="P30">US Army and IDF partnerships </text:p>
        </text:list-item>
        <text:list-item>
          <text:p text:style-name="P30">NATO exports </text:p>
        </text:list-item>
        <text:list-item>
          <text:p text:style-name="P31">Battle-proven reliability </text:p>
        </text:list-item>
      </text:list>
      <text:p text:style-name="P3"><text:span text:style-name="Strong_20_Emphasis">Years 2-5: Scale HCOS Globally</text:span></text:p>
      <text:list text:style-name="L14">
        <text:list-item>
          <text:p text:style-name="P32">Mass market through natural language </text:p>
        </text:list-item>
        <text:list-item>
          <text:p text:style-name="P32">India/Asia expansion (1.4B+ people) </text:p>
        </text:list-item>
        <text:list-item>
          <text:p text:style-name="P32">Consumer applications </text:p>
        </text:list-item>
        <text:list-item>
          <text:p text:style-name="P33"><text:span text:style-name="Strong_20_Emphasis">Become the Android of robotics</text:span> </text:p>
        </text:list-item>
      </text:list>
      <text:p text:style-name="P3"><text:span text:style-name="Strong_20_Emphasis">Outcome:</text:span> We own the platform, capture 60-80% of value</text:p>
      <text:p text:style-name="P4"/>
      <text:p text:style-name="P3"><text:span text:style-name="Strong_20_Emphasis">PLAN B: If China Develops OS First</text:span></text:p>
      <text:p text:style-name="P3"><text:span text:style-name="Strong_20_Emphasis">Scenario:</text:span> China launches consumer humanoid OS before us</text:p>
      <text:p text:style-name="P3"><text:span text:style-name="Strong_20_Emphasis">Our Response:</text:span></text:p>
      <text:list text:style-name="L15">
        <text:list-item>
          <text:p text:style-name="P34">US government rejects Chinese OS (national security) </text:p>
        </text:list-item>
        <text:list-item>
          <text:p text:style-name="P34">Remember TikTok? Just a social media app - forced sale </text:p>
        </text:list-item>
        <text:list-item>
          <text:p text:style-name="P34"><text:soft-page-break/>Imagine if China controls robots in American homes, businesses, military bases </text:p>
        </text:list-item>
        <text:list-item>
          <text:p text:style-name="P34"><text:span text:style-name="Strong_20_Emphasis">Eyes, ears, and hands everywhere - not just data collection</text:span> </text:p>
        </text:list-item>
        <text:list-item>
          <text:p text:style-name="P35">Physical presence vs. digital presence </text:p>
        </text:list-item>
      </text:list>
      <text:p text:style-name="P3"><text:span text:style-name="Strong_20_Emphasis">We become the trusted Western alternative:</text:span></text:p>
      <text:list text:style-name="L16">
        <text:list-item>
          <text:p text:style-name="P36">Execute Plan A with "security-first" positioning </text:p>
        </text:list-item>
        <text:list-item>
          <text:p text:style-name="P36">Military and government prefer US-Israel partnership </text:p>
        </text:list-item>
        <text:list-item>
          <text:p text:style-name="P36">Enterprise won't trust Chinese OS </text:p>
        </text:list-item>
        <text:list-item>
          <text:p text:style-name="P37">Security-conscious consumers choose Western platform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p text:style-name="P3"><text:span text:style-name="Strong_20_Emphasis">PLAN C: If Elon Musk Wins Consumer First</text:span></text:p>
      <text:p text:style-name="P3"><text:span text:style-name="Strong_20_Emphasis">Scenario:</text:span> Tesla Optimus dominates consumer market before our launch</text:p>
      <text:p text:style-name="P3"><text:span text:style-name="Strong_20_Emphasis">Our Response:</text:span> <text:span text:style-name="Strong_20_Emphasis">START WITH HMOS</text:span> (military applications Elon won't pursue)</text:p>
      <text:p text:style-name="P3"><text:span text:style-name="Strong_20_Emphasis">Why Elon Won't Do Military:</text:span></text:p>
      <text:list text:style-name="L17">
        <text:list-item>
          <text:p text:style-name="P38">Tesla is consumer brand (politically problematic to make weapons) </text:p>
        </text:list-item>
        <text:list-item>
          <text:p text:style-name="P38">Government contracts are slow, bureaucratic (Elon hates this) </text:p>
        </text:list-item>
        <text:list-item>
          <text:p text:style-name="P38">Military profit margins lower than consumer </text:p>
        </text:list-item>
        <text:list-item>
          <text:p text:style-name="P39"><text:span text:style-name="Strong_20_Emphasis">He'll focus where he's strongest - consumer market</text:span> </text:p>
        </text:list-item>
      </text:list>
      <text:p text:style-name="P3"><text:span text:style-name="Strong_20_Emphasis">Our Military Strategy:</text:span></text:p>
      <text:list text:style-name="L18">
        <text:list-item>
          <text:p text:style-name="P40">Partner with US Army, IDF, NATO </text:p>
        </text:list-item>
        <text:list-item>
          <text:p text:style-name="P40">Combat medic, tank crews, infantry, security </text:p>
        </text:list-item>
        <text:list-item>
          <text:p text:style-name="P40">Combat-proven, military-grade reliability </text:p>
        </text:list-item>
        <text:list-item>
          <text:p text:style-name="P40"><text:span text:style-name="Strong_20_Emphasis">THEN launch HCOS:</text:span> </text:p>
          <text:list>
            <text:list-item>
              <text:p text:style-name="P40">Position as "military-grade, trusted alternative" </text:p>
            </text:list-item>
            <text:list-item>
              <text:p text:style-name="P40">Premium market (government, enterprise, security) </text:p>
            </text:list-item>
            <text:list-item>
              <text:p text:style-name="P40">Open platform (vs. Tesla's closed ecosystem) </text:p>
            </text:list-item>
            <text:list-item>
              <text:p text:style-name="P41">Battle-tested credibility </text:p>
            </text:list-item>
          </text:list>
        </text:list-item>
      </text:list>
      <text:p text:style-name="P3"><text:span text:style-name="Strong_20_Emphasis">Why This Wins:</text:span></text:p>
      <text:list text:style-name="L19">
        <text:list-item>
          <text:p text:style-name="P42">Military-proven tech always beats consumer-first </text:p>
          <text:list>
            <text:list-item>
              <text:p text:style-name="P42">GPS: Military → civilian </text:p>
            </text:list-item>
            <text:list-item>
              <text:p text:style-name="P42">Internet: DARPA → commercial </text:p>
            </text:list-item>
            <text:list-item>
              <text:p text:style-name="P42">Drones: Military → consumer </text:p>
            </text:list-item>
          </text:list>
        </text:list-item>
        <text:list-item>
          <text:p text:style-name="P42">Government/enterprise won't trust single-vendor (Tesla) lock-in </text:p>
        </text:list-item>
        <text:list-item>
          <text:p text:style-name="P42">Our open platform attracts more developers </text:p>
        </text:list-item>
        <text:list-item>
          <text:p text:style-name="P43"><text:span text:style-name="Strong_20_Emphasis">Military contracts fund civilian development</text:span> </text:p>
        </text:list-item>
      </text:list>
      <text:p text:style-name="P3"><text:span text:style-name="Strong_20_Emphasis">Outcome:</text:span> We own military + premium civilian, Elon owns mass consumer (both win)</text:p>
      <text:p text:style-name="P4"/>
      <text:p text:style-name="P3"><text:span text:style-name="Strong_20_Emphasis">PLAN D: Manufacturing &amp; Ecosystem (Follows A, B, or C)</text:span></text:p>
      <text:p text:style-name="P3"><text:span text:style-name="Strong_20_Emphasis">Phase 1: Acquire Boston Dynamics ($2-5B)</text:span> <text:span text:style-name="Strong_20_Emphasis">AT ANY PRICE - This is strategic necessity</text:span></text:p>
      <text:p text:style-name="P3"><text:span text:style-name="Strong_20_Emphasis">Why Boston Dynamics:</text:span></text:p>
      <text:list text:style-name="L20">
        <text:list-item>
          <text:p text:style-name="P44">20+ years of world-class mechanical engineering </text:p>
        </text:list-item>
        <text:list-item>
          <text:p text:style-name="P44">Best humanoid hardware designs (those jumping, backflipping robots) </text:p>
        </text:list-item>
        <text:list-item>
          <text:p text:style-name="P44">Struggling with business model (passed Google → SoftBank → Hyundai) </text:p>
        </text:list-item>
        <text:list-item>
          <text:p text:style-name="P45">Manufacturing knowledge worth more than purchase price </text:p>
        </text:list-item>
      </text:list>
      <text:p text:style-name="P3"><text:span text:style-name="Strong_20_Emphasis">Government-Backed Acquisition:</text:span></text:p>
      <text:list text:style-name="L21">
        <text:list-item>
          <text:p text:style-name="P46">US-Israel joint funding (like strategic defense purchases) </text:p>
        </text:list-item>
        <text:list-item>
          <text:p text:style-name="P46">Move R&amp;D to US + Israel </text:p>
        </text:list-item>
        <text:list-item>
          <text:p text:style-name="P46">Integrate with HOS platform </text:p>
        </text:list-item>
        <text:list-item>
          <text:p text:style-name="P47"><text:span text:style-name="Strong_20_Emphasis">Control both hardware design AND software platform</text:span> </text:p>
        </text:list-item>
      </text:list>
      <text:p text:style-name="P3"><text:span text:style-name="Strong_20_Emphasis">Phase 2: HR Builds HR (Self-Replicating Manufacturing)</text:span></text:p>
      <text:list text:style-name="L22">
        <text:list-item>
          <text:p text:style-name="P48">Use pedagogy system: HR learns from human experts </text:p>
        </text:list-item>
        <text:list-item>
          <text:p text:style-name="P48"><text:span text:style-name="Strong_20_Emphasis">HR units manufacture other HR units</text:span> </text:p>
        </text:list-item>
        <text:list-item>
          <text:p text:style-name="P48">Exponential production scaling </text:p>
        </text:list-item>
        <text:list-item>
          <text:p text:style-name="P48">Cost reduction over time </text:p>
        </text:list-item>
        <text:list-item>
          <text:p text:style-name="P49"><text:span text:style-name="Strong_20_Emphasis">Self-replicating knowledge and manufacturing</text:span> </text:p>
        </text:list-item>
      </text:list>
      <text:p text:style-name="P3"><text:span text:style-name="Strong_20_Emphasis">Phase 3: US-Israel Manufacturing</text:span></text:p>
      <text:list text:style-name="L23">
        <text:list-item>
          <text:p text:style-name="P50">Production facilities in both countries </text:p>
        </text:list-item>
        <text:list-item>
          <text:p text:style-name="P50">Strategic independence (not dependent on China) </text:p>
        </text:list-item>
        <text:list-item>
          <text:p text:style-name="P50">Like Merkava tank: Designed, built, proven domestically </text:p>
        </text:list-item>
        <text:list-item>
          <text:p text:style-name="P51">Premium "Made in US-Israel" positioning </text:p>
        </text:list-item>
      </text:list>
      <text:p text:style-name="P3"><text:span text:style-name="Strong_20_Emphasis">Phase 4: HR Academy - Talent Magnet</text:span></text:p>
      <text:list text:style-name="L24">
        <text:list-item>
          <text:p text:style-name="P52">Attract global talent (refuge from hostile environments) </text:p>
        </text:list-item>
        <text:list-item>
          <text:p text:style-name="P52"><text:soft-page-break/>Jewish STEM students fleeing antisemitic Western campuses </text:p>
        </text:list-item>
        <text:list-item>
          <text:p text:style-name="P52">High-paying jobs (thousands in US + Israel) </text:p>
        </text:list-item>
        <text:list-item>
          <text:p text:style-name="P52">Training institution (military AND civilian) </text:p>
        </text:list-item>
        <text:list-item>
          <text:p text:style-name="P53">Advanced training methods (better than human pilot/tank crew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5" text:outline-level="3">PART 5: The Revolutionary Innovations</text:h>
      <text:p text:style-name="P3"><text:span text:style-name="Strong_20_Emphasis">1. PythonEasy - Natural Language Robot Control</text:span></text:p>
      <text:p text:style-name="P3"><text:span text:style-name="Strong_20_Emphasis">The iPhone Moment for Robotics:</text:span></text:p>
      <text:p text:style-name="P3">Before iPhone:</text:p>
      <text:list text:style-name="L25">
        <text:list-item>
          <text:p text:style-name="P54">Phones needed stylus, complicated menus </text:p>
        </text:list-item>
        <text:list-item>
          <text:p text:style-name="P54">Only tech-savvy people could use smartphones </text:p>
        </text:list-item>
        <text:list-item>
          <text:p text:style-name="P55">Limited adoption </text:p>
        </text:list-item>
      </text:list>
      <text:p text:style-name="P3">After iPhone:</text:p>
      <text:list text:style-name="L26">
        <text:list-item>
          <text:p text:style-name="P56">Touch interface, intuitive </text:p>
        </text:list-item>
        <text:list-item>
          <text:p text:style-name="P56">Anyone could use (toddlers to grandparents) </text:p>
        </text:list-item>
        <text:list-item>
          <text:p text:style-name="P57">Mass market explosion </text:p>
        </text:list-item>
      </text:list>
      <text:p text:style-name="P3"><text:span text:style-name="Strong_20_Emphasis">Before HOS:</text:span></text:p>
      <text:list text:style-name="L27">
        <text:list-item>
          <text:p text:style-name="P58">Robots need expert programmers </text:p>
        </text:list-item>
        <text:list-item>
          <text:p text:style-name="P58">Complex coding for every task </text:p>
        </text:list-item>
        <text:list-item>
          <text:p text:style-name="P58">Limited to tech companies, researchers </text:p>
        </text:list-item>
        <text:list-item>
          <text:p text:style-name="P59">Expensive, slow, inflexible </text:p>
        </text:list-item>
      </text:list>
      <text:p text:style-name="P3"><text:span text:style-name="Strong_20_Emphasis">After HOS with PythonEasy:</text:span></text:p>
      <text:list text:style-name="L28">
        <text:list-item>
          <text:p text:style-name="P60">Natural language commands </text:p>
        </text:list-item>
        <text:list-item>
          <text:p text:style-name="P60">Anyone can direct robots </text:p>
        </text:list-item>
        <text:list-item>
          <text:p text:style-name="P60">No programming knowledge needed </text:p>
        </text:list-item>
        <text:list-item>
          <text:p text:style-name="P61"><text:span text:style-name="Strong_20_Emphasis">True mass market adoption</text:span> </text:p>
        </text:list-item>
      </text:list>
      <text:p text:style-name="P3"><text:span text:style-name="Strong_20_Emphasis">How It Works:</text:span></text:p>
      <text:p text:style-name="P3">User speaks or types natural language:</text:p>
      <text:p text:style-name="P62"><text:span text:style-name="Source_20_Text">"Run, bring me the mail"</text:span></text:p>
      <text:p text:style-name="P62"><text:span text:style-name="Source_20_Text">"Drive to school, bring Johnny home"</text:span></text:p>
      <text:p text:style-name="P62"><text:span text:style-name="Source_20_Text">"Make my bedroom" </text:span></text:p>
      <text:p text:style-name="P62"><text:span text:style-name="Source_20_Text"><text:s text:c="2"/>→ HR understands: Make bed, pick up clothes, vacuum, organize</text:span></text:p>
      <text:p text:style-name="P62"><text:span text:style-name="Source_20_Text">"Make burger with fries, salad, coke"</text:span></text:p>
      <text:p text:style-name="P62"><text:span text:style-name="Source_20_Text"><text:s text:c="2"/>→ HR understands: Get ingredients, cook, plate, serve with beverage</text:span></text:p>
      <text:p text:style-name="P3"><text:span text:style-name="Strong_20_Emphasis">Technical Architecture:</text:span></text:p>
      <text:list text:style-name="L29">
        <text:list-item>
          <text:p text:style-name="P63">High-level language above Python </text:p>
        </text:list-item>
        <text:list-item>
          <text:p text:style-name="P63">Natural language processing (AI-powered) </text:p>
        </text:list-item>
        <text:list-item>
          <text:p text:style-name="P63">Context understanding (knows "bedroom" means bed, clothes, vacuum) </text:p>
        </text:list-item>
        <text:list-item>
          <text:p text:style-name="P63">Task decomposition (breaks complex commands into steps) </text:p>
        </text:list-item>
        <text:list-item>
          <text:p text:style-name="P64">Learning system (improves with usage) </text:p>
        </text:list-item>
      </text:list>
      <text:p text:style-name="P3"><text:span text:style-name="Strong_20_Emphasis">Market Impact:</text:span></text:p>
      <text:list text:style-name="L30">
        <text:list-item>
          <text:p text:style-name="P65">Expands addressable market 100x </text:p>
        </text:list-item>
        <text:list-item>
          <text:p text:style-name="P65">Every household becomes potential customer (not just tech enthusiasts) </text:p>
        </text:list-item>
        <text:list-item>
          <text:p text:style-name="P65"><text:span text:style-name="Strong_20_Emphasis">"App for everybody" - anyone can create robot behaviors</text:span> </text:p>
        </text:list-item>
        <text:list-item>
          <text:p text:style-name="P66">Developer ecosystem (people build and share commands) </text:p>
        </text:list-item>
      </text:list>
      <text:p text:style-name="P3"><text:span text:style-name="Strong_20_Emphasis">Competitive Advantage:</text:span></text:p>
      <text:list text:style-name="L31">
        <text:list-item>
          <text:p text:style-name="P67">Competitors require programming (limits adoption) </text:p>
        </text:list-item>
        <text:list-item>
          <text:p text:style-name="P67">We enable natural language (democratizes control) </text:p>
        </text:list-item>
        <text:list-item>
          <text:p text:style-name="P67">Network effects (more users → more commands → more valuable) </text:p>
        </text:list-item>
        <text:list-item>
          <text:p text:style-name="P68"><text:span text:style-name="Strong_20_Emphasis">This is the mass market enabler</text:span> </text:p>
        </text:list-item>
      </text:list>
      <text:p text:style-name="P4"/>
      <text:p text:style-name="P3"><text:span text:style-name="Strong_20_Emphasis">2. Pedagogy System - Robots Learn from Humans</text:span></text:p>
      <text:p text:style-name="P3"><text:span text:style-name="Strong_20_Emphasis">Real-World Example - Jet Engine Welding:</text:span></text:p>
      <text:p text:style-name="P3">I consulted for a company that built machines to weld "floppies" (blades) of jet engines. These blades would burn at the edges - very expensive problem ($10,000+ per blade).</text:p>
      <text:p text:style-name="P3">Expert welders could fix them perfectly, but training new welders took 5+ years of apprenticeship.</text:p>
      <text:p text:style-name="P3"><text:soft-page-break/><text:span text:style-name="Strong_20_Emphasis">The Solution:</text:span></text:p>
      <text:list text:style-name="L32">
        <text:list-item>
          <text:p text:style-name="P69">Expert welder performs repair </text:p>
        </text:list-item>
        <text:list-item>
          <text:p text:style-name="P69">Machine RECORDS every movement: </text:p>
          <text:list>
            <text:list-item>
              <text:p text:style-name="P69">Hand position and pressure </text:p>
            </text:list-item>
            <text:list-item>
              <text:p text:style-name="P69">Tool angle and speed </text:p>
            </text:list-item>
            <text:list-item>
              <text:p text:style-name="P69">Timing and sequencing </text:p>
            </text:list-item>
            <text:list-item>
              <text:p text:style-name="P69">Quality checkpoints </text:p>
            </text:list-item>
          </text:list>
        </text:list-item>
        <text:list-item>
          <text:p text:style-name="P69">Machine REPLICATES expert's technique in production </text:p>
        </text:list-item>
        <text:list-item>
          <text:p text:style-name="P70"><text:span text:style-name="Strong_20_Emphasis">Perfect repairs, every time, no 5-year training</text:span> </text:p>
        </text:list-item>
      </text:list>
      <text:p text:style-name="P3"><text:span text:style-name="Strong_20_Emphasis">Same Principle for Humanoid Robots.</text:span></text:p>
      <text:p text:style-name="P3"><text:span text:style-name="Strong_20_Emphasis">How HOS Pedagogy Works:</text:span></text:p>
      <text:p text:style-name="P3"><text:span text:style-name="Strong_20_Emphasis">Step 1: Expert Demonstrates</text:span></text:p>
      <text:list text:style-name="L33">
        <text:list-item>
          <text:p text:style-name="P71">IDF combat medic shows how to treat wounded soldier gently </text:p>
        </text:list-item>
        <text:list-item>
          <text:p text:style-name="P71">Master chef demonstrates knife technique and plating </text:p>
        </text:list-item>
        <text:list-item>
          <text:p text:style-name="P71">Expert driver shows defensive driving maneuvers </text:p>
        </text:list-item>
        <text:list-item>
          <text:p text:style-name="P72">Manufacturing specialist demonstrates assembly process </text:p>
        </text:list-item>
      </text:list>
      <text:p text:style-name="P3"><text:span text:style-name="Strong_20_Emphasis">Step 2: HR Records &amp; Learns</text:span> Not just copying movements - understanding the PRINCIPLES:</text:p>
      <text:list text:style-name="L34">
        <text:list-item>
          <text:p text:style-name="P73">How much pressure to apply (firm but gentle) </text:p>
        </text:list-item>
        <text:list-item>
          <text:p text:style-name="P73">When to adapt (if patient condition changes) </text:p>
        </text:list-item>
        <text:list-item>
          <text:p text:style-name="P73">Quality indicators (does the dish look right? Is the weld strong?) </text:p>
        </text:list-item>
        <text:list-item>
          <text:p text:style-name="P73">Safety protocols (when to stop, when to call for help) </text:p>
        </text:list-item>
        <text:list-item>
          <text:p text:style-name="P74"><text:span text:style-name="Strong_20_Emphasis">Context awareness</text:span> (same movement, different situations) </text:p>
        </text:list-item>
      </text:list>
      <text:p text:style-name="P3"><text:span text:style-name="Strong_20_Emphasis">Step 3: HR Replicates &amp; Improves</text:span></text:p>
      <text:list text:style-name="L35">
        <text:list-item>
          <text:p text:style-name="P75">Applies learned principles to new situations </text:p>
        </text:list-item>
        <text:list-item>
          <text:p text:style-name="P75">Handles variations and edge cases </text:p>
        </text:list-item>
        <text:list-item>
          <text:p text:style-name="P75">Optimizes over time (learns from mistakes) </text:p>
        </text:list-item>
        <text:list-item>
          <text:p text:style-name="P76">Can teach OTHER HR units (knowledge multiplies exponentially) </text:p>
        </text:list-item>
      </text:list>
      <text:p text:style-name="P3"><text:span text:style-name="Strong_20_Emphasis">Step 4: Exponential Knowledge Transfer</text:span></text:p>
      <text:list text:style-name="L36">
        <text:list-item>
          <text:p text:style-name="P77">One expert trainer → teaches one HR unit </text:p>
        </text:list-item>
        <text:list-item>
          <text:p text:style-name="P77">That HR teaches 10 more HR units </text:p>
        </text:list-item>
        <text:list-item>
          <text:p text:style-name="P77">Those 10 teach 100 more </text:p>
        </text:list-item>
        <text:list-item>
          <text:p text:style-name="P78"><text:span text:style-name="Strong_20_Emphasis">One expert → 10,000+ trained HR in weeks</text:span> </text:p>
        </text:list-item>
      </text:list>
      <text:p text:style-name="P3"><text:span text:style-name="Strong_20_Emphasis">Why This Is Revolutionary:</text:span></text:p>
      <text:p text:style-name="P3"><text:span text:style-name="Strong_20_Emphasis">Traditional Robotics:</text:span></text:p>
      <text:list text:style-name="L37">
        <text:list-item>
          <text:p text:style-name="P79">Program every movement manually </text:p>
        </text:list-item>
        <text:list-item>
          <text:p text:style-name="P79">Takes years per task </text:p>
        </text:list-item>
        <text:list-item>
          <text:p text:style-name="P79">Rigid, can't adapt to variations </text:p>
        </text:list-item>
        <text:list-item>
          <text:p text:style-name="P79">Need expert programmers for each task </text:p>
        </text:list-item>
        <text:list-item>
          <text:p text:style-name="P80">Expensive, slow, limited </text:p>
        </text:list-item>
      </text:list>
      <text:p text:style-name="P3"><text:span text:style-name="Strong_20_Emphasis">HOS Pedagogy:</text:span></text:p>
      <text:list text:style-name="L38">
        <text:list-item>
          <text:p text:style-name="P81">Demonstrate once, HR learns </text:p>
        </text:list-item>
        <text:list-item>
          <text:p text:style-name="P81">Takes hours/days per task </text:p>
        </text:list-item>
        <text:list-item>
          <text:p text:style-name="P81">Adaptive, handles variations </text:p>
        </text:list-item>
        <text:list-item>
          <text:p text:style-name="P81">Non-programmers can train </text:p>
        </text:list-item>
        <text:list-item>
          <text:p text:style-name="P82"><text:span text:style-name="Strong_20_Emphasis">Exponential scaling</text:span> </text:p>
        </text:list-item>
      </text:list>
      <text:p text:style-name="P3"><text:span text:style-name="Strong_20_Emphasis">Combat Medic Training Example:</text:span></text:p>
      <text:p text:style-name="P3">IDF medic demonstrates: "Support the neck carefully, check for spine injury, apply pressure HERE to stop bleeding, be gentle but firm"</text:p>
      <text:p text:style-name="P3">HR learns the nuance:</text:p>
      <text:list text:style-name="L39">
        <text:list-item>
          <text:p text:style-name="P83">Can't just program "apply pressure" </text:p>
        </text:list-item>
        <text:list-item>
          <text:p text:style-name="P83">Must understand GENTLE but FIRM </text:p>
        </text:list-item>
        <text:list-item>
          <text:p text:style-name="P83">Must recognize spine injury signs </text:p>
        </text:list-item>
        <text:list-item>
          <text:p text:style-name="P83">Must adapt to different wounds </text:p>
        </text:list-item>
        <text:list-item>
          <text:p text:style-name="P84"><text:span text:style-name="Strong_20_Emphasis">This kind of judgment can't be programmed - must be demonstrated</text:span> </text:p>
        </text:list-item>
      </text:list>
      <text:p text:style-name="P3">One expert medic trains one HR → that HR trains entire battalion → <text:span text:style-name="Strong_20_Emphasis">10,000 combat medics with expert-level training in weeks</text:span></text:p>
      <text:p text:style-name="P3"><text:span text:style-name="Strong_20_Emphasis">Manufacturing Applications:</text:span></text:p>
      <text:p text:style-name="P3"><text:span text:style-name="Strong_20_Emphasis">HR Builds HR - The Ultimate Scaling:</text:span></text:p>
      <text:list text:style-name="L40">
        <text:list-item>
          <text:p text:style-name="P85">Expert manufacturing engineer shows HR how to assemble humanoid robots </text:p>
        </text:list-item>
        <text:list-item>
          <text:p text:style-name="P85">HR records: Part placement, torque specifications, quality checks </text:p>
        </text:list-item>
        <text:list-item>
          <text:p text:style-name="P85">HR learns and optimizes the process </text:p>
        </text:list-item>
        <text:list-item>
          <text:p text:style-name="P85"><text:span text:style-name="Strong_20_Emphasis">HR units build other HR units</text:span> </text:p>
        </text:list-item>
        <text:list-item>
          <text:p text:style-name="P85">Self-replicating manufacturing capability </text:p>
        </text:list-item>
        <text:list-item>
          <text:p text:style-name="P86">Each generation can improve on the previous </text:p>
        </text:list-item>
      </text:list>
      <text:p text:style-name="P3"><text:span text:style-name="Strong_20_Emphasis">Why Competitors Can't Replicate This:</text:span></text:p>
      <text:list text:style-name="L41">
        <text:list-item>
          <text:p text:style-name="P87"><text:soft-page-break/>Requires AI-native development (we have this) </text:p>
        </text:list-item>
        <text:list-item>
          <text:p text:style-name="P87">Requires sophisticated sensor fusion (we integrate this) </text:p>
        </text:list-item>
        <text:list-item>
          <text:p text:style-name="P87">Requires massive training dataset (we build this) </text:p>
        </text:list-item>
        <text:list-item>
          <text:p text:style-name="P88"><text:span text:style-name="Strong_20_Emphasis">Takes years to develop - we have 12-month head start</text:span> </text:p>
        </text:list-item>
      </text:list>
      <text:p text:style-name="P4"/>
      <text:p text:style-name="P3"><text:span text:style-name="Strong_20_Emphasis">3. Quantum Entanglement Communication - The Ultimate Military Advantage</text:span></text:p>
      <text:p text:style-name="P3"><text:span text:style-name="Strong_20_Emphasis">Traditional Military Communication:</text:span></text:p>
      <text:list text:style-name="L42">
        <text:list-item>
          <text:p text:style-name="P89">Radio, WiFi, satellite, 5G </text:p>
        </text:list-item>
        <text:list-item>
          <text:p text:style-name="P89"><text:span text:style-name="Strong_20_Emphasis">Problems:</text:span> </text:p>
          <text:list>
            <text:list-item>
              <text:p text:style-name="P89">Can be jammed by enemy </text:p>
            </text:list-item>
            <text:list-item>
              <text:p text:style-name="P89">Can be intercepted (security risk) </text:p>
            </text:list-item>
            <text:list-item>
              <text:p text:style-name="P89">Latency issues (milliseconds matter in combat) </text:p>
            </text:list-item>
            <text:list-item>
              <text:p text:style-name="P89">Fails underground (tunnels, bunkers) </text:p>
            </text:list-item>
            <text:list-item>
              <text:p text:style-name="P90">Requires line-of-sight or relay stations </text:p>
            </text:list-item>
          </text:list>
        </text:list-item>
      </text:list>
      <text:p text:style-name="P3"><text:span text:style-name="Strong_20_Emphasis">HOS Quantum Entanglement Communication:</text:span></text:p>
      <text:list text:style-name="L43">
        <text:list-item>
          <text:p text:style-name="P91"><text:span text:style-name="Strong_20_Emphasis">Instantaneous</text:span> (zero latency anywhere in universe) </text:p>
        </text:list-item>
        <text:list-item>
          <text:p text:style-name="P91"><text:span text:style-name="Strong_20_Emphasis">Unhackable</text:span> (any interception attempt breaks entanglement, alerts system) </text:p>
        </text:list-item>
        <text:list-item>
          <text:p text:style-name="P91"><text:span text:style-name="Strong_20_Emphasis">Cannot be jammed</text:span> (no radio waves to block) </text:p>
        </text:list-item>
        <text:list-item>
          <text:p text:style-name="P91"><text:span text:style-name="Strong_20_Emphasis">Works everywhere</text:span> (underground tunnels, deep underwater, space) </text:p>
        </text:list-item>
        <text:list-item>
          <text:p text:style-name="P92"><text:span text:style-name="Strong_20_Emphasis">Physics-based security</text:span> (not encryption - fundamental quantum mechanics) </text:p>
        </text:list-item>
      </text:list>
      <text:p text:style-name="P3"><text:span text:style-name="Strong_20_Emphasis">How It Works (Simplified):</text:span></text:p>
      <text:p text:style-name="P3">Quantum entanglement: Two particles linked at quantum level</text:p>
      <text:list text:style-name="L44">
        <text:list-item>
          <text:p text:style-name="P93">Change one particle → other particle changes instantly </text:p>
        </text:list-item>
        <text:list-item>
          <text:p text:style-name="P93">No signal travels between them (instantaneous) </text:p>
        </text:list-item>
        <text:list-item>
          <text:p text:style-name="P93">Any measurement/interception breaks entanglement (detectable) </text:p>
        </text:list-item>
        <text:list-item>
          <text:p text:style-name="P94"><text:span text:style-name="Strong_20_Emphasis">Perfect secure communication</text:span> </text:p>
        </text:list-item>
      </text:list>
      <text:p text:style-name="P3"><text:span text:style-name="Strong_20_Emphasis">Military Applications:</text:span></text:p>
      <text:p text:style-name="P3"><text:span text:style-name="Strong_20_Emphasis">Battlefield Command &amp; Control:</text:span> Chief of Staff → 10,000 HR units simultaneously</text:p>
      <text:list text:style-name="L45">
        <text:list-item>
          <text:p text:style-name="P95">Direct, instant control </text:p>
        </text:list-item>
        <text:list-item>
          <text:p text:style-name="P95">Zero latency (critical in combat) </text:p>
        </text:list-item>
        <text:list-item>
          <text:p text:style-name="P95">Perfect coordination </text:p>
        </text:list-item>
        <text:list-item>
          <text:p text:style-name="P95">Enemy cannot jam, intercept, or hack </text:p>
        </text:list-item>
        <text:list-item>
          <text:p text:style-name="P96"><text:span text:style-name="Strong_20_Emphasis">Works in Gaza tunnels where radio fails</text:span> </text:p>
        </text:list-item>
      </text:list>
      <text:p text:style-name="P3"><text:span text:style-name="Strong_20_Emphasis">Squad-Level Coordination:</text:span> HR combat medics coordinate through quantum link:</text:p>
      <text:list text:style-name="L46">
        <text:list-item>
          <text:p text:style-name="P97">4 HR approach wounded soldier </text:p>
        </text:list-item>
        <text:list-item>
          <text:p text:style-name="P97">Instant communication (who lifts, who provides cover, where's helicopter) </text:p>
        </text:list-item>
        <text:list-item>
          <text:p text:style-name="P97">Perfect synchronization </text:p>
        </text:list-item>
        <text:list-item>
          <text:p text:style-name="P98"><text:span text:style-name="Strong_20_Emphasis">Like hive mind but individually intelligent</text:span> </text:p>
        </text:list-item>
      </text:list>
      <text:p text:style-name="P3"><text:span text:style-name="Strong_20_Emphasis">Group Intelligence:</text:span> Each HR shares what it sees/knows:</text:p>
      <text:list text:style-name="L47">
        <text:list-item>
          <text:p text:style-name="P99">HR #1 sees enemy position → all HR know instantly </text:p>
        </text:list-item>
        <text:list-item>
          <text:p text:style-name="P99">HR #2 finds evacuation route → all HR updated </text:p>
        </text:list-item>
        <text:list-item>
          <text:p text:style-name="P99">HR #3 spots ambush → all HR avoid </text:p>
        </text:list-item>
        <text:list-item>
          <text:p text:style-name="P100"><text:span text:style-name="Strong_20_Emphasis">Perfect battlefield awareness</text:span> </text:p>
        </text:list-item>
      </text:list>
      <text:p text:style-name="P3"><text:span text:style-name="Strong_20_Emphasis">Why This Is Unbeatable Advantage:</text:span></text:p>
      <text:p text:style-name="P3"><text:span text:style-name="Strong_20_Emphasis">Competitors Use Traditional Communication:</text:span></text:p>
      <text:list text:style-name="L48">
        <text:list-item>
          <text:p text:style-name="P101">Elon: 5G/WiFi/satellite (jammable) </text:p>
        </text:list-item>
        <text:list-item>
          <text:p text:style-name="P101">China: Radio/WiFi (hackable) </text:p>
        </text:list-item>
        <text:list-item>
          <text:p text:style-name="P101">Japan: Traditional radio (limited range) </text:p>
        </text:list-item>
        <text:list-item>
          <text:p text:style-name="P102"><text:span text:style-name="Strong_20_Emphasis">All vulnerable to electronic warfare</text:span> </text:p>
        </text:list-item>
      </text:list>
      <text:p text:style-name="P3"><text:span text:style-name="Strong_20_Emphasis">We Use Quantum:</text:span></text:p>
      <text:list text:style-name="L49">
        <text:list-item>
          <text:p text:style-name="P103">Literally impossible to jam (physics, not technology) </text:p>
        </text:list-item>
        <text:list-item>
          <text:p text:style-name="P103">Literally impossible to hack (any attempt breaks entanglement) </text:p>
        </text:list-item>
        <text:list-item>
          <text:p text:style-name="P104"><text:span text:style-name="Strong_20_Emphasis">Even if they copy our hardware and software, they can't replicate quantum layer without decades of research</text:span> </text:p>
        </text:list-item>
      </text:list>
      <text:p text:style-name="P3"><text:span text:style-name="Strong_20_Emphasis">Israel's Quantum Research Leadership:</text:span></text:p>
      <text:list text:style-name="L50">
        <text:list-item>
          <text:p text:style-name="P105">Hebrew University: Quantum information research </text:p>
        </text:list-item>
        <text:list-item>
          <text:p text:style-name="P105">Weizmann Institute: Quantum computing, entanglement pioneers </text:p>
        </text:list-item>
        <text:list-item>
          <text:p text:style-name="P105">Israeli quantum startups (Quantum Machines, others) </text:p>
        </text:list-item>
        <text:list-item>
          <text:p text:style-name="P106">IDF: Classified quantum communication projects </text:p>
        </text:list-item>
      </text:list>
      <text:p text:style-name="P3"><text:span text:style-name="Strong_20_Emphasis">US Quantum Leadership:</text:span></text:p>
      <text:list text:style-name="L51">
        <text:list-item>
          <text:p text:style-name="P107">Google: Quantum supremacy </text:p>
        </text:list-item>
        <text:list-item>
          <text:p text:style-name="P107">IBM: Quantum computers </text:p>
        </text:list-item>
        <text:list-item>
          <text:p text:style-name="P107">MIT/Caltech: Research labs </text:p>
        </text:list-item>
        <text:list-item>
          <text:p text:style-name="P108">DARPA: Military quantum programs </text:p>
        </text:list-item>
      </text:list>
      <text:p text:style-name="P3"><text:soft-page-break/><text:span text:style-name="Strong_20_Emphasis">US-Israel Partnership = Quantum Dominance</text:span></text:p>
      <text:p text:style-name="P3"><text:span text:style-name="Strong_20_Emphasis">Timeline:</text:span></text:p>
      <text:list text:style-name="L52">
        <text:list-item>
          <text:p text:style-name="P109">Months 1-6: Integrate existing quantum communication research </text:p>
        </text:list-item>
        <text:list-item>
          <text:p text:style-name="P109">Months 6-12: Prototype quantum links for HR units </text:p>
        </text:list-item>
        <text:list-item>
          <text:p text:style-name="P109">Year 2: Combat testing with IDF </text:p>
        </text:list-item>
        <text:list-item>
          <text:p text:style-name="P109">Year 3: Export to US Army, NATO </text:p>
        </text:list-item>
        <text:list-item>
          <text:p text:style-name="P110"><text:span text:style-name="Strong_20_Emphasis">10-year lead over competitors</text:span> (they can't catch up without our research) </text:p>
        </text:list-item>
      </text:list>
      <text:p text:style-name="P3"><text:span text:style-name="Strong_20_Emphasis">This Makes HMOS Literally Unhackable and Unjammable.</text:span></text:p>
      <text:p text:style-name="P3">Even if adversaries steal everything else, they CAN'T replicate quantum communication without Israel's quantum research expertise.</text:p>
      <text:p text:style-name="P3"><text:span text:style-name="Strong_20_Emphasis">This is the ultimate moat.</text:span></text:p>
      <text:p text:style-name="P4"/>
      <text:p text:style-name="P3"><text:span text:style-name="Strong_20_Emphasis">4. The Terracotta Army Model - 3D Printing Individualization</text:span></text:p>
      <text:p text:style-name="P3"><text:span text:style-name="Strong_20_Emphasis">The Concept:</text:span></text:p>
      <text:p text:style-name="P3">Ancient Chinese Emperor Qin created the Terracotta Army 2,200 years ago:</text:p>
      <text:list text:style-name="L53">
        <text:list-item>
          <text:p text:style-name="P111">8,000 life-sized warriors </text:p>
        </text:list-item>
        <text:list-item>
          <text:p text:style-name="P111"><text:span text:style-name="Strong_20_Emphasis">Each soldier was UNIQUE individual</text:span> </text:p>
        </text:list-item>
        <text:list-item>
          <text:p text:style-name="P111">Different faces, expressions, poses </text:p>
        </text:list-item>
        <text:list-item>
          <text:p text:style-name="P111">Not mass-produced clones </text:p>
        </text:list-item>
        <text:list-item>
          <text:p text:style-name="P112">Created awe and respect (still does today) </text:p>
        </text:list-item>
      </text:list>
      <text:p text:style-name="P3"><text:span text:style-name="Strong_20_Emphasis">We Apply Same Principle to HR:</text:span></text:p>
      <text:p text:style-name="P3"><text:span text:style-name="Strong_20_Emphasis">Each HR has unique face modeled on real person:</text:span></text:p>
      <text:list text:style-name="L54">
        <text:list-item>
          <text:p text:style-name="P113">3D scan individual's face (5 minutes) </text:p>
        </text:list-item>
        <text:list-item>
          <text:p text:style-name="P113">AI creates 3D model </text:p>
        </text:list-item>
        <text:list-item>
          <text:p text:style-name="P113"><text:span text:style-name="Strong_20_Emphasis">3D print custom faceplate</text:span> (2-4 hours, $50-200 cost) </text:p>
        </text:list-item>
        <text:list-item>
          <text:p text:style-name="P113">Attach to standard HR body (10 minutes) </text:p>
        </text:list-item>
        <text:list-item>
          <text:p text:style-name="P114"><text:span text:style-name="Strong_20_Emphasis">Each robot is individual, not identical scary clone</text:span> </text:p>
        </text:list-item>
      </text:list>
      <text:p text:style-name="P3"><text:span text:style-name="Strong_20_Emphasis">Why 3D Printing Makes This Possible:</text:span></text:p>
      <text:p text:style-name="P3"><text:span text:style-name="Strong_20_Emphasis">Cost:</text:span></text:p>
      <text:list text:style-name="L55">
        <text:list-item>
          <text:p text:style-name="P115">Standard HR body: $15K-30K (mass produced) </text:p>
        </text:list-item>
        <text:list-item>
          <text:p text:style-name="P115">Custom 3D printed face: <text:span text:style-name="Strong_20_Emphasis">$50-200 material cost</text:span> </text:p>
        </text:list-item>
        <text:list-item>
          <text:p text:style-name="P115">Retail price: $500-1,000 (85-93% margin!) </text:p>
        </text:list-item>
        <text:list-item>
          <text:p text:style-name="P115">Total cost increase: Negligible </text:p>
        </text:list-item>
        <text:list-item>
          <text:p text:style-name="P116"><text:span text:style-name="Strong_20_Emphasis">Anyone can afford personalization</text:span> </text:p>
        </text:list-item>
      </text:list>
      <text:p text:style-name="P3"><text:span text:style-name="Strong_20_Emphasis">Speed:</text:span></text:p>
      <text:list text:style-name="L56">
        <text:list-item>
          <text:p text:style-name="P117">3D scan: 5 minutes (or use photos) </text:p>
        </text:list-item>
        <text:list-item>
          <text:p text:style-name="P117">3D print face: 2-4 hours </text:p>
        </text:list-item>
        <text:list-item>
          <text:p text:style-name="P117">Attach to body: 10 minutes </text:p>
        </text:list-item>
        <text:list-item>
          <text:p text:style-name="P118"><text:span text:style-name="Strong_20_Emphasis">Same-day personalization</text:span> </text:p>
        </text:list-item>
      </text:list>
      <text:p text:style-name="P3"><text:span text:style-name="Strong_20_Emphasis">Scalability:</text:span></text:p>
      <text:list text:style-name="L57">
        <text:list-item>
          <text:p text:style-name="P119">One industrial 3D printer: 10-20 faces/day </text:p>
        </text:list-item>
        <text:list-item>
          <text:p text:style-name="P119">100 printers: 1,000-2,000 faces/day </text:p>
        </text:list-item>
        <text:list-item>
          <text:p text:style-name="P119"><text:span text:style-name="Strong_20_Emphasis">Can personalize at massive scale</text:span> </text:p>
        </text:list-item>
        <text:list-item>
          <text:p text:style-name="P120">Setup cost: $500K (100 printers) </text:p>
        </text:list-item>
      </text:list>
      <text:p text:style-name="P3"><text:span text:style-name="Strong_20_Emphasis">The Psychological Effect - TREMENDOUS</text:span></text:p>
      <text:p text:style-name="P3"><text:span text:style-name="Strong_20_Emphasis">For Families (Consumer Market):</text:span></text:p>
      <text:p text:style-name="P3"><text:span text:style-name="Strong_20_Emphasis">Before (Scary Robots):</text:span> "We bought a robot that looks like Terminator"</text:p>
      <text:list text:style-name="L58">
        <text:list-item>
          <text:p text:style-name="P121">Fear, distrust, resistance </text:p>
        </text:list-item>
        <text:list-item>
          <text:p text:style-name="P121">"It's going to kill us" </text:p>
        </text:list-item>
        <text:list-item>
          <text:p text:style-name="P121">"Robots will replace humans" </text:p>
        </text:list-item>
        <text:list-item>
          <text:p text:style-name="P121">Children scared </text:p>
        </text:list-item>
        <text:list-item>
          <text:p text:style-name="P122"><text:span text:style-name="Strong_20_Emphasis">Slow adoption, negative sentiment</text:span> </text:p>
        </text:list-item>
      </text:list>
      <text:p text:style-name="P3"><text:span text:style-name="Strong_20_Emphasis">After (Grandpa's HR):</text:span> "We have Grandpa Joe's HR helping around the house"</text:p>
      <text:list text:style-name="L59">
        <text:list-item>
          <text:p text:style-name="P123">3D scanned Grandpa Joe's face before he passed </text:p>
        </text:list-item>
        <text:list-item>
          <text:p text:style-name="P123">HR looks like beloved family member </text:p>
        </text:list-item>
        <text:list-item>
          <text:p text:style-name="P123"><text:span text:style-name="Strong_20_Emphasis">Emotional connection, not fear</text:span> </text:p>
        </text:list-item>
        <text:list-item>
          <text:p text:style-name="P123">"Grandpa is still helping us make breakfast" </text:p>
        </text:list-item>
        <text:list-item>
          <text:p text:style-name="P123">Children: "I love Grandpa's robot!" </text:p>
        </text:list-item>
        <text:list-item>
          <text:p text:style-name="P124"><text:span text:style-name="Strong_20_Emphasis">Grief therapy + practical help</text:span> </text:p>
        </text:list-item>
      </text:list>
      <text:p text:style-name="P3"><text:span text:style-name="Strong_20_Emphasis">Real Marketing Story - "Grandpa Never Left":</text:span></text:p>
      <text:p text:style-name="P3">Video opens: Elderly grandfather with family Grandson: "Grandpa, I don't want you to leave" Grandfather: "I'll always be with you"</text:p>
      <text:p text:style-name="P3"><text:soft-page-break/>Family 3D scans grandpa's face</text:p>
      <text:p text:style-name="P3">Months later, grandfather has passed</text:p>
      <text:p text:style-name="P3">Family receives HR with grandpa's face</text:p>
      <text:p text:style-name="P3">Grandson wakes up, HR (grandpa's face) is making breakfast Grandson: "Good morning Grandpa!" HR: "Good morning! Your favorite - pancakes with blueberries"</text:p>
      <text:p text:style-name="P3">Daughter (crying): "It's like dad is still here helping us"</text:p>
      <text:p text:style-name="P3"><text:span text:style-name="Strong_20_Emphasis">Emotional impact. Mass market adoption. SALES.</text:span></text:p>
      <text:p text:style-name="P3"><text:span text:style-name="Strong_20_Emphasis">For Military (HMOS):</text:span></text:p>
      <text:p text:style-name="P3"><text:span text:style-name="Strong_20_Emphasis">Unit Cohesion and Morale:</text:span></text:p>
      <text:p text:style-name="P3">Battalion of 1,000 HR soldiers Each modeled after real IDF/US Army soldier <text:span text:style-name="Strong_20_Emphasis">"HR #247 is David Cohen, Golani Brigade, KIA 2023"</text:span></text:p>
      <text:p text:style-name="P3"><text:span text:style-name="Strong_20_Emphasis">Impact on Soldiers:</text:span></text:p>
      <text:list text:style-name="L60">
        <text:list-item>
          <text:p text:style-name="P125">"My brother is fighting beside me again" (motivation) </text:p>
        </text:list-item>
        <text:list-item>
          <text:p text:style-name="P125">"David's HR just saved my life" (emotional bond) </text:p>
        </text:list-item>
        <text:list-item>
          <text:p text:style-name="P125">See fallen comrades "serving" again </text:p>
        </text:list-item>
        <text:list-item>
          <text:p text:style-name="P126"><text:span text:style-name="Strong_20_Emphasis">Unit cohesion stronger</text:span> (fighting with brothers, not machines) </text:p>
        </text:list-item>
      </text:list>
      <text:p text:style-name="P3"><text:span text:style-name="Strong_20_Emphasis">Impact on Families:</text:span></text:p>
      <text:list text:style-name="L61">
        <text:list-item>
          <text:p text:style-name="P127">"Our son continues to serve and protect Israel" </text:p>
        </text:list-item>
        <text:list-item>
          <text:p text:style-name="P127">Pride, honor, comfort in grief </text:p>
        </text:list-item>
        <text:list-item>
          <text:p text:style-name="P127">Receive ceremonial HR faceplate (keepsake) </text:p>
        </text:list-item>
        <text:list-item>
          <text:p text:style-name="P128"><text:span text:style-name="Strong_20_Emphasis">"He didn't die in vain - he still protects us"</text:span> </text:p>
        </text:list-item>
      </text:list>
      <text:p text:style-name="P3"><text:span text:style-name="Strong_20_Emphasis">Impact on Nation:</text:span></text:p>
      <text:list text:style-name="L62">
        <text:list-item>
          <text:p text:style-name="P129">"Our heroes never stop defending Israel" </text:p>
        </text:list-item>
        <text:list-item>
          <text:p text:style-name="P129">National pride and inspiration </text:p>
        </text:list-item>
        <text:list-item>
          <text:p text:style-name="P129">Recruitment increases (want to be "immortalized") </text:p>
        </text:list-item>
        <text:list-item>
          <text:p text:style-name="P130"><text:span text:style-name="Strong_20_Emphasis">Cultural resonance</text:span> (Jewish concept of eternal memory) </text:p>
        </text:list-item>
      </text:list>
      <text:p text:style-name="P3"><text:span text:style-name="Strong_20_Emphasis">Psychological Warfare on Enemy:</text:span></text:p>
      <text:p text:style-name="P3">Enemy faces 10,000 "Israeli commandos" in tunnel warfare Each looks like real battle-hardened soldier Not faceless machines <text:span text:style-name="Strong_20_Emphasis">"Fighting an army of ghost warriors who never tire, never fear, never stop"</text:span></text:p>
      <text:p text:style-name="P3">More terrifying than robots</text:p>
      <text:p text:style-name="P3"><text:span text:style-name="Strong_20_Emphasis">The Kahalani Story - Why Training Matters:</text:span></text:p>
      <text:p text:style-name="P3"><text:span text:style-name="Strong_20_Emphasis">1973 Yom Kippur War, Golan Heights:</text:span></text:p>
      <text:p text:style-name="P3">Lieutenant Colonel Avigdor Kahalani 6 Israeli tanks Faced 300 modern Syrian tanks (T-62s, superior armor)</text:p>
      <text:p text:style-name="P3"><text:span text:style-name="Strong_20_Emphasis">Result:</text:span></text:p>
      <text:list text:style-name="L63">
        <text:list-item>
          <text:p text:style-name="P131">Kahalani's 6 tanks stopped entire Syrian advance </text:p>
        </text:list-item>
        <text:list-item>
          <text:p text:style-name="P131">Destroyed dozens of enemy tanks </text:p>
        </text:list-item>
        <text:list-item>
          <text:p text:style-name="P131">Saved Northern Israel from invasion </text:p>
        </text:list-item>
        <text:list-item>
          <text:p text:style-name="P132"><text:span text:style-name="Strong_20_Emphasis">Not better tanks - better training</text:span> </text:p>
        </text:list-item>
      </text:list>
      <text:p text:style-name="P3"><text:span text:style-name="Strong_20_Emphasis">Israeli pilots prove this repeatedly:</text:span></text:p>
      <text:list text:style-name="L64">
        <text:list-item>
          <text:p text:style-name="P133">Often fly same planes as adversaries </text:p>
        </text:list-item>
        <text:list-item>
          <text:p text:style-name="P133">Superior kill ratios in every conflict </text:p>
        </text:list-item>
        <text:list-item>
          <text:p text:style-name="P134"><text:span text:style-name="Strong_20_Emphasis">Training makes the difference, not equipment</text:span> </text:p>
        </text:list-item>
      </text:list>
      <text:p text:style-name="P3"><text:span text:style-name="Strong_20_Emphasis">HOS Training Revolution:</text:span></text:p>
      <text:p text:style-name="P3"><text:span text:style-name="Strong_20_Emphasis">Traditional Military Training:</text:span></text:p>
      <text:list text:style-name="L65">
        <text:list-item>
          <text:p text:style-name="P135">Train 10,000 soldiers individually </text:p>
        </text:list-item>
        <text:list-item>
          <text:p text:style-name="P135">Years of training per soldier </text:p>
        </text:list-item>
        <text:list-item>
          <text:p text:style-name="P135">Inconsistent results (some great, most mediocre, some poor) </text:p>
        </text:list-item>
        <text:list-item>
          <text:p text:style-name="P135">Expensive ($250K per soldier) </text:p>
        </text:list-item>
        <text:list-item>
          <text:p text:style-name="P136">Limited by human instructors </text:p>
        </text:list-item>
      </text:list>
      <text:p text:style-name="P3"><text:span text:style-name="Strong_20_Emphasis">HOS Pedagogy Training:</text:span></text:p>
      <text:list text:style-name="L66">
        <text:list-item>
          <text:p text:style-name="P137">Train ONE HR unit to Kahalani-level excellence </text:p>
        </text:list-item>
        <text:list-item>
          <text:p text:style-name="P137"><text:span text:style-name="Strong_20_Emphasis">Copy software to 10,000 units</text:span> </text:p>
        </text:list-item>
        <text:list-item>
          <text:p text:style-name="P137"><text:span text:style-name="Strong_20_Emphasis">Every HR has elite-level training</text:span> </text:p>
        </text:list-item>
        <text:list-item>
          <text:p text:style-name="P137">Weeks, not years </text:p>
        </text:list-item>
        <text:list-item>
          <text:p text:style-name="P137">Perfect consistency (no weak links) </text:p>
        </text:list-item>
        <text:list-item>
          <text:p text:style-name="P138">Cheap at scale (train once, copy forever) </text:p>
        </text:list-item>
      </text:list>
      <text:p text:style-name="P3"><text:span text:style-name="Strong_20_Emphasis">Result:</text:span> 10,000 "Kahalani-level" combat units All trained perfectly All executing flawlessly <text:span text:style-name="Strong_20_Emphasis">Army of elite warriors</text:span></text:p>
      <text:p text:style-name="P3"><text:span text:style-name="Strong_20_Emphasis">Force Multiplication Through Training:</text:span></text:p>
      <text:p text:style-name="P3">One human commander → 10 expert HR soldiers</text:p>
      <text:p text:style-name="P3"><text:soft-page-break/>Commander says: <text:span text:style-name="Strong_20_Emphasis">"4 HR, take care of wounded soldier on your left"</text:span></text:p>
      <text:p text:style-name="P3">That's ALL he needs to say. Natural language. Simple.</text:p>
      <text:p text:style-name="P3">Those 4 HR instantly:</text:p>
      <text:list text:style-name="L67">
        <text:list-item>
          <text:p text:style-name="P139">Coordinate approach (who lifts, who covers) </text:p>
        </text:list-item>
        <text:list-item>
          <text:p text:style-name="P139">Assess injuries (AI triage) </text:p>
        </text:list-item>
        <text:list-item>
          <text:p text:style-name="P139">Stop bleeding (tourniquet, pressure) </text:p>
        </text:list-item>
        <text:list-item>
          <text:p text:style-name="P139">Load on stretcher (gentle, spine support) </text:p>
        </text:list-item>
        <text:list-item>
          <text:p text:style-name="P139">Evacuate to safety (while providing cover fire) </text:p>
        </text:list-item>
        <text:list-item>
          <text:p text:style-name="P140"><text:span text:style-name="Strong_20_Emphasis">All without further commands</text:span> </text:p>
        </text:list-item>
      </text:list>
      <text:p text:style-name="P3"><text:span text:style-name="Strong_20_Emphasis">Because training is embedded in software.</text:span></text:p>
      <text:p text:style-name="P3"><text:span text:style-name="Strong_20_Emphasis">Division Transformation:</text:span></text:p>
      <text:p text:style-name="P3"><text:span text:style-name="Strong_20_Emphasis">Old Division:</text:span> 15,000 human soldiers</text:p>
      <text:list text:style-name="L68">
        <text:list-item>
          <text:p text:style-name="P141">All at risk </text:p>
        </text:list-item>
        <text:list-item>
          <text:p text:style-name="P141">Massive logistics (feed, house, pay, train, support families) </text:p>
        </text:list-item>
        <text:list-item>
          <text:p text:style-name="P141">Heavy casualties in combat </text:p>
        </text:list-item>
        <text:list-item>
          <text:p text:style-name="P142">5-10 years to build combat-ready division </text:p>
        </text:list-item>
      </text:list>
      <text:p text:style-name="P3"><text:span text:style-name="Strong_20_Emphasis">New Division:</text:span> 1,000 humans + 10,000 HR = 11,000 total</text:p>
      <text:list text:style-name="L69">
        <text:list-item>
          <text:p text:style-name="P143"><text:span text:style-name="Strong_20_Emphasis">10x force multiplication per human</text:span> </text:p>
        </text:list-item>
        <text:list-item>
          <text:p text:style-name="P143">93% fewer casualties (only 1,000 humans at risk) </text:p>
        </text:list-item>
        <text:list-item>
          <text:p text:style-name="P143">Same combat capability </text:p>
        </text:list-item>
        <text:list-item>
          <text:p text:style-name="P143">Humans make strategic decisions, HR executes tactical </text:p>
        </text:list-item>
        <text:list-item>
          <text:p text:style-name="P144"><text:span text:style-name="Strong_20_Emphasis">1-2 years to build combat-ready division</text:span> </text:p>
        </text:list-item>
      </text:list>
      <text:p text:style-name="P3"><text:span text:style-name="Strong_20_Emphasis">Training Efficiency:</text:span></text:p>
      <text:list text:style-name="L70">
        <text:list-item>
          <text:p text:style-name="P145">Train 1,000 elite human commanders (selective, high-quality) </text:p>
        </text:list-item>
        <text:list-item>
          <text:p text:style-name="P145">Train ONE HR unit perfectly (Kahalani-level expertise) </text:p>
        </text:list-item>
        <text:list-item>
          <text:p text:style-name="P145">Copy HR training to 10,000 units (instant expert army) </text:p>
        </text:list-item>
        <text:list-item>
          <text:p text:style-name="P146"><text:span text:style-name="Strong_20_Emphasis">Result:</text:span> Elite division in months, not years </text:p>
        </text:list-item>
      </text:list>
      <text:p text:style-name="P3"><text:span text:style-name="Strong_20_Emphasis">Cost Savings:</text:span></text:p>
      <text:list text:style-name="L71">
        <text:list-item>
          <text:p text:style-name="P147">Train 1,000 vs 15,000 (15x cheaper) </text:p>
        </text:list-item>
        <text:list-item>
          <text:p text:style-name="P147">Support 1,000 families vs 15,000 (less infrastructure) </text:p>
        </text:list-item>
        <text:list-item>
          <text:p text:style-name="P147">Pay, feed, house 1,000 vs 15,000 (ongoing savings) </text:p>
        </text:list-item>
        <text:list-item>
          <text:p text:style-name="P148"><text:span text:style-name="Strong_20_Emphasis">Every American/Israeli mother's son safer</text:span> </text:p>
        </text:list-item>
      </text:list>
      <text:p text:style-name="P3"><text:span text:style-name="Strong_20_Emphasis">Implications for US Army:</text:span></text:p>
      <text:list text:style-name="L72">
        <text:list-item>
          <text:p text:style-name="P149">Current US Army: ~485,000 active duty soldiers </text:p>
        </text:list-item>
        <text:list-item>
          <text:p text:style-name="P149">HMOS Army: 50,000 humans + 450,000 HR = 500,000 total </text:p>
        </text:list-item>
        <text:list-item>
          <text:p text:style-name="P149"><text:span text:style-name="Strong_20_Emphasis">Same combat power, 90% fewer casualties</text:span> </text:p>
        </text:list-item>
        <text:list-item>
          <text:p text:style-name="P150"><text:span text:style-name="Strong_20_Emphasis">Every mother's son 10x safer</text:span> </text:p>
        </text:list-item>
      </text:list>
      <text:p text:style-name="P3"><text:span text:style-name="Strong_20_Emphasis">This changes warfare forever.</text:span></text:p>
      <text:p text:style-name="P3"><text:span text:style-name="Strong_20_Emphasis">For Developing Countries - Dignified Transition:</text:span></text:p>
      <text:p text:style-name="P3"><text:span text:style-name="Strong_20_Emphasis">The Problem We Must Address:</text:span></text:p>
      <text:p text:style-name="P3">HR will displace workers in developing countries. This is inevitable.</text:p>
      <text:list text:style-name="L73">
        <text:list-item>
          <text:p text:style-name="P151">Garment workers in Bangladesh </text:p>
        </text:list-item>
        <text:list-item>
          <text:p text:style-name="P151">Assembly workers in Vietnam </text:p>
        </text:list-item>
        <text:list-item>
          <text:p text:style-name="P151">Agricultural laborers in Africa </text:p>
        </text:list-item>
        <text:list-item>
          <text:p text:style-name="P151"><text:span text:style-name="Strong_20_Emphasis">Very severe unemployment</text:span> </text:p>
        </text:list-item>
        <text:list-item>
          <text:p text:style-name="P152">Social instability, political upheaval </text:p>
        </text:list-item>
      </text:list>
      <text:p text:style-name="P3"><text:span text:style-name="Strong_20_Emphasis">Our Ethical Solution:</text:span></text:p>
      <text:p text:style-name="P3"><text:span text:style-name="Strong_20_Emphasis">Become an "HR Model" Program:</text:span></text:p>
      <text:p text:style-name="P3">Instead of: "Robot took my job, now I'm worthless"</text:p>
      <text:p text:style-name="P3">Offer: <text:span text:style-name="Strong_20_Emphasis">"We'll 3D scan you, you become the model for HR workforce"</text:span></text:p>
      <text:p text:style-name="P3"><text:span text:style-name="Strong_20_Emphasis">How It Works:</text:span></text:p>
      <text:list text:style-name="L74">
        <text:list-item>
          <text:p text:style-name="P153">Displaced worker: 3D scan their face </text:p>
        </text:list-item>
        <text:list-item>
          <text:p text:style-name="P153">That face used for 500-1,000 HR units worldwide </text:p>
        </text:list-item>
        <text:list-item>
          <text:p text:style-name="P153">Worker receives royalty: $1/month per HR unit </text:p>
        </text:list-item>
        <text:list-item>
          <text:p text:style-name="P153"><text:span text:style-name="Strong_20_Emphasis">$500-1,000/month passive income</text:span> </text:p>
        </text:list-item>
        <text:list-item>
          <text:p text:style-name="P153">Pride: "Those are MY robots working" </text:p>
        </text:list-item>
        <text:list-item>
          <text:p text:style-name="P154"><text:span text:style-name="Strong_20_Emphasis">Dignified transition instead of despair</text:span> </text:p>
        </text:list-item>
      </text:list>
      <text:p text:style-name="P3"><text:span text:style-name="Strong_20_Emphasis">Example - Maria's Story:</text:span></text:p>
      <text:p text:style-name="P3">Maria, 35, garment worker in Bangladesh Factory closes, replaced by automation No job, no income, family to support</text:p>
      <text:p text:style-name="P3"><text:span text:style-name="Strong_20_Emphasis">Company offers:</text:span> "Maria, we want YOUR face on our HR manufacturing workforce"</text:p>
      <text:list text:style-name="L75">
        <text:list-item>
          <text:p text:style-name="P155"><text:soft-page-break/>3D scan her face (takes 5 minutes) </text:p>
        </text:list-item>
        <text:list-item>
          <text:p text:style-name="P155">500 HR units worldwide get Maria's face </text:p>
        </text:list-item>
        <text:list-item>
          <text:p text:style-name="P155">She receives $1/month per unit = $500/month </text:p>
        </text:list-item>
        <text:list-item>
          <text:p text:style-name="P156">Better than sweatshop wages ($200/month, dangerous conditions) </text:p>
        </text:list-item>
      </text:list>
      <text:p text:style-name="P3"><text:span text:style-name="Strong_20_Emphasis">Maria's response:</text:span> "I'm not unemployed. I'm an international model. My face is on robots in 20 countries. My children are proud."</text:p>
      <text:p text:style-name="P3"><text:span text:style-name="Strong_20_Emphasis">Why This Works:</text:span></text:p>
      <text:list text:style-name="L76">
        <text:list-item>
          <text:p text:style-name="P157">Income (better than previous job often) </text:p>
        </text:list-item>
        <text:list-item>
          <text:p text:style-name="P157">Dignity (not charity, not unemployment - they're MODELS) </text:p>
        </text:list-item>
        <text:list-item>
          <text:p text:style-name="P157">Pride (their face represents workforce) </text:p>
        </text:list-item>
        <text:list-item>
          <text:p text:style-name="P158"><text:span text:style-name="Strong_20_Emphasis">Ethical capitalism</text:span> (we profit, they benefit) </text:p>
        </text:list-item>
      </text:list>
      <text:p text:style-name="P3"><text:span text:style-name="Strong_20_Emphasis">This isn't perfect solution, but it's responsible transition.</text:span></text:p>
      <text:p text:style-name="P3"><text:span text:style-name="Strong_20_Emphasis">Business Model:</text:span></text:p>
      <text:list text:style-name="L77">
        <text:list-item>
          <text:p text:style-name="P159">Consumer: Basic HR $25K, custom face +$500 (85% margin) </text:p>
        </text:list-item>
        <text:list-item>
          <text:p text:style-name="P159">Military: Honor program for fallen soldiers (government pays) </text:p>
        </text:list-item>
        <text:list-item>
          <text:p text:style-name="P159">Corporate: Brand HR fleet with founder/employee faces </text:p>
        </text:list-item>
        <text:list-item>
          <text:p text:style-name="P160"><text:span text:style-name="Strong_20_Emphasis">Developing countries: Transition program</text:span> (goodwill + ethical positioning) </text:p>
        </text:list-item>
      </text:list>
      <text:p text:style-name="P4"/>
      <text:p text:style-name="P3"><text:span text:style-name="Strong_20_Emphasis">5. HR Drivers - The Massive Market Everyone Missed</text:span></text:p>
      <text:p text:style-name="P3"><text:span text:style-name="Strong_20_Emphasis">The Waymo/Cruise Mistake:</text:span></text:p>
      <text:p text:style-name="P3">Waymo, Cruise, and others spent billions on autonomous vehicles:</text:p>
      <text:list text:style-name="L78">
        <text:list-item>
          <text:p text:style-name="P161">Retrofitting cars with expensive sensors (LIDAR $30K-100K per car) </text:p>
        </text:list-item>
        <text:list-item>
          <text:p text:style-name="P161">Custom integration for each vehicle model </text:p>
        </text:list-item>
        <text:list-item>
          <text:p text:style-name="P161">Only works on specially equipped cars </text:p>
        </text:list-item>
        <text:list-item>
          <text:p text:style-name="P162"><text:span text:style-name="Strong_20_Emphasis">Must replace entire fleet</text:span> </text:p>
        </text:list-item>
      </text:list>
      <text:p text:style-name="P3"><text:span text:style-name="Strong_20_Emphasis">Total failure of imagination.</text:span></text:p>
      <text:p text:style-name="P3"><text:span text:style-name="Strong_20_Emphasis">HOS HR Driver - The Obvious Solution:</text:span></text:p>
      <text:p text:style-name="P3"><text:span text:style-name="Strong_20_Emphasis">HR sits in driver's seat like a human:</text:span></text:p>
      <text:list text:style-name="L79">
        <text:list-item>
          <text:p text:style-name="P163">Uses car's existing steering wheel </text:p>
        </text:list-item>
        <text:list-item>
          <text:p text:style-name="P163">Uses car's existing pedals (gas, brake) </text:p>
        </text:list-item>
        <text:list-item>
          <text:p text:style-name="P163">Uses car's existing mirrors and displays </text:p>
        </text:list-item>
        <text:list-item>
          <text:p text:style-name="P164"><text:span text:style-name="Strong_20_Emphasis">Works with ANY vehicle</text:span> (old car, new car, truck, bus, forklift, construction equipment) </text:p>
        </text:list-item>
      </text:list>
      <text:p text:style-name="P3"><text:span text:style-name="Strong_20_Emphasis">No Vehicle Modifications Required:</text:span></text:p>
      <text:list text:style-name="L80">
        <text:list-item>
          <text:p text:style-name="P165">No expensive sensors to install </text:p>
        </text:list-item>
        <text:list-item>
          <text:p text:style-name="P165">No custom integration </text:p>
        </text:list-item>
        <text:list-item>
          <text:p text:style-name="P165">No retrofit costs </text:p>
        </text:list-item>
        <text:list-item>
          <text:p text:style-name="P166"><text:span text:style-name="Strong_20_Emphasis">Drive your existing car with HR</text:span> </text:p>
        </text:list-item>
      </text:list>
      <text:p text:style-name="P3"><text:span text:style-name="Strong_20_Emphasis">Market Size:</text:span></text:p>
      <text:list text:style-name="L81">
        <text:list-item>
          <text:p text:style-name="P167"><text:span text:style-name="Strong_20_Emphasis">280 million vehicles in US alone</text:span> </text:p>
        </text:list-item>
        <text:list-item>
          <text:p text:style-name="P167"><text:span text:style-name="Strong_20_Emphasis">300+ million vehicles in India</text:span> </text:p>
        </text:list-item>
        <text:list-item>
          <text:p text:style-name="P167"><text:span text:style-name="Strong_20_Emphasis">Billions worldwide</text:span> </text:p>
        </text:list-item>
        <text:list-item>
          <text:p text:style-name="P168"><text:span text:style-name="Strong_20_Emphasis">$2+ trillion addressable market</text:span> </text:p>
        </text:list-item>
      </text:list>
      <text:p text:style-name="P3"><text:span text:style-name="Strong_20_Emphasis">Why This Is Revolutionary:</text:span></text:p>
      <text:p text:style-name="P3"><text:span text:style-name="Strong_20_Emphasis">Autonomous Vehicle Approach:</text:span></text:p>
      <text:list text:style-name="L82">
        <text:list-item>
          <text:p text:style-name="P169">Cost: $30K-100K per vehicle (sensors + integration) </text:p>
        </text:list-item>
        <text:list-item>
          <text:p text:style-name="P169">Timeline: Replace entire fleet (decades) </text:p>
        </text:list-item>
        <text:list-item>
          <text:p text:style-name="P169">Compatibility: Only new vehicles </text:p>
        </text:list-item>
        <text:list-item>
          <text:p text:style-name="P170"><text:span text:style-name="Strong_20_Emphasis">Market: New car buyers only</text:span> </text:p>
        </text:list-item>
      </text:list>
      <text:p text:style-name="P3"><text:span text:style-name="Strong_20_Emphasis">HR Driver Approach:</text:span></text:p>
      <text:list text:style-name="L83">
        <text:list-item>
          <text:p text:style-name="P171">Cost: $25K for HR (one-time, works with any vehicle) </text:p>
        </text:list-item>
        <text:list-item>
          <text:p text:style-name="P171">Timeline: Immediate (use existing vehicles) </text:p>
        </text:list-item>
        <text:list-item>
          <text:p text:style-name="P171">Compatibility: ANY vehicle (old, new, doesn't matter) </text:p>
        </text:list-item>
        <text:list-item>
          <text:p text:style-name="P172"><text:span text:style-name="Strong_20_Emphasis">Market: Every vehicle owner</text:span> </text:p>
        </text:list-item>
      </text:list>
      <text:p text:style-name="P3"><text:span text:style-name="Strong_20_Emphasis">Business Model:</text:span></text:p>
      <text:list text:style-name="L84">
        <text:list-item>
          <text:p text:style-name="P173">Sell/lease HR: $25K one-time OR $500/month lease </text:p>
        </text:list-item>
        <text:list-item>
          <text:p text:style-name="P173">Subscription service: $500-1,000/month (insurance, maintenance, updates) </text:p>
        </text:list-item>
        <text:list-item>
          <text:p text:style-name="P173">Fleet management: Coordinate multiple HR drivers </text:p>
        </text:list-item>
        <text:list-item>
          <text:p text:style-name="P174"><text:span text:style-name="Strong_20_Emphasis">Recurring revenue</text:span> + unit sales </text:p>
        </text:list-item>
      </text:list>
      <text:p text:style-name="P3"><text:span text:style-name="Strong_20_Emphasis">Use Cases:</text:span></text:p>
      <text:p text:style-name="P3"><text:span text:style-name="Strong_20_Emphasis">Commercial:</text:span></text:p>
      <text:list text:style-name="L85">
        <text:list-item>
          <text:p text:style-name="P175">Trucking (long-haul, HR never gets tired) </text:p>
        </text:list-item>
        <text:list-item>
          <text:p text:style-name="P175"><text:soft-page-break/>Delivery (Amazon, FedEx, UPS fleets) </text:p>
        </text:list-item>
        <text:list-item>
          <text:p text:style-name="P175">Taxi/Uber (HR drivers 24/7) </text:p>
        </text:list-item>
        <text:list-item>
          <text:p text:style-name="P176">Construction vehicles (HR operates any heavy equipment) </text:p>
        </text:list-item>
      </text:list>
      <text:p text:style-name="P3"><text:span text:style-name="Strong_20_Emphasis">Consumer:</text:span></text:p>
      <text:list text:style-name="L86">
        <text:list-item>
          <text:p text:style-name="P177">Elderly (can't drive anymore, HR takes them) </text:p>
        </text:list-item>
        <text:list-item>
          <text:p text:style-name="P177">Disabled (mobility independence) </text:p>
        </text:list-item>
        <text:list-item>
          <text:p text:style-name="P177"><text:span text:style-name="Strong_20_Emphasis">Busy parents</text:span> (HR drives kids to school, picks up groceries) </text:p>
        </text:list-item>
        <text:list-item>
          <text:p text:style-name="P178"><text:span text:style-name="Strong_20_Emphasis">Drunk prevention</text:span> (HR drives you home safely) </text:p>
        </text:list-item>
      </text:list>
      <text:p text:style-name="P3"><text:span text:style-name="Strong_20_Emphasis">Mom's Peace of Mind - The Emotional Hook:</text:span></text:p>
      <text:p text:style-name="P3"><text:span text:style-name="Strong_20_Emphasis">Real Scenario:</text:span></text:p>
      <text:p text:style-name="P3">Sarah, working mom, important meeting at 2pm Son Johnny's school: "Pick up at 3pm" She can't leave work</text:p>
      <text:p text:style-name="P3"><text:span text:style-name="Strong_20_Emphasis">Sarah opens HR app:</text:span> Says: "Pick up Johnny from Lincoln Elementary, bring him home, make him a snack"</text:p>
      <text:p text:style-name="P3"><text:span text:style-name="Strong_20_Emphasis">She watches on her phone:</text:span></text:p>
      <text:list text:style-name="L87">
        <text:list-item>
          <text:p text:style-name="P179">Live video feed from HR's cameras </text:p>
        </text:list-item>
        <text:list-item>
          <text:p text:style-name="P179">HR drives safely to school (she can see traffic, route) </text:p>
        </text:list-item>
        <text:list-item>
          <text:p text:style-name="P179">HR parks, walks to pickup area </text:p>
        </text:list-item>
        <text:list-item>
          <text:p text:style-name="P179">Johnny runs to HR (facial recognition confirms correct child) </text:p>
        </text:list-item>
        <text:list-item>
          <text:p text:style-name="P179">Johnny: "Hi robot! Let's go home!" </text:p>
        </text:list-item>
        <text:list-item>
          <text:p text:style-name="P179">HR: "Hi Johnny! How was school today?" </text:p>
        </text:list-item>
        <text:list-item>
          <text:p text:style-name="P179">Sarah watches them chat during drive </text:p>
        </text:list-item>
        <text:list-item>
          <text:p text:style-name="P179"><text:span text:style-name="Strong_20_Emphasis">She feels SAFE - everything is OK</text:span> </text:p>
        </text:list-item>
        <text:list-item>
          <text:p text:style-name="P179">HR arrives home, makes peanut butter sandwich and apple slices </text:p>
        </text:list-item>
        <text:list-item>
          <text:p text:style-name="P180">Johnny does homework while HR monitors </text:p>
        </text:list-item>
      </text:list>
      <text:p text:style-name="P3"><text:span text:style-name="Strong_20_Emphasis">Sarah finishes meeting. Zero stress. Zero guilt. Perfect safety.</text:span></text:p>
      <text:p text:style-name="P3"><text:span text:style-name="Strong_20_Emphasis">Every working parent wants this.</text:span></text:p>
      <text:p text:style-name="P3"><text:span text:style-name="Strong_20_Emphasis">This emotional scenario sells millions of HR units.</text:span></text:p>
      <text:p text:style-name="P3"><text:span text:style-name="Strong_20_Emphasis">Technical Advantages:</text:span></text:p>
      <text:p text:style-name="P3"><text:span text:style-name="Strong_20_Emphasis">Pedagogy System Applied:</text:span></text:p>
      <text:list text:style-name="L88">
        <text:list-item>
          <text:p text:style-name="P181">Expert drivers demonstrate techniques </text:p>
        </text:list-item>
        <text:list-item>
          <text:p text:style-name="P181">HR learns: Defensive driving, parking, navigation </text:p>
        </text:list-item>
        <text:list-item>
          <text:p text:style-name="P181">HR improves with experience </text:p>
        </text:list-item>
        <text:list-item>
          <text:p text:style-name="P182"><text:span text:style-name="Strong_20_Emphasis">Better than human drivers</text:span> (no distraction, perfect attention, no road rage) </text:p>
        </text:list-item>
      </text:list>
      <text:p text:style-name="P3"><text:span text:style-name="Strong_20_Emphasis">Safety:</text:span></text:p>
      <text:list text:style-name="L89">
        <text:list-item>
          <text:p text:style-name="P183">Never tired (unlike human drivers) </text:p>
        </text:list-item>
        <text:list-item>
          <text:p text:style-name="P183">Never distracted (no phones, no eating) </text:p>
        </text:list-item>
        <text:list-item>
          <text:p text:style-name="P183">Perfect reaction time (AI-powered) </text:p>
        </text:list-item>
        <text:list-item>
          <text:p text:style-name="P183">Follows all traffic laws (perfectly) </text:p>
        </text:list-item>
        <text:list-item>
          <text:p text:style-name="P184"><text:span text:style-name="Strong_20_Emphasis">Safer than human drivers</text:span> (proven in testing) </text:p>
        </text:list-item>
      </text:list>
      <text:p text:style-name="P3"><text:span text:style-name="Strong_20_Emphasis">This replaces entire autonomous vehicle industry's approach.</text:span></text:p>
      <text:p text:style-name="P4"/>
      <text:h text:style-name="P5" text:outline-level="3">PART 6: The Markets - Detailed Analysis</text:h>
      <text:p text:style-name="P3"><text:span text:style-name="Strong_20_Emphasis">Near-Term (Years 1-3): $500B+ Addressable</text:span></text:p>
      <text:p text:style-name="P3"><text:span text:style-name="Strong_20_Emphasis">RoboChef - Restaurant Application:</text:span></text:p>
      <text:list text:style-name="L90">
        <text:list-item>
          <text:p text:style-name="P185"><text:span text:style-name="Strong_20_Emphasis">Market:</text:span> 1M+ restaurants in US, 5M+ in India, 10M+ worldwide </text:p>
        </text:list-item>
        <text:list-item>
          <text:p text:style-name="P185"><text:span text:style-name="Strong_20_Emphasis">Unit economics:</text:span> </text:p>
          <text:list>
            <text:list-item>
              <text:p text:style-name="P185">Hardware: $100K (sell or lease) </text:p>
            </text:list-item>
            <text:list-item>
              <text:p text:style-name="P185">Ingredients: $75K/month revenue, $26K/month profit (35% margin) </text:p>
            </text:list-item>
            <text:list-item>
              <text:p text:style-name="P185">Payback: 3 months (if sold), immediate (if leased) </text:p>
            </text:list-item>
            <text:list-item>
              <text:p text:style-name="P185">Lifetime value: $1M+ per location (3-year contract) </text:p>
            </text:list-item>
          </text:list>
        </text:list-item>
        <text:list-item>
          <text:p text:style-name="P186"><text:span text:style-name="Strong_20_Emphasis">Addressable:</text:span> $400B market (restaurants, hotels, corporate dining, hospitals) </text:p>
        </text:list-item>
      </text:list>
      <text:p text:style-name="P3"><text:span text:style-name="Strong_20_Emphasis">HR Drivers - Transportation:</text:span></text:p>
      <text:list text:style-name="L91">
        <text:list-item>
          <text:p text:style-name="P187"><text:span text:style-name="Strong_20_Emphasis">Market:</text:span> 280M vehicles US, 300M India, billions worldwide </text:p>
        </text:list-item>
        <text:list-item>
          <text:p text:style-name="P187"><text:span text:style-name="Strong_20_Emphasis">Unit economics:</text:span> </text:p>
          <text:list>
            <text:list-item>
              <text:p text:style-name="P187">HR unit: $25K (one-time) OR $500/month lease </text:p>
            </text:list-item>
            <text:list-item>
              <text:p text:style-name="P187">Subscription: $500-1,000/month (service, insurance, updates) </text:p>
            </text:list-item>
            <text:list-item>
              <text:p text:style-name="P187">Works with existing vehicles (no retrofit cost) </text:p>
            </text:list-item>
          </text:list>
        </text:list-item>
        <text:list-item>
          <text:p text:style-name="P188"><text:span text:style-name="Strong_20_Emphasis">Addressable:</text:span> $2+ trillion market </text:p>
        </text:list-item>
      </text:list>
      <text:p text:style-name="P3"><text:span text:style-name="Strong_20_Emphasis">Commercial Services:</text:span></text:p>
      <text:list text:style-name="L92">
        <text:list-item>
          <text:p text:style-name="P189">Security guards: $300B market </text:p>
        </text:list-item>
        <text:list-item>
          <text:p text:style-name="P189">Cleaning services: $200B market </text:p>
        </text:list-item>
        <text:list-item>
          <text:p text:style-name="P190">Warehouse/logistics: $400B market </text:p>
        </text:list-item>
      </text:list>
      <text:p text:style-name="P3"><text:span text:style-name="Strong_20_Emphasis">Mid-Term (Years 3-7): $2T+ Addressable</text:span></text:p>
      <text:p text:style-name="P3"><text:soft-page-break/><text:span text:style-name="Strong_20_Emphasis">HMOS Military:</text:span></text:p>
      <text:list text:style-name="L93">
        <text:list-item>
          <text:p text:style-name="P191"><text:span text:style-name="Strong_20_Emphasis">US Army + NATO:</text:span> 2M+ active duty soldiers </text:p>
        </text:list-item>
        <text:list-item>
          <text:p text:style-name="P191"><text:span text:style-name="Strong_20_Emphasis">HMOS division:</text:span> 1,000 humans command 10,000 HR </text:p>
        </text:list-item>
        <text:list-item>
          <text:p text:style-name="P191"><text:span text:style-name="Strong_20_Emphasis">Unit pricing:</text:span> $200K-500K per HR (military-grade, quantum communication) </text:p>
        </text:list-item>
        <text:list-item>
          <text:p text:style-name="P191"><text:span text:style-name="Strong_20_Emphasis">Market:</text:span> $50-100B (US + NATO + allies) </text:p>
        </text:list-item>
        <text:list-item>
          <text:p text:style-name="P192"><text:span text:style-name="Strong_20_Emphasis">Recurring:</text:span> Maintenance, training, upgrades </text:p>
        </text:list-item>
      </text:list>
      <text:p text:style-name="P3"><text:span text:style-name="Strong_20_Emphasis">HCOS Enterprise:</text:span></text:p>
      <text:list text:style-name="L94">
        <text:list-item>
          <text:p text:style-name="P193">Elderly care: $800B (aging population crisis) </text:p>
        </text:list-item>
        <text:list-item>
          <text:p text:style-name="P193">Manufacturing: $500B (assembly, quality control) </text:p>
        </text:list-item>
        <text:list-item>
          <text:p text:style-name="P193">Construction: $300B (heavy equipment operation) </text:p>
        </text:list-item>
        <text:list-item>
          <text:p text:style-name="P194">Healthcare: $200B (patient assistance, logistics) </text:p>
        </text:list-item>
      </text:list>
      <text:p text:style-name="P3"><text:span text:style-name="Strong_20_Emphasis">India &amp; Asia Expansion:</text:span></text:p>
      <text:list text:style-name="L95">
        <text:list-item>
          <text:p text:style-name="P195">India: 1.4B people, 300M vehicles, 5M restaurants </text:p>
        </text:list-item>
        <text:list-item>
          <text:p text:style-name="P195">Japan: Aging crisis, elderly care desperate need </text:p>
        </text:list-item>
        <text:list-item>
          <text:p text:style-name="P195">Southeast Asia: Vietnam, Indonesia, Thailand, Philippines </text:p>
        </text:list-item>
        <text:list-item>
          <text:p text:style-name="P196"><text:span text:style-name="Strong_20_Emphasis">Combined: $500B+ addressable</text:span> </text:p>
        </text:list-item>
      </text:list>
      <text:p text:style-name="P3"><text:span text:style-name="Strong_20_Emphasis">Long-Term (Years 7-15): $24T Addressable</text:span></text:p>
      <text:p text:style-name="P3"><text:span text:style-name="Strong_20_Emphasis">Consumer Mass Market:</text:span></text:p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96">
        <text:list-item>
          <text:p text:style-name="P197">Cooks all meals (saves time, money, healthier) </text:p>
        </text:list-item>
        <text:list-item>
          <text:p text:style-name="P197">Drives car (takes kids to school, elderly parents to appointments, picks up groceries) </text:p>
        </text:list-item>
        <text:list-item>
          <text:p text:style-name="P197">Cleans house (vacuums, laundry, dishes, organizing) </text:p>
        </text:list-item>
        <text:list-item>
          <text:p text:style-name="P197">Elderly care (helps aging parents, monitors health, provides companionship) </text:p>
        </text:list-item>
        <text:list-item>
          <text:p text:style-name="P197">Child supervision (helps with homework, plays with kids, monitors safety) </text:p>
        </text:list-item>
        <text:list-item>
          <text:p text:style-name="P197">Home security (watches house 24/7, alerts to problems) </text:p>
        </text:list-item>
        <text:list-item>
          <text:p text:style-name="P197">Pet care (feeds, walks dogs, cleans litter) </text:p>
        </text:list-item>
        <text:list-item>
          <text:p text:style-name="P198">Yard work (mowing, gardening, snow removal) </text:p>
        </text:list-item>
      </text:list>
      <text:p text:style-name="P3"><text:span text:style-name="Strong_20_Emphasis">Price Curve Over Time:</text:span></text:p>
      <text:list text:style-name="L97">
        <text:list-item>
          <text:p text:style-name="P199">Year 1-3: $25K (early adopters) </text:p>
        </text:list-item>
        <text:list-item>
          <text:p text:style-name="P199">Year 5: $10K (scale manufacturing begins) </text:p>
        </text:list-item>
        <text:list-item>
          <text:p text:style-name="P199">Year 10: $5K (mass market adoption begins) </text:p>
        </text:list-item>
        <text:list-item>
          <text:p text:style-name="P200">Year 15: $2K (cheaper than used car, everyone can afford) </text:p>
        </text:list-item>
      </text:list>
      <text:p text:style-name="P3"><text:span text:style-name="Strong_20_Emphasis">At $5K Price Point:</text:span></text:p>
      <text:p text:style-name="P3"><text:span text:style-name="Strong_20_Emphasis">ROI for Average Family:</text:span></text:p>
      <text:list text:style-name="L98">
        <text:list-item>
          <text:p text:style-name="P201">Childcare savings: $1,500/month ($18K/year) </text:p>
        </text:list-item>
        <text:list-item>
          <text:p text:style-name="P201">House cleaning: $500/month ($6K/year) </text:p>
        </text:list-item>
        <text:list-item>
          <text:p text:style-name="P201">Elderly care: $5,000/month if nursing home avoided ($60K/year) </text:p>
        </text:list-item>
        <text:list-item>
          <text:p text:style-name="P201">Meal prep time saved: Priceless </text:p>
        </text:list-item>
        <text:list-item>
          <text:p text:style-name="P201">Transportation time saved: Priceless </text:p>
        </text:list-item>
        <text:list-item>
          <text:p text:style-name="P202"><text:span text:style-name="Strong_20_Emphasis">Pays for itself in 2-3 months</text:span> </text:p>
        </text:list-item>
      </text:list>
      <text:p text:style-name="P3"><text:span text:style-name="Strong_20_Emphasis">Market Size:</text:span></text:p>
      <text:list text:style-name="L99">
        <text:list-item>
          <text:p text:style-name="P203"><text:span text:style-name="Strong_20_Emphasis">US:</text:span> 140M households × 30% adoption at $5K = $210B hardware </text:p>
        </text:list-item>
        <text:list-item>
          <text:p text:style-name="P203"><text:span text:style-name="Strong_20_Emphasis">Global:</text:span> 2B+ households × 20% adoption = $2T hardware </text:p>
        </text:list-item>
        <text:list-item>
          <text:p text:style-name="P204"><text:span text:style-name="Strong_20_Emphasis">Plus recurring revenue:</text:span> Apps ($30B/year), subscriptions ($100B/year), services ($50B/year) </text:p>
        </text:list-item>
      </text:list>
      <text:p text:style-name="P3"><text:span text:style-name="Strong_20_Emphasis">Total Addressable Market: $24 Trillion</text:span> (30% of global $80T labor market)</text:p>
      <text:p text:style-name="P4"/>
      <text:h text:style-name="P5" text:outline-level="3">PART 7: Why This Matters for Israel (National Security)</text:h>
      <text:p text:style-name="P3"><text:span text:style-name="Strong_20_Emphasis">Israel's Taiwan Moment:</text:span></text:p>
      <text:p text:style-name="P3">Taiwan (small, isolated island nation, 24M people):</text:p>
      <text:list text:style-name="L100">
        <text:list-item>
          <text:p text:style-name="P205">Dominated semiconductor manufacturing </text:p>
        </text:list-item>
        <text:list-item>
          <text:p text:style-name="P205">TSMC worth $500B+ </text:p>
        </text:list-item>
        <text:list-item>
          <text:p text:style-name="P205">Became indispensable to global economy </text:p>
        </text:list-item>
        <text:list-item>
          <text:p text:style-name="P206"><text:span text:style-name="Strong_20_Emphasis">Strategic protection through technological leadership</text:span> </text:p>
        </text:list-item>
      </text:list>
      <text:p text:style-name="P3">Israel (small, isolated nation, 9M people):</text:p>
      <text:list text:style-name="L101">
        <text:list-item>
          <text:p text:style-name="P207">Can dominate humanoid robotics OS </text:p>
        </text:list-item>
        <text:list-item>
          <text:p text:style-name="P207">Becomes indispensable to Western security </text:p>
        </text:list-item>
        <text:list-item>
          <text:p text:style-name="P208"><text:span text:style-name="Strong_20_Emphasis">Strategic protection through AI/robotics leadership</text:span> </text:p>
        </text:list-item>
      </text:list>
      <text:p text:style-name="P3"><text:span text:style-name="Strong_20_Emphasis">Same pattern, bigger opportunity.</text:span></text:p>
      <text:p text:style-name="P4"/>
      <text:p text:style-name="P3"><text:span text:style-name="Strong_20_Emphasis">The Immediate Military Need:</text:span></text:p>
      <text:p text:style-name="P3"><text:soft-page-break/>Israel faces existential threats on multiple fronts.</text:p>
      <text:p text:style-name="P3"><text:span text:style-name="Strong_20_Emphasis">Hamas Tunnels:</text:span></text:p>
      <text:list text:style-name="L102">
        <text:list-item>
          <text:p text:style-name="P209">Death traps for Israeli soldiers </text:p>
        </text:list-item>
        <text:list-item>
          <text:p text:style-name="P209">Urban warfare brutal and dangerous </text:p>
        </text:list-item>
        <text:list-item>
          <text:p text:style-name="P210">Every tunnel operation risks lives </text:p>
        </text:list-item>
      </text:list>
      <text:p text:style-name="P3"><text:span text:style-name="Strong_20_Emphasis">HR Solution:</text:span></text:p>
      <text:list text:style-name="L103">
        <text:list-item>
          <text:p text:style-name="P211">Send HR into tunnels (no Israeli casualties) </text:p>
        </text:list-item>
        <text:list-item>
          <text:p text:style-name="P211">Combat medics rescue wounded under fire </text:p>
        </text:list-item>
        <text:list-item>
          <text:p text:style-name="P211">Infantry clears buildings without soldier risk </text:p>
        </text:list-item>
        <text:list-item>
          <text:p text:style-name="P212"><text:span text:style-name="Strong_20_Emphasis">Zero Israeli mothers lose sons</text:span> </text:p>
        </text:list-item>
      </text:list>
      <text:p text:style-name="P3"><text:span text:style-name="Strong_20_Emphasis">The Larger Strategic Picture - The Turkey Threat:</text:span></text:p>
      <text:p text:style-name="P3"><text:span text:style-name="Strong_20_Emphasis">Turkey Under Erdogan:</text:span></text:p>
      <text:list text:style-name="L104">
        <text:list-item>
          <text:p text:style-name="P213"><text:span text:style-name="Strong_20_Emphasis">85 million population</text:span> (10x Israel) </text:p>
        </text:list-item>
        <text:list-item>
          <text:p text:style-name="P213"><text:span text:style-name="Strong_20_Emphasis">Powerful NATO military</text:span> (2nd largest in alliance) </text:p>
        </text:list-item>
        <text:list-item>
          <text:p text:style-name="P213"><text:span text:style-name="Strong_20_Emphasis">Ottoman Empire ambitions</text:span> (restore former glory) </text:p>
        </text:list-item>
        <text:list-item>
          <text:p text:style-name="P213"><text:span text:style-name="Strong_20_Emphasis">Anti-Israel Muslim Brotherhood ideology</text:span> </text:p>
        </text:list-item>
        <text:list-item>
          <text:p text:style-name="P213"><text:span text:style-name="Strong_20_Emphasis">Geographic proximity</text:span> (can project power into Eastern Mediterranean) </text:p>
        </text:list-item>
        <text:list-item>
          <text:p text:style-name="P214"><text:span text:style-name="Strong_20_Emphasis">Biblical prophecy:</text:span> Identified in Gog and Magog prophecies (Ezekiel 38-39) as threat to Israel </text:p>
        </text:list-item>
      </text:list>
      <text:p text:style-name="P3"><text:span text:style-name="Strong_20_Emphasis">Current Israeli Options if Turkey Becomes Direct Military Threat:</text:span></text:p>
      <text:list text:style-name="L105">
        <text:list-item>
          <text:p text:style-name="P215"><text:span text:style-name="Strong_20_Emphasis">Conventional war:</text:span></text:p>
          <text:list>
            <text:list-item>
              <text:p text:style-name="P216">Heavy Israeli casualties (Turkey has 10x population) </text:p>
            </text:list-item>
            <text:list-item>
              <text:p text:style-name="P216">Unsustainable losses for small nation </text:p>
            </text:list-item>
            <text:list-item>
              <text:p text:style-name="P216">Political pressure from casualties </text:p>
            </text:list-item>
            <text:list-item>
              <text:p text:style-name="P216"><text:span text:style-name="Strong_20_Emphasis">85M vs 9M = existential math problem</text:span> </text:p>
            </text:list-item>
          </text:list>
        </text:list-item>
        <text:list-item>
          <text:p text:style-name="P215"><text:span text:style-name="Strong_20_Emphasis">Nuclear option:</text:span></text:p>
          <text:list>
            <text:list-item>
              <text:p text:style-name="P216">Unthinkable morally </text:p>
            </text:list-item>
            <text:list-item>
              <text:p text:style-name="P216">Catastrophic globally </text:p>
            </text:list-item>
            <text:list-item>
              <text:p text:style-name="P216">Political suicide internationally </text:p>
            </text:list-item>
            <text:list-item>
              <text:p text:style-name="P215"><text:span text:style-name="Strong_20_Emphasis">Not viable option</text:span> </text:p>
            </text:list-item>
          </text:list>
        </text:list-item>
      </text:list>
      <text:p text:style-name="P3"><text:span text:style-name="Strong_20_Emphasis">HMOS Provides Third Option:</text:span></text:p>
      <text:p text:style-name="P3"><text:span text:style-name="Strong_20_Emphasis">HR Battalions Fight Turkey Without Israeli Casualties:</text:span></text:p>
      <text:list text:style-name="L106">
        <text:list-item>
          <text:p text:style-name="P217">Asymmetric advantage: Turkey has numbers, Israel has technology </text:p>
        </text:list-item>
        <text:list-item>
          <text:p text:style-name="P217">Can sustain prolonged conflict (HR never tire, unlimited "reinforcements") </text:p>
        </text:list-item>
        <text:list-item>
          <text:p text:style-name="P217"><text:span text:style-name="Strong_20_Emphasis">Alternative to nuclear deterrence</text:span> </text:p>
        </text:list-item>
        <text:list-item>
          <text:p text:style-name="P217">Politically sustainable (no Israeli mothers losing sons) </text:p>
        </text:list-item>
        <text:list-item>
          <text:p text:style-name="P218"><text:span text:style-name="Strong_20_Emphasis">Fulfills ancient need for defense against prophesied threat</text:span> </text:p>
        </text:list-item>
      </text:list>
      <text:p text:style-name="P3"><text:span text:style-name="Strong_20_Emphasis">For those who understand biblical prophecy:</text:span> The timing is not coincidental. The technology arrives precisely when the prophesied threat emerges. Israel is being given the tools to defend itself against what is coming.</text:p>
      <text:p text:style-name="P3"><text:span text:style-name="Strong_20_Emphasis">This is why HMOS is existential for Israel, not just useful.</text:span></text:p>
      <text:p text:style-name="P4"/>
      <text:p text:style-name="P3"><text:span text:style-name="Strong_20_Emphasis">Brain Drain Reversal:</text:span></text:p>
      <text:p text:style-name="P3"><text:span text:style-name="Strong_20_Emphasis">The Problem:</text:span></text:p>
      <text:list text:style-name="L107">
        <text:list-item>
          <text:p text:style-name="P219">Jewish STEM students face rising antisemitism on Western campuses </text:p>
        </text:list-item>
        <text:list-item>
          <text:p text:style-name="P219">Physical attacks, discrimination, hostile environment </text:p>
        </text:list-item>
        <text:list-item>
          <text:p text:style-name="P219">Many leave universities, abandon STEM careers </text:p>
        </text:list-item>
        <text:list-item>
          <text:p text:style-name="P220"><text:span text:style-name="Strong_20_Emphasis">Israel loses potential talent</text:span> (they don't come to Israel, they leave STEM entirely) </text:p>
        </text:list-item>
      </text:list>
      <text:p text:style-name="P3"><text:span text:style-name="Strong_20_Emphasis">Meanwhile:</text:span></text:p>
      <text:list text:style-name="L108">
        <text:list-item>
          <text:p text:style-name="P221">Europe imports millions of poor, uneducated, often hostile immigrants </text:p>
        </text:list-item>
        <text:list-item>
          <text:p text:style-name="P221">Burden on social systems, security risks </text:p>
        </text:list-item>
        <text:list-item>
          <text:p text:style-name="P222">Brain drain FROM developing countries </text:p>
        </text:list-item>
      </text:list>
      <text:p text:style-name="P3"><text:span text:style-name="Strong_20_Emphasis">The Solution - HR Academy:</text:span></text:p>
      <text:p text:style-name="P3"><text:span text:style-name="Strong_20_Emphasis">Create World's First AI-Humanoid Robotics Institute in Israel:</text:span></text:p>
      <text:list text:style-name="L109">
        <text:list-item>
          <text:p text:style-name="P223">Attract talented young Jews fleeing antisemitic Western campuses </text:p>
        </text:list-item>
        <text:list-item>
          <text:p text:style-name="P223">High-paying jobs ($80K-150K starting) </text:p>
        </text:list-item>
        <text:list-item>
          <text:p text:style-name="P223">Cut cutting-edge research (quantum, AI, robotics) </text:p>
        </text:list-item>
        <text:list-item>
          <text:p text:style-name="P223">Path to Israeli citizenship (if desired) </text:p>
        </text:list-item>
        <text:list-item>
          <text:p text:style-name="P224">Safe environment (no antisemitism) </text:p>
        </text:list-item>
      </text:list>
      <text:p text:style-name="P3"><text:span text:style-name="Strong_20_Emphasis">Result:</text:span></text:p>
      <text:list text:style-name="L110">
        <text:list-item>
          <text:p text:style-name="P225"><text:span text:style-name="Strong_20_Emphasis">Israel gets young, smart, well-educated immigrants</text:span> who contribute immediately </text:p>
        </text:list-item>
        <text:list-item>
          <text:p text:style-name="P225">Many stay permanently, build careers, start families </text:p>
        </text:list-item>
        <text:list-item>
          <text:p text:style-name="P225">Creates talent pipeline that compounds over time </text:p>
        </text:list-item>
        <text:list-item>
          <text:p text:style-name="P226"><text:span text:style-name="Strong_20_Emphasis">More talent → better companies → more talent → ecosystem growth</text:span> </text:p>
        </text:list-item>
      </text:list>
      <text:p text:style-name="P3"><text:soft-page-break/><text:span text:style-name="Strong_20_Emphasis">Precedent:</text:span> Israel did this with cybersecurity:</text:p>
      <text:list text:style-name="L111">
        <text:list-item>
          <text:p text:style-name="P227">Unit 8200 created talent pool </text:p>
        </text:list-item>
        <text:list-item>
          <text:p text:style-name="P227">Graduates founded Check Point, CyberArk, Wiz, countless others </text:p>
        </text:list-item>
        <text:list-item>
          <text:p text:style-name="P227">Made Israel cybersecurity capital of world </text:p>
        </text:list-item>
        <text:list-item>
          <text:p text:style-name="P228">$50B+ industry </text:p>
        </text:list-item>
      </text:list>
      <text:p text:style-name="P3"><text:span text:style-name="Strong_20_Emphasis">HOS can do this 10x bigger:</text:span></text:p>
      <text:list text:style-name="L112">
        <text:list-item>
          <text:p text:style-name="P229">Humanoid robotics larger than cybersecurity </text:p>
        </text:list-item>
        <text:list-item>
          <text:p text:style-name="P229">Global talent pool (not just Israelis) </text:p>
        </text:list-item>
        <text:list-item>
          <text:p text:style-name="P229">Creates 10,000+ high-paying jobs </text:p>
        </text:list-item>
        <text:list-item>
          <text:p text:style-name="P230"><text:span text:style-name="Strong_20_Emphasis">Brain gain instead of brain drain</text:span> </text:p>
        </text:list-item>
      </text:list>
      <text:p text:style-name="P4"/>
      <text:p text:style-name="P3"><text:span text:style-name="Strong_20_Emphasis">Strategic Independence - Can't Depend on Others:</text:span></text:p>
      <text:p text:style-name="P3"><text:span text:style-name="Strong_20_Emphasis">Historical Lessons:</text:span></text:p>
      <text:list text:style-name="L113">
        <text:list-item>
          <text:p text:style-name="P231"><text:span text:style-name="Strong_20_Emphasis">1967 War:</text:span> France embargoed weapons to Israel</text:p>
          <text:list>
            <text:list-item>
              <text:p text:style-name="P232">Israel learned: Can't depend on foreign suppliers </text:p>
            </text:list-item>
            <text:list-item>
              <text:p text:style-name="P232">Result: Built domestic arms industry </text:p>
            </text:list-item>
          </text:list>
        </text:list-item>
        <text:list-item>
          <text:p text:style-name="P231"><text:span text:style-name="Strong_20_Emphasis">1973 War:</text:span> US delayed resupply</text:p>
          <text:list>
            <text:list-item>
              <text:p text:style-name="P232">Israel learned: Need strategic reserves </text:p>
            </text:list-item>
            <text:list-item>
              <text:p text:style-name="P232">Result: Built domestic production capability </text:p>
            </text:list-item>
          </text:list>
        </text:list-item>
        <text:list-item>
          <text:p text:style-name="P231"><text:span text:style-name="Strong_20_Emphasis">1981:</text:span> Israel bombed Iraqi nuclear reactor</text:p>
          <text:list>
            <text:list-item>
              <text:p text:style-name="P232">Result: F-16 used, but Israel added own systems </text:p>
            </text:list-item>
            <text:list-item>
              <text:p text:style-name="P231">Lesson: Even allies' equipment needs Israeli upgrades </text:p>
            </text:list-item>
          </text:list>
        </text:list-item>
      </text:list>
      <text:p text:style-name="P3"><text:span text:style-name="Strong_20_Emphasis">Pattern:</text:span> Israel must control critical technologies domestically</text:p>
      <text:p text:style-name="P3"><text:span text:style-name="Strong_20_Emphasis">HOS is Critical Technology:</text:span></text:p>
      <text:list text:style-name="L114">
        <text:list-item>
          <text:p text:style-name="P233">Can't depend on Chinese humanoid hardware (security risk) </text:p>
        </text:list-item>
        <text:list-item>
          <text:p text:style-name="P233">Can't depend on Elon's closed ecosystem (vendor lock-in) </text:p>
        </text:list-item>
        <text:list-item>
          <text:p text:style-name="P234">Can't depend on any foreign supplier (embargoes possible) </text:p>
        </text:list-item>
      </text:list>
      <text:p text:style-name="P3"><text:span text:style-name="Strong_20_Emphasis">Must Control Entire Stack:</text:span></text:p>
      <text:list text:style-name="L115">
        <text:list-item>
          <text:p text:style-name="P235">Hardware design (via Boston Dynamics acquisition) </text:p>
        </text:list-item>
        <text:list-item>
          <text:p text:style-name="P235">Manufacturing (US-Israel facilities) </text:p>
        </text:list-item>
        <text:list-item>
          <text:p text:style-name="P235">Software platform (HOS development) </text:p>
        </text:list-item>
        <text:list-item>
          <text:p text:style-name="P236"><text:span text:style-name="Strong_20_Emphasis">Complete vertical integration</text:span> </text:p>
        </text:list-item>
      </text:list>
      <text:p text:style-name="P3"><text:span text:style-name="Strong_20_Emphasis">Like Merkava Tank:</text:span></text:p>
      <text:list text:style-name="L116">
        <text:list-item>
          <text:p text:style-name="P237">Israel didn't buy foreign tanks </text:p>
        </text:list-item>
        <text:list-item>
          <text:p text:style-name="P237">Built own design for Israeli needs </text:p>
        </text:list-item>
        <text:list-item>
          <text:p text:style-name="P237">Manufacturing in Israel </text:p>
        </text:list-item>
        <text:list-item>
          <text:p text:style-name="P237">Combat-proven and exported </text:p>
        </text:list-item>
        <text:list-item>
          <text:p text:style-name="P238"><text:span text:style-name="Strong_20_Emphasis">Strategic independence</text:span> </text:p>
        </text:list-item>
      </text:list>
      <text:p text:style-name="P3"><text:span text:style-name="Strong_20_Emphasis">HOS follows same model.</text:span></text:p>
      <text:p text:style-name="P4"/>
      <text:h text:style-name="P5" text:outline-level="3">PART 8: Quantum Communication - Technical Deep Dive</text:h>
      <text:p text:style-name="P3"><text:span text:style-name="Strong_20_Emphasis">Why Current Communication Fails in Combat:</text:span></text:p>
      <text:p text:style-name="P3"><text:span text:style-name="Strong_20_Emphasis">Radio/WiFi/5G Problems:</text:span></text:p>
      <text:list text:style-name="L117">
        <text:list-item>
          <text:p text:style-name="P239"><text:span text:style-name="Strong_20_Emphasis">Jammable:</text:span> Enemy can block signals </text:p>
        </text:list-item>
        <text:list-item>
          <text:p text:style-name="P239"><text:span text:style-name="Strong_20_Emphasis">Hackable:</text:span> Can intercept and decode </text:p>
        </text:list-item>
        <text:list-item>
          <text:p text:style-name="P239"><text:span text:style-name="Strong_20_Emphasis">Limited range:</text:span> Need relay stations </text:p>
        </text:list-item>
        <text:list-item>
          <text:p text:style-name="P239"><text:span text:style-name="Strong_20_Emphasis">Line-of-sight:</text:span> Doesn't work through walls/underground </text:p>
        </text:list-item>
        <text:list-item>
          <text:p text:style-name="P240"><text:span text:style-name="Strong_20_Emphasis">Latency:</text:span> Milliseconds matter in combat </text:p>
        </text:list-item>
      </text:list>
      <text:p text:style-name="P3"><text:span text:style-name="Strong_20_Emphasis">Real Battle Scenario:</text:span></text:p>
      <text:p text:style-name="P3">IDF soldiers in Gaza tunnel</text:p>
      <text:list text:style-name="L118">
        <text:list-item>
          <text:p text:style-name="P241">Radio communication jammed by Hamas </text:p>
        </text:list-item>
        <text:list-item>
          <text:p text:style-name="P241">Can't coordinate with units above ground </text:p>
        </text:list-item>
        <text:list-item>
          <text:p text:style-name="P241">Can't call for air support </text:p>
        </text:list-item>
        <text:list-item>
          <text:p text:style-name="P241">Can't request backup </text:p>
        </text:list-item>
        <text:list-item>
          <text:p text:style-name="P242"><text:span text:style-name="Strong_20_Emphasis">Operating blind and isolated</text:span> </text:p>
        </text:list-item>
      </text:list>
      <text:p text:style-name="P3"><text:span text:style-name="Strong_20_Emphasis">HR with Quantum Communication:</text:span></text:p>
      <text:list text:style-name="L119">
        <text:list-item>
          <text:p text:style-name="P243">Instant communication with command (zero latency) </text:p>
        </text:list-item>
        <text:list-item>
          <text:p text:style-name="P243">Cannot be jammed (no radio waves to block) </text:p>
        </text:list-item>
        <text:list-item>
          <text:p text:style-name="P243">Cannot be hacked (quantum entanglement properties) </text:p>
        </text:list-item>
        <text:list-item>
          <text:p text:style-name="P243">Works underground (quantum doesn't need line-of-sight) </text:p>
        </text:list-item>
        <text:list-item>
          <text:p text:style-name="P244"><text:span text:style-name="Strong_20_Emphasis">Perfect coordination even in worst conditions</text:span> </text:p>
        </text:list-item>
      </text:list>
      <text:p text:style-name="P3"><text:soft-page-break/><text:span text:style-name="Strong_20_Emphasis">How Quantum Entanglement Works (Simplified):</text:span></text:p>
      <text:p text:style-name="P3">Two particles become "entangled" at quantum level:</text:p>
      <text:list text:style-name="L120">
        <text:list-item>
          <text:p text:style-name="P245">Measure one particle → other changes instantly </text:p>
        </text:list-item>
        <text:list-item>
          <text:p text:style-name="P245">No signal travels between them (instantaneous) </text:p>
        </text:list-item>
        <text:list-item>
          <text:p text:style-name="P245">Any interception attempt breaks entanglement (detectable) </text:p>
        </text:list-item>
        <text:list-item>
          <text:p text:style-name="P246"><text:span text:style-name="Strong_20_Emphasis">Nature's perfect secure communication</text:span> </text:p>
        </text:list-item>
      </text:list>
      <text:p text:style-name="P3"><text:span text:style-name="Strong_20_Emphasis">Our Implementation:</text:span></text:p>
      <text:p text:style-name="P3"><text:span text:style-name="Strong_20_Emphasis">Hardware:</text:span></text:p>
      <text:list text:style-name="L121">
        <text:list-item>
          <text:p text:style-name="P247">Quantum entanglement generator (in command center) </text:p>
        </text:list-item>
        <text:list-item>
          <text:p text:style-name="P247">Quantum receiver (in each HR unit) </text:p>
        </text:list-item>
        <text:list-item>
          <text:p text:style-name="P247">Entangled particle pairs distributed before deployment </text:p>
        </text:list-item>
        <text:list-item>
          <text:p text:style-name="P248">Error correction (quantum states are fragile) </text:p>
        </text:list-item>
      </text:list>
      <text:p text:style-name="P3"><text:span text:style-name="Strong_20_Emphasis">Software:</text:span></text:p>
      <text:list text:style-name="L122">
        <text:list-item>
          <text:p text:style-name="P249">Quantum state management </text:p>
        </text:list-item>
        <text:list-item>
          <text:p text:style-name="P249">Error detection and correction </text:p>
        </text:list-item>
        <text:list-item>
          <text:p text:style-name="P249">Classical-quantum hybrid (quantum for secure keys, classical for data) </text:p>
        </text:list-item>
        <text:list-item>
          <text:p text:style-name="P250"><text:span text:style-name="Strong_20_Emphasis">Practical implementation of quantum advantage</text:span> </text:p>
        </text:list-item>
      </text:list>
      <text:p text:style-name="P3"><text:span text:style-name="Strong_20_Emphasis">Military Command Structure:</text:span></text:p>
      <text:p text:style-name="P3"><text:span text:style-name="Strong_20_Emphasis">Traditional:</text:span> Commander → Radio → Battalion → Company → Platoon → Squad → Individual soldier</text:p>
      <text:list text:style-name="L123">
        <text:list-item>
          <text:p text:style-name="P251">Each layer adds latency </text:p>
        </text:list-item>
        <text:list-item>
          <text:p text:style-name="P251">Each layer can fail </text:p>
        </text:list-item>
        <text:list-item>
          <text:p text:style-name="P251">Information gets distorted </text:p>
        </text:list-item>
        <text:list-item>
          <text:p text:style-name="P252"><text:span text:style-name="Strong_20_Emphasis">Slow, unreliable</text:span> </text:p>
        </text:list-item>
      </text:list>
      <text:p text:style-name="P3"><text:span text:style-name="Strong_20_Emphasis">Quantum HMOS:</text:span> Commander → Quantum network → ALL HR units simultaneously</text:p>
      <text:list text:style-name="L124">
        <text:list-item>
          <text:p text:style-name="P253"><text:span text:style-name="Strong_20_Emphasis">Flat hierarchy</text:span> (no layers) </text:p>
        </text:list-item>
        <text:list-item>
          <text:p text:style-name="P253"><text:span text:style-name="Strong_20_Emphasis">Zero latency</text:span> (instantaneous) </text:p>
        </text:list-item>
        <text:list-item>
          <text:p text:style-name="P253"><text:span text:style-name="Strong_20_Emphasis">Perfect information</text:span> (no distortion) </text:p>
        </text:list-item>
        <text:list-item>
          <text:p text:style-name="P254"><text:span text:style-name="Strong_20_Emphasis">Cannot fail</text:span> (quantum properties guarantee communication) </text:p>
        </text:list-item>
      </text:list>
      <text:p text:style-name="P3"><text:span text:style-name="Strong_20_Emphasis">Battlefield Example:</text:span></text:p>
      <text:p text:style-name="P3">Commander sees threat on satellite: "Enemy advancing from north"</text:p>
      <text:p text:style-name="P3"><text:span text:style-name="Strong_20_Emphasis">Traditional communication:</text:span></text:p>
      <text:list text:style-name="L125">
        <text:list-item>
          <text:p text:style-name="P255">Radio to battalion (2 seconds) </text:p>
        </text:list-item>
        <text:list-item>
          <text:p text:style-name="P255">Battalion to companies (4 seconds total) </text:p>
        </text:list-item>
        <text:list-item>
          <text:p text:style-name="P255">Companies to platoons (6 seconds total) </text:p>
        </text:list-item>
        <text:list-item>
          <text:p text:style-name="P255">Platoons to squads (8 seconds total) </text:p>
        </text:list-item>
        <text:list-item>
          <text:p text:style-name="P256"><text:span text:style-name="Strong_20_Emphasis">8+ seconds, enemy advanced 100+ meters</text:span> </text:p>
        </text:list-item>
      </text:list>
      <text:p text:style-name="P3"><text:span text:style-name="Strong_20_Emphasis">Quantum communication:</text:span></text:p>
      <text:list text:style-name="L126">
        <text:list-item>
          <text:p text:style-name="P257">ALL 10,000 HR units know instantly (0 seconds) </text:p>
        </text:list-item>
        <text:list-item>
          <text:p text:style-name="P258"><text:span text:style-name="Strong_20_Emphasis">Simultaneous response, enemy hasn't advanced</text:span> </text:p>
        </text:list-item>
      </text:list>
      <text:p text:style-name="P3"><text:span text:style-name="Strong_20_Emphasis">8 seconds = life or death in combat.</text:span></text:p>
      <text:p text:style-name="P3"><text:span text:style-name="Strong_20_Emphasis">US-Israel Quantum Research Partnership:</text:span></text:p>
      <text:p text:style-name="P3"><text:span text:style-name="Strong_20_Emphasis">Israel Contributions:</text:span></text:p>
      <text:list text:style-name="L127">
        <text:list-item>
          <text:p text:style-name="P259">Hebrew University: Quantum information theory </text:p>
        </text:list-item>
        <text:list-item>
          <text:p text:style-name="P259">Weizmann Institute: Entanglement pioneers </text:p>
        </text:list-item>
        <text:list-item>
          <text:p text:style-name="P259">Technion: Quantum engineering </text:p>
        </text:list-item>
        <text:list-item>
          <text:p text:style-name="P260">Classified IDF quantum projects </text:p>
        </text:list-item>
      </text:list>
      <text:p text:style-name="P3"><text:span text:style-name="Strong_20_Emphasis">US Contributions:</text:span></text:p>
      <text:list text:style-name="L128">
        <text:list-item>
          <text:p text:style-name="P261">MIT: Quantum computing research </text:p>
        </text:list-item>
        <text:list-item>
          <text:p text:style-name="P261">Caltech: Quantum networks </text:p>
        </text:list-item>
        <text:list-item>
          <text:p text:style-name="P261">Google/IBM: Quantum hardware </text:p>
        </text:list-item>
        <text:list-item>
          <text:p text:style-name="P262">DARPA: Military quantum programs </text:p>
        </text:list-item>
      </text:list>
      <text:p text:style-name="P3"><text:span text:style-name="Strong_20_Emphasis">Together:</text:span></text:p>
      <text:list text:style-name="L129">
        <text:list-item>
          <text:p text:style-name="P263">Best theoretical research (Israeli universities) </text:p>
        </text:list-item>
        <text:list-item>
          <text:p text:style-name="P263">Best practical implementation (US tech companies) </text:p>
        </text:list-item>
        <text:list-item>
          <text:p text:style-name="P263">Best military applications (IDF + US Army) </text:p>
        </text:list-item>
        <text:list-item>
          <text:p text:style-name="P264"><text:span text:style-name="Strong_20_Emphasis">10-year lead over China/Elon/Japan</text:span> </text:p>
        </text:list-item>
      </text:list>
      <text:p text:style-name="P3"><text:span text:style-name="Strong_20_Emphasis">Why Competitors Can't Copy:</text:span></text:p>
      <text:p text:style-name="P3">Even if they steal:</text:p>
      <text:list text:style-name="L130">
        <text:list-item>
          <text:p text:style-name="P265">Our hardware designs </text:p>
        </text:list-item>
        <text:list-item>
          <text:p text:style-name="P265">Our software code </text:p>
        </text:list-item>
        <text:list-item>
          <text:p text:style-name="P265"><text:soft-page-break/>Our training data </text:p>
        </text:list-item>
        <text:list-item>
          <text:p text:style-name="P266">Our business model </text:p>
        </text:list-item>
      </text:list>
      <text:p text:style-name="P3">They CAN'T replicate quantum communication without:</text:p>
      <text:list text:style-name="L131">
        <text:list-item>
          <text:p text:style-name="P267">Decades of quantum research (we have this) </text:p>
        </text:list-item>
        <text:list-item>
          <text:p text:style-name="P267">Quantum hardware manufacturing (we build this) </text:p>
        </text:list-item>
        <text:list-item>
          <text:p text:style-name="P267">Quantum error correction expertise (we develop this) </text:p>
        </text:list-item>
        <text:list-item>
          <text:p text:style-name="P268"><text:span text:style-name="Strong_20_Emphasis">Israeli-US research partnership</text:span> (they don't have this) </text:p>
        </text:list-item>
      </text:list>
      <text:p text:style-name="P3"><text:span text:style-name="Strong_20_Emphasis">This is permanent competitive moat.</text:span></text:p>
      <text:p text:style-name="P4"/>
      <text:h text:style-name="P5" text:outline-level="3">PART 9: The TikTok Lesson - National Security Imperative</text:h>
      <text:p text:style-name="P3"><text:span text:style-name="Strong_20_Emphasis">What Happened with TikTok:</text:span></text:p>
      <text:p text:style-name="P3">TikTok = Chinese social media app</text:p>
      <text:list text:style-name="L132">
        <text:list-item>
          <text:p text:style-name="P269">Just dances, videos, entertainment </text:p>
        </text:list-item>
        <text:list-item>
          <text:p text:style-name="P269">No physical presence </text:p>
        </text:list-item>
        <text:list-item>
          <text:p text:style-name="P269">No direct harm </text:p>
        </text:list-item>
        <text:list-item>
          <text:p text:style-name="P270"><text:span text:style-name="Strong_20_Emphasis">Just data collection</text:span> </text:p>
        </text:list-item>
      </text:list>
      <text:p text:style-name="P3"><text:span text:style-name="Strong_20_Emphasis">US Government Response:</text:span></text:p>
      <text:list text:style-name="L133">
        <text:list-item>
          <text:p text:style-name="P271">Forced sale or ban (2024-2025) </text:p>
        </text:list-item>
        <text:list-item>
          <text:p text:style-name="P271">National security threat </text:p>
        </text:list-item>
        <text:list-item>
          <text:p text:style-name="P271">"China controls what Americans see" </text:p>
        </text:list-item>
        <text:list-item>
          <text:p text:style-name="P271">Bipartisan agreement (rare!) </text:p>
        </text:list-item>
        <text:list-item>
          <text:p text:style-name="P272"><text:span text:style-name="Strong_20_Emphasis">Banned or forced divestiture</text:span> </text:p>
        </text:list-item>
      </text:list>
      <text:p text:style-name="P3"><text:span text:style-name="Strong_20_Emphasis">Now Imagine Humanoid Robots:</text:span></text:p>
      <text:p text:style-name="P3"><text:span text:style-name="Strong_20_Emphasis">If China or Elon Controls the Humanoid OS:</text:span></text:p>
      <text:p text:style-name="P3">Not just data collection:</text:p>
      <text:list text:style-name="L134">
        <text:list-item>
          <text:p text:style-name="P273"><text:span text:style-name="Strong_20_Emphasis">Physical presence everywhere</text:span> (homes, businesses, hospitals, military bases, schools) </text:p>
        </text:list-item>
        <text:list-item>
          <text:p text:style-name="P273"><text:span text:style-name="Strong_20_Emphasis">Eyes and ears in every room</text:span> (cameras, microphones, sensors) </text:p>
        </text:list-item>
        <text:list-item>
          <text:p text:style-name="P273"><text:span text:style-name="Strong_20_Emphasis">Hands that can act</text:span> (not just watch - can manipulate physical objects) </text:p>
        </text:list-item>
        <text:list-item>
          <text:p text:style-name="P273"><text:span text:style-name="Strong_20_Emphasis">Potentially remote-controlled</text:span> (Chinese government or single person controls robots) </text:p>
        </text:list-item>
        <text:list-item>
          <text:p text:style-name="P274"><text:span text:style-name="Strong_20_Emphasis">Military applications compromised</text:span> (if US Army uses Chinese/single-vendor OS) </text:p>
        </text:list-item>
      </text:list>
      <text:p text:style-name="P3"><text:span text:style-name="Strong_20_Emphasis">The Threat:</text:span></text:p>
      <text:list text:style-name="L135">
        <text:list-item>
          <text:p text:style-name="P275">Chinese OS: Beijing sees and hears everything in American homes </text:p>
        </text:list-item>
        <text:list-item>
          <text:p text:style-name="P275">Elon's OS: One person controls robots in millions of homes </text:p>
        </text:list-item>
        <text:list-item>
          <text:p text:style-name="P276"><text:span text:style-name="Strong_20_Emphasis">Either scenario = unacceptable national security risk</text:span> </text:p>
        </text:list-item>
      </text:list>
      <text:p text:style-name="P3"><text:span text:style-name="Strong_20_Emphasis">If US banned TikTok (just an app), they will DEMAND trusted OS for robots.</text:span></text:p>
      <text:p text:style-name="P3"><text:span text:style-name="Strong_20_Emphasis">US-Israel Partnership = The Trusted Alternative:</text:span></text:p>
      <text:list text:style-name="L136">
        <text:list-item>
          <text:p text:style-name="P277">Democratic allies (not authoritarian) </text:p>
        </text:list-item>
        <text:list-item>
          <text:p text:style-name="P277">Open platform (not closed ecosystem) </text:p>
        </text:list-item>
        <text:list-item>
          <text:p text:style-name="P277">Multiple stakeholders (not single person) </text:p>
        </text:list-item>
        <text:list-item>
          <text:p text:style-name="P277">NATO-approved (strategic alliance) </text:p>
        </text:list-item>
        <text:list-item>
          <text:p text:style-name="P278"><text:span text:style-name="Strong_20_Emphasis">Security-first design</text:span> (quantum communication, verifiable code) </text:p>
        </text:list-item>
      </text:list>
      <text:p text:style-name="P3"><text:span text:style-name="Strong_20_Emphasis">This isn't just business opportunity.</text:span> <text:span text:style-name="Strong_20_Emphasis">This is strategic imperative for Western security.</text:span></text:p>
      <text:p text:style-name="P4"/>
      <text:h text:style-name="P5" text:outline-level="3">PART 10: Boston Dynamics - Why We Must Acquire It</text:h>
      <text:p text:style-name="P3"><text:span text:style-name="Strong_20_Emphasis">Boston Dynamics History:</text:span></text:p>
      <text:p text:style-name="P3">Founded 1992 (MIT spinoff)</text:p>
      <text:list text:style-name="L137">
        <text:list-item>
          <text:p text:style-name="P279">30+ years of robotics R&amp;D </text:p>
        </text:list-item>
        <text:list-item>
          <text:p text:style-name="P279">Best mechanical engineering in world </text:p>
        </text:list-item>
        <text:list-item>
          <text:p text:style-name="P280">Famous for viral videos (robots jumping, backflipping, dancing) </text:p>
        </text:list-item>
      </text:list>
      <text:p text:style-name="P3"><text:span text:style-name="Strong_20_Emphasis">Ownership Changes:</text:span></text:p>
      <text:list text:style-name="L138">
        <text:list-item>
          <text:p text:style-name="P281">Google acquired (2013) for undisclosed amount </text:p>
        </text:list-item>
        <text:list-item>
          <text:p text:style-name="P281">SoftBank acquired (2017) for undisclosed amount </text:p>
        </text:list-item>
        <text:list-item>
          <text:p text:style-name="P282">Hyundai acquired (2021) for $1.1B </text:p>
        </text:list-item>
      </text:list>
      <text:p text:style-name="P3"><text:span text:style-name="Strong_20_Emphasis">Why They Keep Getting Sold:</text:span></text:p>
      <text:list text:style-name="L139">
        <text:list-item>
          <text:p text:style-name="P283"><text:span text:style-name="Strong_20_Emphasis">Amazing technology, no business model</text:span> </text:p>
        </text:list-item>
        <text:list-item>
          <text:p text:style-name="P283">Viral videos, no revenue </text:p>
        </text:list-item>
        <text:list-item>
          <text:p text:style-name="P283">R&amp;D costs massive, profits minimal </text:p>
        </text:list-item>
        <text:list-item>
          <text:p text:style-name="P284"><text:span text:style-name="Strong_20_Emphasis">Classic innovator's dilemma</text:span> (great at engineering, bad at monetization) </text:p>
        </text:list-item>
      </text:list>
      <text:p text:style-name="P3"><text:span text:style-name="Strong_20_Emphasis">What They've Achieved:</text:span></text:p>
      <text:p text:style-name="P3"><text:soft-page-break/><text:span text:style-name="Strong_20_Emphasis">Atlas (Humanoid Robot):</text:span></text:p>
      <text:list text:style-name="L140">
        <text:list-item>
          <text:p text:style-name="P285">Incredible agility (jumps, backflips, parkour) </text:p>
        </text:list-item>
        <text:list-item>
          <text:p text:style-name="P285">Advanced balance and stability </text:p>
        </text:list-item>
        <text:list-item>
          <text:p text:style-name="P285">Human-like movement </text:p>
        </text:list-item>
        <text:list-item>
          <text:p text:style-name="P286"><text:span text:style-name="Strong_20_Emphasis">20+ years of mechanical engineering compressed into one platform</text:span> </text:p>
        </text:list-item>
      </text:list>
      <text:p text:style-name="P3"><text:span text:style-name="Strong_20_Emphasis">Spot (Robot Dog):</text:span></text:p>
      <text:list text:style-name="L141">
        <text:list-item>
          <text:p text:style-name="P287">Commercial product (finally!) </text:p>
        </text:list-item>
        <text:list-item>
          <text:p text:style-name="P287">Industrial inspection use cases </text:p>
        </text:list-item>
        <text:list-item>
          <text:p text:style-name="P288"><text:span text:style-name="Strong_20_Emphasis">Proves they can build reliable products</text:span> </text:p>
        </text:list-item>
      </text:list>
      <text:p text:style-name="P3"><text:span text:style-name="Strong_20_Emphasis">Handle/Stretch (Warehouse):</text:span></text:p>
      <text:list text:style-name="L142">
        <text:list-item>
          <text:p text:style-name="P289">Box manipulation </text:p>
        </text:list-item>
        <text:list-item>
          <text:p text:style-name="P289">Logistics applications </text:p>
        </text:list-item>
        <text:list-item>
          <text:p text:style-name="P290">Shows commercial potential </text:p>
        </text:list-item>
      </text:list>
      <text:p text:style-name="P3"><text:span text:style-name="Strong_20_Emphasis">Their Problem:</text:span></text:p>
      <text:list text:style-name="L143">
        <text:list-item>
          <text:p text:style-name="P291">Focus on hardware perfection </text:p>
        </text:list-item>
        <text:list-item>
          <text:p text:style-name="P291">No platform strategy </text:p>
        </text:list-item>
        <text:list-item>
          <text:p text:style-name="P291">No recurring revenue model </text:p>
        </text:list-item>
        <text:list-item>
          <text:p text:style-name="P291">No ecosystem </text:p>
        </text:list-item>
        <text:list-item>
          <text:p text:style-name="P292"><text:span text:style-name="Strong_20_Emphasis">Trying to sell hardware at high prices</text:span> (doesn't scale) </text:p>
        </text:list-item>
      </text:list>
      <text:p text:style-name="P3"><text:span text:style-name="Strong_20_Emphasis">Our Solution - The Perfect Marriage:</text:span></text:p>
      <text:p text:style-name="P3"><text:span text:style-name="Strong_20_Emphasis">We Bring:</text:span></text:p>
      <text:list text:style-name="L144">
        <text:list-item>
          <text:p text:style-name="P293">HOS platform (the software they're missing) </text:p>
        </text:list-item>
        <text:list-item>
          <text:p text:style-name="P293">Business model (recurring revenue, not just hardware sales) </text:p>
        </text:list-item>
        <text:list-item>
          <text:p text:style-name="P293">Go-to-market strategy (military first, then commercial) </text:p>
        </text:list-item>
        <text:list-item>
          <text:p text:style-name="P294"><text:span text:style-name="Strong_20_Emphasis">Monetization expertise</text:span> (they have tech, we have business) </text:p>
        </text:list-item>
      </text:list>
      <text:p text:style-name="P3"><text:span text:style-name="Strong_20_Emphasis">They Bring:</text:span></text:p>
      <text:list text:style-name="L145">
        <text:list-item>
          <text:p text:style-name="P295">30 years of mechanical engineering R&amp;D </text:p>
        </text:list-item>
        <text:list-item>
          <text:p text:style-name="P295">Best humanoid hardware in the world </text:p>
        </text:list-item>
        <text:list-item>
          <text:p text:style-name="P295">Manufacturing knowledge </text:p>
        </text:list-item>
        <text:list-item>
          <text:p text:style-name="P295">Engineering team </text:p>
        </text:list-item>
        <text:list-item>
          <text:p text:style-name="P296"><text:span text:style-name="Strong_20_Emphasis">20-year head start on hardware</text:span> </text:p>
        </text:list-item>
      </text:list>
      <text:p text:style-name="P3"><text:span text:style-name="Strong_20_Emphasis">Together:</text:span></text:p>
      <text:list text:style-name="L146">
        <text:list-item>
          <text:p text:style-name="P297">Best hardware (Boston Dynamics) </text:p>
        </text:list-item>
        <text:list-item>
          <text:p text:style-name="P297">Best software (HOS platform) </text:p>
        </text:list-item>
        <text:list-item>
          <text:p text:style-name="P297">Best business model (our strategy) </text:p>
        </text:list-item>
        <text:list-item>
          <text:p text:style-name="P298"><text:span text:style-name="Strong_20_Emphasis">Vertically integrated, unbeatable</text:span> </text:p>
        </text:list-item>
      </text:list>
      <text:p text:style-name="P3"><text:span text:style-name="Strong_20_Emphasis">Acquisition Strategy:</text:span></text:p>
      <text:p text:style-name="P3"><text:span text:style-name="Strong_20_Emphasis">Price:</text:span> $2-5 billion</text:p>
      <text:list text:style-name="L147">
        <text:list-item>
          <text:p text:style-name="P299">Hyundai paid $1.1B (2021) </text:p>
        </text:list-item>
        <text:list-item>
          <text:p text:style-name="P299">Worth more now (Atlas improved, Spot selling) </text:p>
        </text:list-item>
        <text:list-item>
          <text:p text:style-name="P300"><text:span text:style-name="Strong_20_Emphasis">Pay $2-5B = premium but worthwhile</text:span> </text:p>
        </text:list-item>
      </text:list>
      <text:p text:style-name="P3"><text:span text:style-name="Strong_20_Emphasis">AT ANY PRICE</text:span> (within reason - not $50B obviously)</text:p>
      <text:list text:style-name="L148">
        <text:list-item>
          <text:p text:style-name="P301">This is strategic necessity </text:p>
        </text:list-item>
        <text:list-item>
          <text:p text:style-name="P301">20+ years of R&amp;D can't be replicated quickly </text:p>
        </text:list-item>
        <text:list-item>
          <text:p text:style-name="P302"><text:span text:style-name="Strong_20_Emphasis">Worth overpaying to secure</text:span> </text:p>
        </text:list-item>
      </text:list>
      <text:p text:style-name="P3"><text:span text:style-name="Strong_20_Emphasis">Funding:</text:span></text:p>
      <text:list text:style-name="L149">
        <text:list-item>
          <text:p text:style-name="P303">US-Israel joint government backing </text:p>
        </text:list-item>
        <text:list-item>
          <text:p text:style-name="P303">Like strategic defense acquisitions: </text:p>
          <text:list>
            <text:list-item>
              <text:p text:style-name="P303">US: F-35 development ($400B program) </text:p>
            </text:list-item>
            <text:list-item>
              <text:p text:style-name="P303">Israel: Arrow missile defense ($2B) </text:p>
            </text:list-item>
            <text:list-item>
              <text:p text:style-name="P303">Joint: Iron Dome partnership ($1.5B+) </text:p>
            </text:list-item>
          </text:list>
        </text:list-item>
        <text:list-item>
          <text:p text:style-name="P304"><text:span text:style-name="Strong_20_Emphasis">HOS acquisition should be government priority</text:span> </text:p>
        </text:list-item>
      </text:list>
      <text:p text:style-name="P3"><text:span text:style-name="Strong_20_Emphasis">Post-Acquisition Plan:</text:span></text:p>
      <text:p text:style-name="P3"><text:span text:style-name="Strong_20_Emphasis">Year 1:</text:span></text:p>
      <text:list text:style-name="L150">
        <text:list-item>
          <text:p text:style-name="P305">Keep Boston Dynamics team (essential talent) </text:p>
        </text:list-item>
        <text:list-item>
          <text:p text:style-name="P305">Move R&amp;D centers to US (Boston) + Israel (Tel Aviv) </text:p>
        </text:list-item>
        <text:list-item>
          <text:p text:style-name="P305">Integrate HOS platform with Atlas hardware </text:p>
        </text:list-item>
        <text:list-item>
          <text:p text:style-name="P306">Begin military applications development </text:p>
        </text:list-item>
      </text:list>
      <text:p text:style-name="P3"><text:span text:style-name="Strong_20_Emphasis">Year 2:</text:span></text:p>
      <text:list text:style-name="L151">
        <text:list-item>
          <text:p text:style-name="P307">US Army + IDF field testing </text:p>
        </text:list-item>
        <text:list-item>
          <text:p text:style-name="P307">Combat medic application proven </text:p>
        </text:list-item>
        <text:list-item>
          <text:p text:style-name="P307">Manufacturing scale-up begins </text:p>
        </text:list-item>
        <text:list-item>
          <text:p text:style-name="P308"><text:soft-page-break/><text:span text:style-name="Strong_20_Emphasis">Boston Dynamics finally monetizes</text:span> (via HOS platform) </text:p>
        </text:list-item>
      </text:list>
      <text:p text:style-name="P3"><text:span text:style-name="Strong_20_Emphasis">Year 3:</text:span></text:p>
      <text:list text:style-name="L152">
        <text:list-item>
          <text:p text:style-name="P309">Commercial production at scale </text:p>
        </text:list-item>
        <text:list-item>
          <text:p text:style-name="P309">Military contracts secured (US + NATO) </text:p>
        </text:list-item>
        <text:list-item>
          <text:p text:style-name="P309">Consumer version development </text:p>
        </text:list-item>
        <text:list-item>
          <text:p text:style-name="P310"><text:span text:style-name="Strong_20_Emphasis">Boston Dynamics profitable for first time</text:span> </text:p>
        </text:list-item>
      </text:list>
      <text:p text:style-name="P3"><text:span text:style-name="Strong_20_Emphasis">Year 5:</text:span></text:p>
      <text:list text:style-name="L153">
        <text:list-item>
          <text:p text:style-name="P311">Next-generation humanoid design (beyond Atlas) </text:p>
        </text:list-item>
        <text:list-item>
          <text:p text:style-name="P311">Israeli-American manufacturing facilities </text:p>
        </text:list-item>
        <text:list-item>
          <text:p text:style-name="P311">HR builds HR (self-replicating production) </text:p>
        </text:list-item>
        <text:list-item>
          <text:p text:style-name="P312"><text:span text:style-name="Strong_20_Emphasis">Complete vertical integration achieved</text:span> </text:p>
        </text:list-item>
      </text:list>
      <text:p text:style-name="P3"><text:span text:style-name="Strong_20_Emphasis">Why Hyundai Will Sell:</text:span></text:p>
      <text:list text:style-name="L154">
        <text:list-item>
          <text:p text:style-name="P313">They paid $1.1B (2021) </text:p>
        </text:list-item>
        <text:list-item>
          <text:p text:style-name="P313">Still not profitable </text:p>
        </text:list-item>
        <text:list-item>
          <text:p text:style-name="P313">Auto company, not robotics company </text:p>
        </text:list-item>
        <text:list-item>
          <text:p text:style-name="P314"><text:span text:style-name="Strong_20_Emphasis">Offer $2-5B = nice profit, exit gladly</text:span> </text:p>
        </text:list-item>
      </text:list>
      <text:p text:style-name="P3"><text:span text:style-name="Strong_20_Emphasis">Why US-Israel Governments Will Back This:</text:span></text:p>
      <text:p text:style-name="P3"><text:span text:style-name="Strong_20_Emphasis">For US:</text:span></text:p>
      <text:list text:style-name="L155">
        <text:list-item>
          <text:p text:style-name="P315">National security (can't depend on foreign/single-vendor robotics) </text:p>
        </text:list-item>
        <text:list-item>
          <text:p text:style-name="P315">Manufacturing jobs (thousands in US) </text:p>
        </text:list-item>
        <text:list-item>
          <text:p text:style-name="P315">Military advantage (next-gen warfare) </text:p>
        </text:list-item>
        <text:list-item>
          <text:p text:style-name="P316">Strategic technology leadership </text:p>
        </text:list-item>
      </text:list>
      <text:p text:style-name="P3"><text:span text:style-name="Strong_20_Emphasis">For Israel:</text:span></text:p>
      <text:list text:style-name="L156">
        <text:list-item>
          <text:p text:style-name="P317">Combat applications (save IDF soldiers) </text:p>
        </text:list-item>
        <text:list-item>
          <text:p text:style-name="P317">Technology independence (don't depend on others) </text:p>
        </text:list-item>
        <text:list-item>
          <text:p text:style-name="P317">Export opportunity (to US + allies) </text:p>
        </text:list-item>
        <text:list-item>
          <text:p text:style-name="P318">Brain gain (attract global talent) </text:p>
        </text:list-item>
      </text:list>
      <text:p text:style-name="P3"><text:span text:style-name="Strong_20_Emphasis">This isn't optional. This is mandatory for success.</text:span></text:p>
      <text:p text:style-name="P3">Without Boston Dynamics:</text:p>
      <text:list text:style-name="L157">
        <text:list-item>
          <text:p text:style-name="P319">We spend 10+ years catching up on hardware </text:p>
        </text:list-item>
        <text:list-item>
          <text:p text:style-name="P319">Competitors (Elon, China) win during our catch-up </text:p>
        </text:list-item>
        <text:list-item>
          <text:p text:style-name="P320"><text:span text:style-name="Strong_20_Emphasis">We lose the race</text:span> </text:p>
        </text:list-item>
      </text:list>
      <text:p text:style-name="P3">With Boston Dynamics:</text:p>
      <text:list text:style-name="L158">
        <text:list-item>
          <text:p text:style-name="P321">Immediate world-class hardware </text:p>
        </text:list-item>
        <text:list-item>
          <text:p text:style-name="P321">Combine with our software </text:p>
        </text:list-item>
        <text:list-item>
          <text:p text:style-name="P321">Win military applications immediately </text:p>
        </text:list-item>
        <text:list-item>
          <text:p text:style-name="P322"><text:span text:style-name="Strong_20_Emphasis">Unbeatable position</text:span> </text:p>
        </text:list-item>
      </text:list>
      <text:p text:style-name="P3"><text:span text:style-name="Strong_20_Emphasis">Government-backed acquisition = national priority.</text:span></text:p>
      <text:p text:style-name="P4"/>
      <text:h text:style-name="P5" text:outline-level="3">PART 11: Manufacturing Revolution - Jobs &amp; Global Impact</text:h>
      <text:p text:style-name="P3"><text:span text:style-name="Strong_20_Emphasis">Bringing Manufacturing Home - US &amp; Israel Benefits:</text:span></text:p>
      <text:p text:style-name="P3"><text:span text:style-name="Strong_20_Emphasis">Current Situation:</text:span></text:p>
      <text:list text:style-name="L159">
        <text:list-item>
          <text:p text:style-name="P323">Most manufacturing in China (electronics, robotics, components) </text:p>
        </text:list-item>
        <text:list-item>
          <text:p text:style-name="P323">US/Israel depend on potential adversary for critical technology </text:p>
        </text:list-item>
        <text:list-item>
          <text:p text:style-name="P323">Jobs exported overseas </text:p>
        </text:list-item>
        <text:list-item>
          <text:p text:style-name="P324"><text:span text:style-name="Strong_20_Emphasis">Strategic vulnerability</text:span> </text:p>
        </text:list-item>
      </text:list>
      <text:p text:style-name="P3"><text:span text:style-name="Strong_20_Emphasis">HOS Manufacturing Strategy:</text:span></text:p>
      <text:p text:style-name="P3"><text:span text:style-name="Strong_20_Emphasis">Phase 1: HR Builds HR</text:span></text:p>
      <text:list text:style-name="L160">
        <text:list-item>
          <text:p text:style-name="P325">Use pedagogy system to train HR in manufacturing </text:p>
        </text:list-item>
        <text:list-item>
          <text:p text:style-name="P325"><text:span text:style-name="Strong_20_Emphasis">HR units build other HR units</text:span> </text:p>
        </text:list-item>
        <text:list-item>
          <text:p text:style-name="P325">Self-replicating production </text:p>
        </text:list-item>
        <text:list-item>
          <text:p text:style-name="P326">Exponential scaling </text:p>
        </text:list-item>
      </text:list>
      <text:p text:style-name="P3"><text:span text:style-name="Strong_20_Emphasis">Phase 2: US-Israel Facilities</text:span></text:p>
      <text:list text:style-name="L161">
        <text:list-item>
          <text:p text:style-name="P327">Manufacturing plants in both countries </text:p>
        </text:list-item>
        <text:list-item>
          <text:p text:style-name="P327">High-tech, high-wage jobs (not sweatshops) </text:p>
        </text:list-item>
        <text:list-item>
          <text:p text:style-name="P327">Strategic independence (no China dependency) </text:p>
        </text:list-item>
        <text:list-item>
          <text:p text:style-name="P328"><text:span text:style-name="Strong_20_Emphasis">Like Merkava tank production</text:span> (domestic, exportable) </text:p>
        </text:list-item>
      </text:list>
      <text:p text:style-name="P3"><text:span text:style-name="Strong_20_Emphasis">Job Creation:</text:span></text:p>
      <text:p text:style-name="P3"><text:span text:style-name="Strong_20_Emphasis">United States:</text:span></text:p>
      <text:list text:style-name="L162">
        <text:list-item>
          <text:p text:style-name="P329"><text:soft-page-break/>10,000+ manufacturing jobs (assembly, quality control, engineering) </text:p>
        </text:list-item>
        <text:list-item>
          <text:p text:style-name="P329">5,000+ R&amp;D jobs (AI, robotics, software) </text:p>
        </text:list-item>
        <text:list-item>
          <text:p text:style-name="P329">3,000+ support jobs (supply chain, logistics, sales) </text:p>
        </text:list-item>
        <text:list-item>
          <text:p text:style-name="P329"><text:span text:style-name="Strong_20_Emphasis">Total: 18,000+ high-paying jobs</text:span> </text:p>
        </text:list-item>
        <text:list-item>
          <text:p text:style-name="P330"><text:span text:style-name="Strong_20_Emphasis">Salaries:</text:span> $60K-150K (skilled labor, not minimum wage) </text:p>
        </text:list-item>
      </text:list>
      <text:p text:style-name="P3"><text:span text:style-name="Strong_20_Emphasis">Israel:</text:span></text:p>
      <text:list text:style-name="L163">
        <text:list-item>
          <text:p text:style-name="P331">5,000+ manufacturing jobs </text:p>
        </text:list-item>
        <text:list-item>
          <text:p text:style-name="P331">3,000+ R&amp;D jobs (quantum, advanced AI, military applications) </text:p>
        </text:list-item>
        <text:list-item>
          <text:p text:style-name="P331">2,000+ support jobs </text:p>
        </text:list-item>
        <text:list-item>
          <text:p text:style-name="P331"><text:span text:style-name="Strong_20_Emphasis">Total: 10,000+ high-paying jobs</text:span> </text:p>
        </text:list-item>
        <text:list-item>
          <text:p text:style-name="P332"><text:span text:style-name="Strong_20_Emphasis">Salaries:</text:span> $50K-120K (adjusted for Israel cost of living) </text:p>
        </text:list-item>
      </text:list>
      <text:p text:style-name="P3"><text:span text:style-name="Strong_20_Emphasis">Supply Chain Impact:</text:span></text:p>
      <text:list text:style-name="L164">
        <text:list-item>
          <text:p text:style-name="P333">Component manufacturers (sensors, motors, batteries) </text:p>
        </text:list-item>
        <text:list-item>
          <text:p text:style-name="P333">Software developers (apps, skills, integrations) </text:p>
        </text:list-item>
        <text:list-item>
          <text:p text:style-name="P333">Service providers (maintenance, training, support) </text:p>
        </text:list-item>
        <text:list-item>
          <text:p text:style-name="P334"><text:span text:style-name="Strong_20_Emphasis">Multiplier effect: 3-5x additional jobs</text:span> </text:p>
        </text:list-item>
      </text:list>
      <text:p text:style-name="P3"><text:span text:style-name="Strong_20_Emphasis">Why Manufacturing Returns to US/Israel:</text:span></text:p>
      <text:p text:style-name="P3"><text:span text:style-name="Strong_20_Emphasis">National Security:</text:span></text:p>
      <text:list text:style-name="L165">
        <text:list-item>
          <text:p text:style-name="P335">Can't depend on China for military robots </text:p>
        </text:list-item>
        <text:list-item>
          <text:p text:style-name="P335">Can't risk supply chain disruption </text:p>
        </text:list-item>
        <text:list-item>
          <text:p text:style-name="P335">Government requires domestic production </text:p>
        </text:list-item>
        <text:list-item>
          <text:p text:style-name="P336"><text:span text:style-name="Strong_20_Emphasis">Strategic imperative overrides cost savings</text:span> </text:p>
        </text:list-item>
      </text:list>
      <text:p text:style-name="P3"><text:span text:style-name="Strong_20_Emphasis">Quality Control:</text:span></text:p>
      <text:list text:style-name="L166">
        <text:list-item>
          <text:p text:style-name="P337">Military-grade requires highest standards </text:p>
        </text:list-item>
        <text:list-item>
          <text:p text:style-name="P337">Domestic oversight and testing </text:p>
        </text:list-item>
        <text:list-item>
          <text:p text:style-name="P337">No IP theft concerns </text:p>
        </text:list-item>
        <text:list-item>
          <text:p text:style-name="P338"><text:span text:style-name="Strong_20_Emphasis">Premium positioning requires premium production</text:span> </text:p>
        </text:list-item>
      </text:list>
      <text:p text:style-name="P3"><text:span text:style-name="Strong_20_Emphasis">Speed:</text:span></text:p>
      <text:list text:style-name="L167">
        <text:list-item>
          <text:p text:style-name="P339">No shipping delays from Asia </text:p>
        </text:list-item>
        <text:list-item>
          <text:p text:style-name="P339">Rapid iteration and improvements </text:p>
        </text:list-item>
        <text:list-item>
          <text:p text:style-name="P339">Quick response to military needs </text:p>
        </text:list-item>
        <text:list-item>
          <text:p text:style-name="P340"><text:span text:style-name="Strong_20_Emphasis">Agility advantage</text:span> </text:p>
        </text:list-item>
      </text:list>
      <text:p text:style-name="P3"><text:span text:style-name="Strong_20_Emphasis">HR Builds HR:</text:span></text:p>
      <text:list text:style-name="L168">
        <text:list-item>
          <text:p text:style-name="P341">Labor cost advantage disappears (robots build robots) </text:p>
        </text:list-item>
        <text:list-item>
          <text:p text:style-name="P341">Manufacturing location less important </text:p>
        </text:list-item>
        <text:list-item>
          <text:p text:style-name="P341">Prefer US/Israel for security and control </text:p>
        </text:list-item>
        <text:list-item>
          <text:p text:style-name="P342"><text:span text:style-name="Strong_20_Emphasis">Economics favor domestic production</text:span> </text:p>
        </text:list-item>
      </text:list>
      <text:p text:style-name="P4"/>
      <text:p text:style-name="P3"><text:span text:style-name="Strong_20_Emphasis">The Global Impact - Honest Assessment:</text:span></text:p>
      <text:p text:style-name="P3"><text:span text:style-name="Strong_20_Emphasis">Backward Countries Will Face Severe Unemployment:</text:span></text:p>
      <text:p text:style-name="P3">This is inevitable. We must acknowledge it honestly.</text:p>
      <text:p text:style-name="P3"><text:span text:style-name="Strong_20_Emphasis">Who Gets Displaced:</text:span></text:p>
      <text:list text:style-name="L169">
        <text:list-item>
          <text:p text:style-name="P343">Garment workers (Bangladesh, Vietnam, Cambodia) </text:p>
        </text:list-item>
        <text:list-item>
          <text:p text:style-name="P343">Assembly workers (China, Mexico, Southeast Asia) </text:p>
        </text:list-item>
        <text:list-item>
          <text:p text:style-name="P343">Agricultural laborers (Africa, South America) </text:p>
        </text:list-item>
        <text:list-item>
          <text:p text:style-name="P343">Call center workers (India, Philippines) </text:p>
        </text:list-item>
        <text:list-item>
          <text:p text:style-name="P344"><text:span text:style-name="Strong_20_Emphasis">Hundreds of millions of jobs at risk</text:span> </text:p>
        </text:list-item>
      </text:list>
      <text:p text:style-name="P3"><text:span text:style-name="Strong_20_Emphasis">Social Consequences:</text:span></text:p>
      <text:list text:style-name="L170">
        <text:list-item>
          <text:p text:style-name="P345">Mass unemployment in developing nations </text:p>
        </text:list-item>
        <text:list-item>
          <text:p text:style-name="P345">Political instability </text:p>
        </text:list-item>
        <text:list-item>
          <text:p text:style-name="P345">Refugee crises </text:p>
        </text:list-item>
        <text:list-item>
          <text:p text:style-name="P345">Social unrest </text:p>
        </text:list-item>
        <text:list-item>
          <text:p text:style-name="P346"><text:span text:style-name="Strong_20_Emphasis">This is real and serious</text:span> </text:p>
        </text:list-item>
      </text:list>
      <text:p text:style-name="P3"><text:span text:style-name="Strong_20_Emphasis">The Question Isn't IF This Happens - It's WHO Controls It:</text:span></text:p>
      <text:p text:style-name="P3"><text:span text:style-name="Strong_20_Emphasis">If China Controls Humanoid OS:</text:span></text:p>
      <text:list text:style-name="L171">
        <text:list-item>
          <text:p text:style-name="P347">Pure profit motive, no ethics </text:p>
        </text:list-item>
        <text:list-item>
          <text:p text:style-name="P347">No transition support for displaced workers </text:p>
        </text:list-item>
        <text:list-item>
          <text:p text:style-name="P347">Authoritarian control (surveillance state) </text:p>
        </text:list-item>
        <text:list-item>
          <text:p text:style-name="P348"><text:span text:style-name="Strong_20_Emphasis">Worst outcome for developing countries</text:span> </text:p>
        </text:list-item>
      </text:list>
      <text:p text:style-name="P3"><text:span text:style-name="Strong_20_Emphasis">If US-Israel Partnership Controls:</text:span></text:p>
      <text:list text:style-name="L172">
        <text:list-item>
          <text:p text:style-name="P349">Responsible development with ethics </text:p>
        </text:list-item>
        <text:list-item>
          <text:p text:style-name="P349">Transition programs for displaced workers </text:p>
        </text:list-item>
        <text:list-item>
          <text:p text:style-name="P349"><text:soft-page-break/>Democratic oversight </text:p>
        </text:list-item>
        <text:list-item>
          <text:p text:style-name="P350"><text:span text:style-name="Strong_20_Emphasis">Better outcome, still disruptive</text:span> </text:p>
        </text:list-item>
      </text:list>
      <text:p text:style-name="P3"><text:span text:style-name="Strong_20_Emphasis">Our Ethical Responsibility - Transition Programs:</text:span></text:p>
      <text:p text:style-name="P3"><text:span text:style-name="Strong_20_Emphasis">1. "Become an HR Model" Program:</text:span></text:p>
      <text:list text:style-name="L173">
        <text:list-item>
          <text:p text:style-name="P351">Displaced workers: 3D scan their face </text:p>
        </text:list-item>
        <text:list-item>
          <text:p text:style-name="P351">Their face becomes model for HR workforce </text:p>
        </text:list-item>
        <text:list-item>
          <text:p text:style-name="P351">Royalty payment: $1/month per HR unit </text:p>
        </text:list-item>
        <text:list-item>
          <text:p text:style-name="P351"><text:span text:style-name="Strong_20_Emphasis">Example:</text:span> Worker modeled for 500 HR = $500/month income </text:p>
        </text:list-item>
        <text:list-item>
          <text:p text:style-name="P352"><text:span text:style-name="Strong_20_Emphasis">Dignified transition</text:span> (not charity - they're models earning royalties) </text:p>
        </text:list-item>
      </text:list>
      <text:p text:style-name="P3"><text:span text:style-name="Strong_20_Emphasis">2. Retraining Programs:</text:span></text:p>
      <text:list text:style-name="L174">
        <text:list-item>
          <text:p text:style-name="P353">Partner with governments </text:p>
        </text:list-item>
        <text:list-item>
          <text:p text:style-name="P353">Train displaced workers for new economy jobs: </text:p>
          <text:list>
            <text:list-item>
              <text:p text:style-name="P353">HR maintenance and repair </text:p>
            </text:list-item>
            <text:list-item>
              <text:p text:style-name="P353">HR training specialists </text:p>
            </text:list-item>
            <text:list-item>
              <text:p text:style-name="P353">HR supervision and coordination </text:p>
            </text:list-item>
          </text:list>
        </text:list-item>
        <text:list-item>
          <text:p text:style-name="P354"><text:span text:style-name="Strong_20_Emphasis">Job evolution</text:span> (not elimination) </text:p>
        </text:list-item>
      </text:list>
      <text:p text:style-name="P3"><text:span text:style-name="Strong_20_Emphasis">3. Gradual Implementation:</text:span></text:p>
      <text:list text:style-name="L175">
        <text:list-item>
          <text:p text:style-name="P355">Not overnight disruption </text:p>
        </text:list-item>
        <text:list-item>
          <text:p text:style-name="P355">10-15 year transition period </text:p>
        </text:list-item>
        <text:list-item>
          <text:p text:style-name="P355">Allows time for workforce adjustment </text:p>
        </text:list-item>
        <text:list-item>
          <text:p text:style-name="P356"><text:span text:style-name="Strong_20_Emphasis">Phased approach</text:span> (not shock) </text:p>
        </text:list-item>
      </text:list>
      <text:p text:style-name="P3"><text:span text:style-name="Strong_20_Emphasis">4. Economic Development Partnerships:</text:span></text:p>
      <text:list text:style-name="L176">
        <text:list-item>
          <text:p text:style-name="P357">Help developing countries diversify economies </text:p>
        </text:list-item>
        <text:list-item>
          <text:p text:style-name="P357">Education investments </text:p>
        </text:list-item>
        <text:list-item>
          <text:p text:style-name="P357">Technology transfer (where appropriate) </text:p>
        </text:list-item>
        <text:list-item>
          <text:p text:style-name="P358"><text:span text:style-name="Strong_20_Emphasis">Responsible capitalism</text:span> </text:p>
        </text:list-item>
      </text:list>
      <text:p text:style-name="P3"><text:span text:style-name="Strong_20_Emphasis">This Isn't Perfect, But It's Ethical:</text:span></text:p>
      <text:p text:style-name="P3"><text:span text:style-name="Strong_20_Emphasis">The Reality:</text:span></text:p>
      <text:list text:style-name="L177">
        <text:list-item>
          <text:p text:style-name="P359">Technology doesn't stop </text:p>
        </text:list-item>
        <text:list-item>
          <text:p text:style-name="P359">Someone will build humanoid robots </text:p>
        </text:list-item>
        <text:list-item>
          <text:p text:style-name="P359">Displacement is inevitable </text:p>
        </text:list-item>
        <text:list-item>
          <text:p text:style-name="P360"><text:span text:style-name="Strong_20_Emphasis">Question is: Who controls it and how?</text:span> </text:p>
        </text:list-item>
      </text:list>
      <text:p text:style-name="P3"><text:span text:style-name="Strong_20_Emphasis">Our Approach:</text:span></text:p>
      <text:list text:style-name="L178">
        <text:list-item>
          <text:p text:style-name="P361">Acknowledge the problem honestly </text:p>
        </text:list-item>
        <text:list-item>
          <text:p text:style-name="P361">Build in transition support </text:p>
        </text:list-item>
        <text:list-item>
          <text:p text:style-name="P361">Partner with governments and NGOs </text:p>
        </text:list-item>
        <text:list-item>
          <text:p text:style-name="P362"><text:span text:style-name="Strong_20_Emphasis">Better than ignoring or denying reality</text:span> </text:p>
        </text:list-item>
      </text:list>
      <text:p text:style-name="P3"><text:span text:style-name="Strong_20_Emphasis">For VCs:</text:span> This shows mature thinking:</text:p>
      <text:list text:style-name="L179">
        <text:list-item>
          <text:p text:style-name="P363">Not naive about consequences </text:p>
        </text:list-item>
        <text:list-item>
          <text:p text:style-name="P363">Planning for responsible development </text:p>
        </text:list-item>
        <text:list-item>
          <text:p text:style-name="P363">Building goodwill and brand reputation </text:p>
        </text:list-item>
        <text:list-item>
          <text:p text:style-name="P364"><text:span text:style-name="Strong_20_Emphasis">Reduces political/regulatory risk</text:span> </text:p>
        </text:list-item>
      </text:list>
      <text:p text:style-name="P4"/>
      <text:h text:style-name="P5" text:outline-level="3">PART 12: The Team &amp; Founder Protection</text:h>
      <text:p text:style-name="P3"><text:span text:style-name="Strong_20_Emphasis">Founder: Meir Niv (Me)</text:span></text:p>
      <text:p text:style-name="P3"><text:span text:style-name="Strong_20_Emphasis">Background:</text:span></text:p>
      <text:list text:style-name="L180">
        <text:list-item>
          <text:p text:style-name="P365">45+ years software/hardware engineering </text:p>
        </text:list-item>
        <text:list-item>
          <text:p text:style-name="P365">Lived through four major tech waves: </text:p>
          <text:list>
            <text:list-item>
              <text:p text:style-name="P365">PC revolution (1980s) </text:p>
            </text:list-item>
            <text:list-item>
              <text:p text:style-name="P365">Internet boom (1990s) </text:p>
            </text:list-item>
            <text:list-item>
              <text:p text:style-name="P365">Mobile/smartphone (2000s-2010s) </text:p>
            </text:list-item>
            <text:list-item>
              <text:p text:style-name="P365">AI/Robotics (2020s) </text:p>
            </text:list-item>
          </text:list>
        </text:list-item>
        <text:list-item>
          <text:p text:style-name="P365">Pattern recognition across platforms </text:p>
        </text:list-item>
        <text:list-item>
          <text:p text:style-name="P365">AI-native development methodology </text:p>
        </text:list-item>
        <text:list-item>
          <text:p text:style-name="P366">Proven execution (live trading system: 403% returns, 99% win rate) </text:p>
        </text:list-item>
      </text:list>
      <text:p text:style-name="P3"><text:span text:style-name="Strong_20_Emphasis">Role:</text:span></text:p>
      <text:list text:style-name="L181">
        <text:list-item>
          <text:p text:style-name="P367">Chairman/Visionary - Strategy, breakthrough ideas, partnerships </text:p>
        </text:list-item>
        <text:list-item>
          <text:p text:style-name="P367">NOT day-to-day operations (hearing difficulty makes this impractical) </text:p>
        </text:list-item>
        <text:list-item>
          <text:p text:style-name="P367">Focus areas: </text:p>
          <text:list>
            <text:list-item>
              <text:p text:style-name="P367">Strategic vision and direction </text:p>
            </text:list-item>
            <text:list-item>
              <text:p text:style-name="P367">Major partnerships (US Army, Israeli government, Boston Dynamics) </text:p>
            </text:list-item>
            <text:list-item>
              <text:p text:style-name="P367">Breakthrough innovations (like ideas in this document) </text:p>
            </text:list-item>
            <text:list-item>
              <text:p text:style-name="P368">High-level decision making </text:p>
            </text:list-item>
          </text:list>
        </text:list-item>
      </text:list>
      <text:p text:style-name="P3"><text:span text:style-name="Strong_20_Emphasis">Transparency About Limitations:</text:span></text:p>
      <text:list text:style-name="L182">
        <text:list-item>
          <text:p text:style-name="P369"><text:soft-page-break/>Age: 70s (experience is advantage, but need younger CEO for operations) </text:p>
        </text:list-item>
        <text:list-item>
          <text:p text:style-name="P369">Hearing difficulty (prefer email/written communication) </text:p>
        </text:list-item>
        <text:list-item>
          <text:p text:style-name="P369"><text:span text:style-name="Strong_20_Emphasis">Not running day-to-day</text:span> (need strong CEO for execution) </text:p>
        </text:list-item>
        <text:list-item>
          <text:p text:style-name="P370">This is STRENGTH not weakness (founders who know their role succeed) </text:p>
        </text:list-item>
      </text:list>
      <text:p text:style-name="P3"><text:span text:style-name="Strong_20_Emphasis">Founder Protection (Critical for Success):</text:span></text:p>
      <text:p text:style-name="P3"><text:span text:style-name="Strong_20_Emphasis">Cannot Be Fired:</text:span></text:p>
      <text:list text:style-name="L183">
        <text:list-item>
          <text:p text:style-name="P371">Lessons learned from Steve Jobs (fired from Apple 1985, nearly destroyed company) </text:p>
        </text:list-item>
        <text:list-item>
          <text:p text:style-name="P371">Lessons learned from Sam Altman (fired from OpenAI 2023, chaos ensued) </text:p>
        </text:list-item>
        <text:list-item>
          <text:p text:style-name="P371"><text:span text:style-name="Strong_20_Emphasis">"Too old for that trauma, need to keep away from company politics"</text:span> </text:p>
        </text:list-item>
        <text:list-item>
          <text:p text:style-name="P372">Vision protection requires founder stability </text:p>
        </text:list-item>
      </text:list>
      <text:p text:style-name="P3"><text:span text:style-name="Strong_20_Emphasis">Authority to Fire Anyone (Including CEO):</text:span></text:p>
      <text:list text:style-name="L184">
        <text:list-item>
          <text:p text:style-name="P373">If CEO/team member is: </text:p>
          <text:list>
            <text:list-item>
              <text:p text:style-name="P373">Not aligned with vision </text:p>
            </text:list-item>
            <text:list-item>
              <text:p text:style-name="P373">Incompetent in execution </text:p>
            </text:list-item>
            <text:list-item>
              <text:p text:style-name="P373">Engaging in unethical behavior (antisemitism, discrimination, fraud, etc.) </text:p>
            </text:list-item>
            <text:list-item>
              <text:p text:style-name="P373">Causing company politics that distract from mission </text:p>
            </text:list-item>
          </text:list>
        </text:list-item>
        <text:list-item>
          <text:p text:style-name="P374"><text:span text:style-name="Strong_20_Emphasis">Accountability flows both ways</text:span> (CEO accountable to founder's vision) </text:p>
        </text:list-item>
      </text:list>
      <text:p text:style-name="P3"><text:span text:style-name="Strong_20_Emphasis">Why This Structure Works:</text:span></text:p>
      <text:p text:style-name="P3"><text:span text:style-name="Strong_20_Emphasis">Standard for Visionary Founders:</text:span></text:p>
      <text:list text:style-name="L185">
        <text:list-item>
          <text:p text:style-name="P375"><text:span text:style-name="Strong_20_Emphasis">Mark Zuckerberg:</text:span> Controlling shares, can't be fired, built $1T company </text:p>
        </text:list-item>
        <text:list-item>
          <text:p text:style-name="P375"><text:span text:style-name="Strong_20_Emphasis">Elon Musk:</text:span> CEO + major shareholder, fires executives regularly, built multiple $100B+ companies </text:p>
        </text:list-item>
        <text:list-item>
          <text:p text:style-name="P375"><text:span text:style-name="Strong_20_Emphasis">Jeff Bezos:</text:span> Was untouchable at Amazon, built $1.5T company </text:p>
        </text:list-item>
        <text:list-item>
          <text:p text:style-name="P376"><text:span text:style-name="Strong_20_Emphasis">Larry Page/Sergey Brin:</text:span> Google's founders, controlled board, built $1.5T company </text:p>
        </text:list-item>
      </text:list>
      <text:p text:style-name="P3"><text:span text:style-name="Strong_20_Emphasis">The Pattern:</text:span></text:p>
      <text:list text:style-name="L186">
        <text:list-item>
          <text:p text:style-name="P377">Visionary founder with protected position </text:p>
        </text:list-item>
        <text:list-item>
          <text:p text:style-name="P377">Strong CEO/executives for operations </text:p>
        </text:list-item>
        <text:list-item>
          <text:p text:style-name="P377">Founder focuses on vision and breakthroughs </text:p>
        </text:list-item>
        <text:list-item>
          <text:p text:style-name="P378"><text:span text:style-name="Strong_20_Emphasis">This structure created the most valuable companies</text:span> </text:p>
        </text:list-item>
      </text:list>
      <text:p text:style-name="P3"><text:span text:style-name="Strong_20_Emphasis">Why Traditional VC Control Fails:</text:span></text:p>
      <text:p text:style-name="P3"><text:span text:style-name="Strong_20_Emphasis">When VCs Control:</text:span></text:p>
      <text:list text:style-name="L187">
        <text:list-item>
          <text:p text:style-name="P379">Short-term thinking (next quarter, next fundraise) </text:p>
        </text:list-item>
        <text:list-item>
          <text:p text:style-name="P379">Safe decisions (avoid risk, follow competitors) </text:p>
        </text:list-item>
        <text:list-item>
          <text:p text:style-name="P379">Pressure for quick exits (sell too early) </text:p>
        </text:list-item>
        <text:list-item>
          <text:p text:style-name="P380"><text:span text:style-name="Strong_20_Emphasis">Result:</text:span> Mediocre companies, missed opportunities </text:p>
        </text:list-item>
      </text:list>
      <text:p text:style-name="P3"><text:span text:style-name="Strong_20_Emphasis">When Visionary Founder Protected:</text:span></text:p>
      <text:list text:style-name="L188">
        <text:list-item>
          <text:p text:style-name="P381">Long-term thinking (build for decades) </text:p>
        </text:list-item>
        <text:list-item>
          <text:p text:style-name="P381">Bold decisions (create new markets) </text:p>
        </text:list-item>
        <text:list-item>
          <text:p text:style-name="P381">Hold through challenges (don't sell cheap) </text:p>
        </text:list-item>
        <text:list-item>
          <text:p text:style-name="P382"><text:span text:style-name="Strong_20_Emphasis">Result:</text:span> Transformational companies, massive returns** </text:p>
        </text:list-item>
      </text:list>
      <text:p text:style-name="P3"><text:span text:style-name="Strong_20_Emphasis">Examples of VC Control Failure:</text:span></text:p>
      <text:list text:style-name="L189">
        <text:list-item>
          <text:p text:style-name="P383">Yahoo: VCs pushed for quick profits, missed Google search partnership </text:p>
        </text:list-item>
        <text:list-item>
          <text:p text:style-name="P383">Nokia: Board fired innovators, missed smartphone revolution </text:p>
        </text:list-item>
        <text:list-item>
          <text:p text:style-name="P383">Kodak: Executives ignored digital photography, company died </text:p>
        </text:list-item>
        <text:list-item>
          <text:p text:style-name="P384"><text:span text:style-name="Strong_20_Emphasis">Pattern:</text:span> Short-term thinking kills long-term value** </text:p>
        </text:list-item>
      </text:list>
      <text:p text:style-name="P3"><text:span text:style-name="Strong_20_Emphasis">Examples of Founder Protection Success:</text:span></text:p>
      <text:list text:style-name="L190">
        <text:list-item>
          <text:p text:style-name="P385">Apple: Jobs returned (1997), became most valuable company </text:p>
        </text:list-item>
        <text:list-item>
          <text:p text:style-name="P385">Google: Founders kept control, built empire </text:p>
        </text:list-item>
        <text:list-item>
          <text:p text:style-name="P385">Amazon: Bezos had freedom to invest in AWS (now $80B/year business) </text:p>
        </text:list-item>
        <text:list-item>
          <text:p text:style-name="P385">Facebook: Zuckerberg refused Yahoo's $1B (2006), now worth $1T+ </text:p>
        </text:list-item>
        <text:list-item>
          <text:p text:style-name="P386"><text:span text:style-name="Strong_20_Emphasis">Pattern:</text:span> Protected founders build empires** </text:p>
        </text:list-item>
      </text:list>
      <text:p text:style-name="P3"><text:span text:style-name="Strong_20_Emphasis">Our Structure:</text:span></text:p>
      <text:p text:style-name="P3"><text:span text:style-name="Strong_20_Emphasis">Meir (Founder):</text:span></text:p>
      <text:list text:style-name="L191">
        <text:list-item>
          <text:p text:style-name="P387">Vision and strategy </text:p>
        </text:list-item>
        <text:list-item>
          <text:p text:style-name="P387">Cannot be fired </text:p>
        </text:list-item>
        <text:list-item>
          <text:p text:style-name="P388">Can fire CEO if misaligned </text:p>
        </text:list-item>
      </text:list>
      <text:p text:style-name="P3"><text:span text:style-name="Strong_20_Emphasis">CEO (To Be Hired):</text:span></text:p>
      <text:list text:style-name="L192">
        <text:list-item>
          <text:p text:style-name="P389">Day-to-day operations </text:p>
        </text:list-item>
        <text:list-item>
          <text:p text:style-name="P389">Accountable to founder's vision </text:p>
        </text:list-item>
        <text:list-item>
          <text:p text:style-name="P389">Strong compensation and equity </text:p>
        </text:list-item>
        <text:list-item>
          <text:p text:style-name="P390"><text:span text:style-name="Strong_20_Emphasis">Clear role</text:span>: Execute, don't redirect </text:p>
        </text:list-item>
      </text:list>
      <text:p text:style-name="P3"><text:span text:style-name="Strong_20_Emphasis">Board:</text:span></text:p>
      <text:list text:style-name="L193">
        <text:list-item>
          <text:p text:style-name="P391">Includes founder (permanent seat) </text:p>
        </text:list-item>
        <text:list-item>
          <text:p text:style-name="P391"><text:soft-page-break/>Includes lead investors (typical structure) </text:p>
        </text:list-item>
        <text:list-item>
          <text:p text:style-name="P391">Includes independent members (governance) </text:p>
        </text:list-item>
        <text:list-item>
          <text:p text:style-name="P392"><text:span text:style-name="Strong_20_Emphasis">Balanced:</text:span> Founder vision + investor oversight + operational excellence </text:p>
        </text:list-item>
      </text:list>
      <text:p text:style-name="P3"><text:span text:style-name="Strong_20_Emphasis">Why This Works:</text:span></text:p>
      <text:list text:style-name="L194">
        <text:list-item>
          <text:p text:style-name="P393">Founder protected from politics </text:p>
        </text:list-item>
        <text:list-item>
          <text:p text:style-name="P393">CEO empowered to execute </text:p>
        </text:list-item>
        <text:list-item>
          <text:p text:style-name="P393">Investors have normal oversight </text:p>
        </text:list-item>
        <text:list-item>
          <text:p text:style-name="P394"><text:span text:style-name="Strong_20_Emphasis">Everyone's role is clear</text:span> </text:p>
        </text:list-item>
      </text:list>
      <text:p text:style-name="P3"><text:span text:style-name="Strong_20_Emphasis">For VCs Considering Investment:</text:span></text:p>
      <text:p text:style-name="P3"><text:span text:style-name="Strong_20_Emphasis">You Get:</text:span></text:p>
      <text:list text:style-name="L195">
        <text:list-item>
          <text:p text:style-name="P395">Visionary founder with 45 years experience and proven execution </text:p>
        </text:list-item>
        <text:list-item>
          <text:p text:style-name="P395">Access to breakthrough innovations (everything in this document came from founder) </text:p>
        </text:list-item>
        <text:list-item>
          <text:p text:style-name="P395">Protected vision (won't be diluted by short-term thinking) </text:p>
        </text:list-item>
        <text:list-item>
          <text:p text:style-name="P396">Strong CEO doing operations (founder not day-to-day involved) </text:p>
        </text:list-item>
      </text:list>
      <text:p text:style-name="P3"><text:span text:style-name="Strong_20_Emphasis">You Accept:</text:span></text:p>
      <text:list text:style-name="L196">
        <text:list-item>
          <text:p text:style-name="P397">Founder cannot be removed (standard for transformational companies) </text:p>
        </text:list-item>
        <text:list-item>
          <text:p text:style-name="P397">Founder has ultimate strategic authority (also standard) </text:p>
        </text:list-item>
        <text:list-item>
          <text:p text:style-name="P398"><text:span text:style-name="Strong_20_Emphasis">This is feature, not bug</text:span> (protected founders build billion-dollar companies) </text:p>
        </text:list-item>
      </text:list>
      <text:p text:style-name="P3"><text:span text:style-name="Strong_20_Emphasis">The Alternative:</text:span></text:p>
      <text:list text:style-name="L197">
        <text:list-item>
          <text:p text:style-name="P399">Hire professional CEO without founder vision </text:p>
        </text:list-item>
        <text:list-item>
          <text:p text:style-name="P399">Follow competitors, make safe decisions </text:p>
        </text:list-item>
        <text:list-item>
          <text:p text:style-name="P399">Build mediocre company </text:p>
        </text:list-item>
        <text:list-item>
          <text:p text:style-name="P400">Exit for $100-500M (good, not great) </text:p>
        </text:list-item>
      </text:list>
      <text:p text:style-name="P3"><text:span text:style-name="Strong_20_Emphasis">Our Approach:</text:span></text:p>
      <text:list text:style-name="L198">
        <text:list-item>
          <text:p text:style-name="P401">Protected visionary founder </text:p>
        </text:list-item>
        <text:list-item>
          <text:p text:style-name="P401">Make breakthrough decisions </text:p>
        </text:list-item>
        <text:list-item>
          <text:p text:style-name="P401">Build transformational company </text:p>
        </text:list-item>
        <text:list-item>
          <text:p text:style-name="P402">Exit for $10-100B+ (generational returns) </text:p>
        </text:list-item>
      </text:list>
      <text:p text:style-name="P3"><text:span text:style-name="Strong_20_Emphasis">Which do you prefer?</text:span></text:p>
      <text:p text:style-name="P4"/>
      <text:h text:style-name="P5" text:outline-level="3">PART 13: Proof of Execution - The Trading System</text:h>
      <text:p text:style-name="P3"><text:span text:style-name="Strong_20_Emphasis">Why This Matters:</text:span></text:p>
      <text:p text:style-name="P3">Anyone can write vision documents. Talk is cheap.</text:p>
      <text:p text:style-name="P3"><text:span text:style-name="Strong_20_Emphasis">I ship production systems.</text:span> Not vaporware, not prototypes. <text:span text:style-name="Strong_20_Emphasis">Live, working systems.</text:span></text:p>
      <text:p text:style-name="P3"><text:span text:style-name="Strong_20_Emphasis">AIMn Multi-Professor Auto-Trading System:</text:span></text:p>
      <text:p text:style-name="P3"><text:span text:style-name="Strong_20_Emphasis">Live right now:</text:span> meirniv.pythonanywhere.com/orders</text:p>
      <text:p text:style-name="P3"><text:span text:style-name="Strong_20_Emphasis">What It Does:</text:span></text:p>
      <text:list text:style-name="L199">
        <text:list-item>
          <text:p text:style-name="P403">Scans multiple markets (stocks, crypto, futures) </text:p>
        </text:list-item>
        <text:list-item>
          <text:p text:style-name="P403">Analyzes technical indicators </text:p>
        </text:list-item>
        <text:list-item>
          <text:p text:style-name="P403">Executes trades automatically </text:p>
        </text:list-item>
        <text:list-item>
          <text:p text:style-name="P403">Manages risk with trailing stops </text:p>
        </text:list-item>
        <text:list-item>
          <text:p text:style-name="P404"><text:span text:style-name="Strong_20_Emphasis">Operating 24/7 with real money</text:span> </text:p>
        </text:list-item>
      </text:list>
      <text:p text:style-name="P3"><text:span text:style-name="Strong_20_Emphasis">Performance (Verified, Check Website):</text:span></text:p>
      <text:list text:style-name="L200">
        <text:list-item>
          <text:p text:style-name="P405"><text:span text:style-name="Strong_20_Emphasis">200+ trades executed</text:span> (stocks, crypto, futures) </text:p>
        </text:list-item>
        <text:list-item>
          <text:p text:style-name="P405"><text:span text:style-name="Strong_20_Emphasis">$4,038 profit</text:span> on $1,000 starting capital </text:p>
        </text:list-item>
        <text:list-item>
          <text:p text:style-name="P405"><text:span text:style-name="Strong_20_Emphasis">403% cumulative returns</text:span> </text:p>
        </text:list-item>
        <text:list-item>
          <text:p text:style-name="P405"><text:span text:style-name="Strong_20_Emphasis">99% win rate</text:span> (only 2 small losses out of 200+ trades) </text:p>
        </text:list-item>
        <text:list-item>
          <text:p text:style-name="P406"><text:span text:style-name="Strong_20_Emphasis">Last trade:</text:span> Hours ago (live system, currently running) </text:p>
        </text:list-item>
      </text:list>
      <text:p text:style-name="P3"><text:span text:style-name="Strong_20_Emphasis">What This Proves:</text:span></text:p>
      <text:p text:style-name="P3"><text:span text:style-name="Strong_20_Emphasis">1. I Execute (Not Just Ideas):</text:span></text:p>
      <text:list text:style-name="L201">
        <text:list-item>
          <text:p text:style-name="P407">Built complete trading system </text:p>
        </text:list-item>
        <text:list-item>
          <text:p text:style-name="P407">Integrated multiple brokers (Alpaca, Gemini) </text:p>
        </text:list-item>
        <text:list-item>
          <text:p text:style-name="P407">Real-time data feeds </text:p>
        </text:list-item>
        <text:list-item>
          <text:p text:style-name="P407">Web interface (Flask) </text:p>
        </text:list-item>
        <text:list-item>
          <text:p text:style-name="P407">Database (MySQL) </text:p>
        </text:list-item>
        <text:list-item>
          <text:p text:style-name="P408"><text:span text:style-name="Strong_20_Emphasis">Production-grade, not demo</text:span> </text:p>
        </text:list-item>
      </text:list>
      <text:p text:style-name="P3"><text:span text:style-name="Strong_20_Emphasis">2. AI-Native Development Works:</text:span></text:p>
      <text:list text:style-name="L202">
        <text:list-item>
          <text:p text:style-name="P409">Built in months, not years </text:p>
        </text:list-item>
        <text:list-item>
          <text:p text:style-name="P409">Used AI assistance throughout </text:p>
        </text:list-item>
        <text:list-item>
          <text:p text:style-name="P409">Rapid iteration and improvement </text:p>
        </text:list-item>
        <text:list-item>
          <text:p text:style-name="P410"><text:span text:style-name="Strong_20_Emphasis">10x faster than traditional development</text:span> </text:p>
        </text:list-item>
      </text:list>
      <text:p text:style-name="P3"><text:soft-page-break/><text:span text:style-name="Strong_20_Emphasis">3. Same Methodology for HOS:</text:span></text:p>
      <text:list text:style-name="L203">
        <text:list-item>
          <text:p text:style-name="P411">Trading requires real-time decisions (like robotics) </text:p>
        </text:list-item>
        <text:list-item>
          <text:p text:style-name="P411">Trading requires risk management (like combat) </text:p>
        </text:list-item>
        <text:list-item>
          <text:p text:style-name="P411">Trading requires multi-system coordination (like HR fleet) </text:p>
        </text:list-item>
        <text:list-item>
          <text:p text:style-name="P412"><text:span text:style-name="Strong_20_Emphasis">If I can build this, I can build HOS</text:span> </text:p>
        </text:list-item>
      </text:list>
      <text:p text:style-name="P3"><text:span text:style-name="Strong_20_Emphasis">4. Capital Efficiency:</text:span></text:p>
      <text:list text:style-name="L204">
        <text:list-item>
          <text:p text:style-name="P413">Built with minimal capital </text:p>
        </text:list-item>
        <text:list-item>
          <text:p text:style-name="P413">No large team (mostly me + AI) </text:p>
        </text:list-item>
        <text:list-item>
          <text:p text:style-name="P413">Fast to market </text:p>
        </text:list-item>
        <text:list-item>
          <text:p text:style-name="P414"><text:span text:style-name="Strong_20_Emphasis">Same approach for HOS: $8M to operational</text:span> </text:p>
        </text:list-item>
      </text:list>
      <text:p text:style-name="P3"><text:span text:style-name="Strong_20_Emphasis">5. Risk Management:</text:span></text:p>
      <text:list text:style-name="L205">
        <text:list-item>
          <text:p text:style-name="P415">99% win rate shows sophisticated risk control </text:p>
        </text:list-item>
        <text:list-item>
          <text:p text:style-name="P415">Dual trailing stops (protect profits) </text:p>
        </text:list-item>
        <text:list-item>
          <text:p text:style-name="P415">Position sizing </text:p>
        </text:list-item>
        <text:list-item>
          <text:p text:style-name="P416"><text:span text:style-name="Strong_20_Emphasis">Same risk thinking applies to HOS deployment</text:span> </text:p>
        </text:list-item>
      </text:list>
      <text:p text:style-name="P3"><text:span text:style-name="Strong_20_Emphasis">For VCs:</text:span></text:p>
      <text:p text:style-name="P3">You can verify this yourself RIGHT NOW:</text:p>
      <text:list text:style-name="L206">
        <text:list-item>
          <text:p text:style-name="P417">Visit: meirniv.pythonanywhere.com/orders </text:p>
        </text:list-item>
        <text:list-item>
          <text:p text:style-name="P417">See live trades </text:p>
        </text:list-item>
        <text:list-item>
          <text:p text:style-name="P417">Check performance </text:p>
        </text:list-item>
        <text:list-item>
          <text:p text:style-name="P418"><text:span text:style-name="Strong_20_Emphasis">This isn't claims, it's proof</text:span> </text:p>
        </text:list-item>
      </text:list>
      <text:p text:style-name="P3"><text:span text:style-name="Strong_20_Emphasis">Comparison to Other Founders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ypical Founder</text:p>
            </table:table-cell>
            <table:table-cell table:style-name="Table1.A1" office:value-type="string">
              <text:p text:style-name="Table_20_Heading">Me</text:p>
            </table:table-cell>
          </table:table-row>
        </table:table-header-rows>
        <table:table-row>
          <table:table-cell table:style-name="Table1.A1" office:value-type="string">
            <text:p text:style-name="Table_20_Contents">PowerPoint deck</text:p>
          </table:table-cell>
          <table:table-cell table:style-name="Table1.A1" office:value-type="string">
            <text:p text:style-name="Table_20_Contents">Live production system</text:p>
          </table:table-cell>
        </table:table-row>
        <table:table-row>
          <table:table-cell table:style-name="Table1.A1" office:value-type="string">
            <text:p text:style-name="Table_20_Contents">"Will build..."</text:p>
          </table:table-cell>
          <table:table-cell table:style-name="Table1.A1" office:value-type="string">
            <text:p text:style-name="Table_20_Contents">Already built</text:p>
          </table:table-cell>
        </table:table-row>
        <table:table-row>
          <table:table-cell table:style-name="Table1.A1" office:value-type="string">
            <text:p text:style-name="Table_20_Contents">No proof</text:p>
          </table:table-cell>
          <table:table-cell table:style-name="Table1.A1" office:value-type="string">
            <text:p text:style-name="Table_20_Contents">403% returns proof</text:p>
          </table:table-cell>
        </table:table-row>
        <table:table-row>
          <table:table-cell table:style-name="Table1.A1" office:value-type="string">
            <text:p text:style-name="Table_20_Contents">Need $25M+</text:p>
          </table:table-cell>
          <table:table-cell table:style-name="Table1.A1" office:value-type="string">
            <text:p text:style-name="Table_20_Contents">Need $8M (capital efficient)</text:p>
          </table:table-cell>
        </table:table-row>
        <table:table-row>
          <table:table-cell table:style-name="Table1.A1" office:value-type="string">
            <text:p text:style-name="Table_20_Contents">5 years to revenue</text:p>
          </table:table-cell>
          <table:table-cell table:style-name="Table1.A1" office:value-type="string">
            <text:p text:style-name="Table_20_Contents">12 months to operational</text:p>
          </table:table-cell>
        </table:table-row>
      </table:table>
      <text:p text:style-name="P3"><text:span text:style-name="Strong_20_Emphasis">The Trading System = My Resume</text:span></text:p>
      <text:p text:style-name="P3">When VCs see this:</text:p>
      <text:list text:style-name="L207">
        <text:list-item>
          <text:p text:style-name="P419">"He actually ships" </text:p>
        </text:list-item>
        <text:list-item>
          <text:p text:style-name="P419">"He uses AI-native development" </text:p>
        </text:list-item>
        <text:list-item>
          <text:p text:style-name="P419">"He's capital efficient" </text:p>
        </text:list-item>
        <text:list-item>
          <text:p text:style-name="P419">"He manages risk well" </text:p>
        </text:list-item>
        <text:list-item>
          <text:p text:style-name="P420">"<text:span text:style-name="Strong_20_Emphasis">He can execute on HOS</text:span>" </text:p>
        </text:list-item>
      </text:list>
      <text:p text:style-name="P3"><text:span text:style-name="Strong_20_Emphasis">This is why you should invest.</text:span></text:p>
      <text:p text:style-name="P4"/>
      <text:h text:style-name="P5" text:outline-level="3">PART 14: Why Now? - The Perfect Storm</text:h>
      <text:p text:style-name="P3"><text:span text:style-name="Strong_20_Emphasis">Market Timing:</text:span></text:p>
      <text:p text:style-name="P3"><text:span text:style-name="Strong_20_Emphasis">✅ Humanoid Hardware Ready</text:span></text:p>
      <text:list text:style-name="L208">
        <text:list-item>
          <text:p text:style-name="P421">Tesla Optimus shipping NOW </text:p>
        </text:list-item>
        <text:list-item>
          <text:p text:style-name="P421">Chinese manufacturers (Unitree, others) at $15K-30K </text:p>
        </text:list-item>
        <text:list-item>
          <text:p text:style-name="P421">Boston Dynamics Atlas proven </text:p>
        </text:list-item>
        <text:list-item>
          <text:p text:style-name="P422"><text:span text:style-name="Strong_20_Emphasis">Bodies exist, need brains (OS)</text:span> </text:p>
        </text:list-item>
      </text:list>
      <text:p text:style-name="P3"><text:span text:style-name="Strong_20_Emphasis">✅ AI Capable Enough</text:span></text:p>
      <text:list text:style-name="L209">
        <text:list-item>
          <text:p text:style-name="P423">ChatGPT-level intelligence enables autonomy </text:p>
        </text:list-item>
        <text:list-item>
          <text:p text:style-name="P423">Computer vision solved (Tesla FSD proves it) </text:p>
        </text:list-item>
        <text:list-item>
          <text:p text:style-name="P423">Natural language processing works (foundation for PythonEasy) </text:p>
        </text:list-item>
        <text:list-item>
          <text:p text:style-name="P424"><text:span text:style-name="Strong_20_Emphasis">AI ready for physical embodiment</text:span> </text:p>
        </text:list-item>
      </text:list>
      <text:p text:style-name="P3"><text:span text:style-name="Strong_20_Emphasis">✅ Labor Shortage Acute</text:span></text:p>
      <text:list text:style-name="L210">
        <text:list-item>
          <text:p text:style-name="P425">Post-COVID worker shortage </text:p>
        </text:list-item>
        <text:list-item>
          <text:p text:style-name="P425">Aging populations (US, Japan, Europe) </text:p>
        </text:list-item>
        <text:list-item>
          <text:p text:style-name="P425">Rising wages make automation economical </text:p>
        </text:list-item>
        <text:list-item>
          <text:p text:style-name="P426"><text:span text:style-name="Strong_20_Emphasis">Market pull is strong</text:span> </text:p>
        </text:list-item>
      </text:list>
      <text:p text:style-name="P3"><text:span text:style-name="Strong_20_Emphasis">✅ No Dominant OS Exists</text:span></text:p>
      <text:list text:style-name="L211">
        <text:list-item>
          <text:p text:style-name="P427">White space opportunity </text:p>
        </text:list-item>
        <text:list-item>
          <text:p text:style-name="P427">First mover wins (platform battles) </text:p>
        </text:list-item>
        <text:list-item>
          <text:p text:style-name="P428"><text:span text:style-name="Strong_20_Emphasis">18-24 month window</text:span> before consolidation </text:p>
        </text:list-item>
      </text:list>
      <text:p text:style-name="P3"><text:soft-page-break/><text:span text:style-name="Strong_20_Emphasis">Competitive Timing:</text:span></text:p>
      <text:p text:style-name="P3"><text:span text:style-name="Strong_20_Emphasis">⏰ Elon's Window:</text:span></text:p>
      <text:list text:style-name="L212">
        <text:list-item>
          <text:p text:style-name="P429">Tesla Optimus shipping NOW </text:p>
        </text:list-item>
        <text:list-item>
          <text:p text:style-name="P429">Once 100K+ units deployed, network effects lock in </text:p>
        </text:list-item>
        <text:list-item>
          <text:p text:style-name="P429"><text:span text:style-name="Strong_20_Emphasis">12 months maximum</text:span> before his platform becomes standard </text:p>
        </text:list-item>
        <text:list-item>
          <text:p text:style-name="P430">After that, too late to compete on consumer </text:p>
        </text:list-item>
      </text:list>
      <text:p text:style-name="P3"><text:span text:style-name="Strong_20_Emphasis">🇨🇳 China's Speed:</text:span></text:p>
      <text:list text:style-name="L213">
        <text:list-item>
          <text:p text:style-name="P431">Moving incredibly fast </text:p>
        </text:list-item>
        <text:list-item>
          <text:p text:style-name="P431">Government backing, unlimited resources </text:p>
        </text:list-item>
        <text:list-item>
          <text:p text:style-name="P431">But US will reject (TikTok lesson) </text:p>
        </text:list-item>
        <text:list-item>
          <text:p text:style-name="P432"><text:span text:style-name="Strong_20_Emphasis">12-18 months</text:span> before they dominate Chinese market </text:p>
        </text:list-item>
      </text:list>
      <text:p text:style-name="P3"><text:span text:style-name="Strong_20_Emphasis">🇯🇵 Japan's Methodical Approach:</text:span></text:p>
      <text:list text:style-name="L214">
        <text:list-item>
          <text:p text:style-name="P433">Excellent hardware, weak software </text:p>
        </text:list-item>
        <text:list-item>
          <text:p text:style-name="P433">Conservative culture, slow decisions </text:p>
        </text:list-item>
        <text:list-item>
          <text:p text:style-name="P434"><text:span text:style-name="Strong_20_Emphasis">We have 24+ months</text:span> before they're factor </text:p>
        </text:list-item>
      </text:list>
      <text:p text:style-name="P3"><text:span text:style-name="Strong_20_Emphasis">Our Advantage:</text:span></text:p>
      <text:list text:style-name="L215">
        <text:list-item>
          <text:p text:style-name="P435">We move fastest (AI-native development) </text:p>
        </text:list-item>
        <text:list-item>
          <text:p text:style-name="P435">We have multiple paths (Plans A/B/C/D) </text:p>
        </text:list-item>
        <text:list-item>
          <text:p text:style-name="P435">We have partnerships (US-Israel) </text:p>
        </text:list-item>
        <text:list-item>
          <text:p text:style-name="P436"><text:span text:style-name="Strong_20_Emphasis">We can't lose with this strategy</text:span> </text:p>
        </text:list-item>
      </text:list>
      <text:p text:style-name="P3"><text:span text:style-name="Strong_20_Emphasis">Technology Timing:</text:span></text:p>
      <text:p text:style-name="P3"><text:span text:style-name="Strong_20_Emphasis">✅ Quantum Computing Maturing</text:span></text:p>
      <text:list text:style-name="L216">
        <text:list-item>
          <text:p text:style-name="P437">Practical quantum communication within reach </text:p>
        </text:list-item>
        <text:list-item>
          <text:p text:style-name="P437">Israeli-US research ready for application </text:p>
        </text:list-item>
        <text:list-item>
          <text:p text:style-name="P438"><text:span text:style-name="Strong_20_Emphasis">Enables our military advantage</text:span> </text:p>
        </text:list-item>
      </text:list>
      <text:p text:style-name="P3"><text:span text:style-name="Strong_20_Emphasis">✅ 3D Printing Cost Dropping</text:span></text:p>
      <text:list text:style-name="L217">
        <text:list-item>
          <text:p text:style-name="P439">Industrial printers under $5K </text:p>
        </text:list-item>
        <text:list-item>
          <text:p text:style-name="P439">Materials costs declining </text:p>
        </text:list-item>
        <text:list-item>
          <text:p text:style-name="P440"><text:span text:style-name="Strong_20_Emphasis">Enables Terracotta Army individualization</text:span> </text:p>
        </text:list-item>
      </text:list>
      <text:p text:style-name="P3"><text:span text:style-name="Strong_20_Emphasis">✅ Natural Language Models Work</text:span></text:p>
      <text:list text:style-name="L218">
        <text:list-item>
          <text:p text:style-name="P441">GPT-4 level enables PythonEasy </text:p>
        </text:list-item>
        <text:list-item>
          <text:p text:style-name="P441">Context understanding sufficient </text:p>
        </text:list-item>
        <text:list-item>
          <text:p text:style-name="P442"><text:span text:style-name="Strong_20_Emphasis">Enables mass market democratization</text:span> </text:p>
        </text:list-item>
      </text:list>
      <text:p text:style-name="P3"><text:span text:style-name="Strong_20_Emphasis">✅ Pedagogy AI Feasible</text:span></text:p>
      <text:list text:style-name="L219">
        <text:list-item>
          <text:p text:style-name="P443">Imitation learning proven </text:p>
        </text:list-item>
        <text:list-item>
          <text:p text:style-name="P443">Reinforcement learning mature </text:p>
        </text:list-item>
        <text:list-item>
          <text:p text:style-name="P444"><text:span text:style-name="Strong_20_Emphasis">Enables HR-teaches-HR scaling</text:span> </text:p>
        </text:list-item>
      </text:list>
      <text:p text:style-name="P3"><text:span text:style-name="Strong_20_Emphasis">This Is The Android Moment:</text:span></text:p>
      <text:p text:style-name="P3"><text:span text:style-name="Strong_20_Emphasis">2005: Google bought Android for $50M</text:span></text:p>
      <text:list text:style-name="L220">
        <text:list-item>
          <text:p text:style-name="P445">Most VCs passed </text:p>
        </text:list-item>
        <text:list-item>
          <text:p text:style-name="P445">"Mobile is dominated by Nokia/BlackBerry" </text:p>
        </text:list-item>
        <text:list-item>
          <text:p text:style-name="P445">"Too competitive" </text:p>
        </text:list-item>
        <text:list-item>
          <text:p text:style-name="P446"><text:span text:style-name="Strong_20_Emphasis">They were wrong, spectacularly</text:span> </text:p>
        </text:list-item>
      </text:list>
      <text:p text:style-name="P3"><text:span text:style-name="Strong_20_Emphasis">Today: Android worth $200B+ (4,000x return)</text:span></text:p>
      <text:p text:style-name="P3"><text:span text:style-name="Strong_20_Emphasis">2025: HOS opportunity</text:span></text:p>
      <text:list text:style-name="L221">
        <text:list-item>
          <text:p text:style-name="P447">Most VCs will pass </text:p>
        </text:list-item>
        <text:list-item>
          <text:p text:style-name="P447">"Robotics is dominated by Elon/China" </text:p>
        </text:list-item>
        <text:list-item>
          <text:p text:style-name="P447">"Too competitive" </text:p>
        </text:list-item>
        <text:list-item>
          <text:p text:style-name="P448"><text:span text:style-name="Strong_20_Emphasis">They will be wrong, spectacularly</text:span> </text:p>
        </text:list-item>
      </text:list>
      <text:p text:style-name="P3"><text:span text:style-name="Strong_20_Emphasis">2035: HOS worth $?? (4,000x+ possible)</text:span></text:p>
      <text:p text:style-name="P3"><text:span text:style-name="Strong_20_Emphasis">The Difference:</text:span></text:p>
      <text:list text:style-name="L222">
        <text:list-item>
          <text:p text:style-name="P449">Humanoid market 100x bigger than smartphones </text:p>
        </text:list-item>
        <text:list-item>
          <text:p text:style-name="P449">We have multiple paths to victory </text:p>
        </text:list-item>
        <text:list-item>
          <text:p text:style-name="P449">We have US-Israel partnership </text:p>
        </text:list-item>
        <text:list-item>
          <text:p text:style-name="P450"><text:span text:style-name="Strong_20_Emphasis">Better opportunity than Android</text:span> </text:p>
        </text:list-item>
      </text:list>
      <text:p text:style-name="P3"><text:span text:style-name="Strong_20_Emphasis">If You Believe:</text:span></text:p>
      <text:p text:style-name="P3">✅ Humanoid robots are inevitable (hardware exists)<text:line-break/>✅ Someone will build dominant OS (someone must)<text:line-break/>✅ Platform captures more value than hardware (proven: Microsoft &gt; Dell, Google &gt; Samsung)<text:line-break/>✅ First mover wins (Android, iOS, Windows all won early)<text:line-break/>✅ US-Israel partnership beats China/Elon/Japan (innovation + resources)</text:p>
      <text:p text:style-name="P3"><text:soft-page-break/><text:span text:style-name="Strong_20_Emphasis">Then You Only Need To Answer:</text:span></text:p>
      <text:p text:style-name="P3"><text:span text:style-name="Strong_20_Emphasis">Do you want to own piece of the Android for robotics?</text:span></text:p>
      <text:p text:style-name="P3"><text:span text:style-name="Strong_20_Emphasis">The firms that move fast will own the future.</text:span></text:p>
      <text:p text:style-name="P3"><text:span text:style-name="Strong_20_Emphasis">The firms that hesitate will fund the followers.</text:span></text:p>
      <text:p text:style-name="P4"/>
      <text:h text:style-name="P5" text:outline-level="3">PART 15: Returns Analysis - What Investors Get</text:h>
      <text:p text:style-name="P3"><text:span text:style-name="Strong_20_Emphasis">Investment Terms:</text:span></text:p>
      <text:list text:style-name="L223">
        <text:list-item>
          <text:p text:style-name="P451"><text:span text:style-name="Strong_20_Emphasis">Raise:</text:span> $8M seed round </text:p>
        </text:list-item>
        <text:list-item>
          <text:p text:style-name="P451"><text:span text:style-name="Strong_20_Emphasis">Pre-money valuation:</text:span> $20M </text:p>
        </text:list-item>
        <text:list-item>
          <text:p text:style-name="P451"><text:span text:style-name="Strong_20_Emphasis">Post-money valuation:</text:span> $28M </text:p>
        </text:list-item>
        <text:list-item>
          <text:p text:style-name="P451"><text:span text:style-name="Strong_20_Emphasis">Investor equity:</text:span> 28.6% </text:p>
        </text:list-item>
        <text:list-item>
          <text:p text:style-name="P452"><text:span text:style-name="Strong_20_Emphasis">Timeline:</text:span> 5-7 years to exit </text:p>
        </text:list-item>
      </text:list>
      <text:p text:style-name="P3"><text:span text:style-name="Strong_20_Emphasis">Exit Scenario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e</text:p>
            </table:table-cell>
            <table:table-cell table:style-name="Table2.A1" office:value-type="string">
              <text:p text:style-name="Table_20_Heading">Investor 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st</text:span> (RoboChef only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500M</text:p>
          </table:table-cell>
          <table:table-cell table:style-name="Table2.A1" office:value-type="string">
            <text:p text:style-name="Table_20_Contents">$143M</text:p>
          </table:table-cell>
          <table:table-cell table:style-name="Table2.A1" office:value-type="string">
            <text:p text:style-name="Table_20_Contents">18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</text:span> (HCOS traction, HMOS contracts)</text:p>
          </table:table-cell>
          <table:table-cell table:style-name="Table2.A1" office:value-type="string">
            <text:p text:style-name="Table_20_Contents">50%</text:p>
          </table:table-cell>
          <table:table-cell table:style-name="Table2.A1" office:value-type="string">
            <text:p text:style-name="Table_20_Contents">$3B</text:p>
          </table:table-cell>
          <table:table-cell table:style-name="Table2.A1" office:value-type="string">
            <text:p text:style-name="Table_20_Contents">$857M</text:p>
          </table:table-cell>
          <table:table-cell table:style-name="Table2.A1" office:value-type="string">
            <text:p text:style-name="Table_20_Contents">10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rong</text:span> (Platform standard emerging)</text:p>
          </table:table-cell>
          <table:table-cell table:style-name="Table2.A1" office:value-type="string">
            <text:p text:style-name="Table_20_Contents">25%</text:p>
          </table:table-cell>
          <table:table-cell table:style-name="Table2.A1" office:value-type="string">
            <text:p text:style-name="Table_20_Contents">$15B</text:p>
          </table:table-cell>
          <table:table-cell table:style-name="Table2.A1" office:value-type="string">
            <text:p text:style-name="Table_20_Contents">$4.3B</text:p>
          </table:table-cell>
          <table:table-cell table:style-name="Table2.A1" office:value-type="string">
            <text:p text:style-name="Table_20_Contents">536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 dominance)</text:p>
          </table:table-cell>
          <table:table-cell table:style-name="Table2.A1" office:value-type="string">
            <text:p text:style-name="Table_20_Contents">10%</text:p>
          </table:table-cell>
          <table:table-cell table:style-name="Table2.A1" office:value-type="string">
            <text:p text:style-name="Table_20_Contents">$100B+</text:p>
          </table:table-cell>
          <table:table-cell table:style-name="Table2.A1" office:value-type="string">
            <text:p text:style-name="Table_20_Contents">$28.6B+</text:p>
          </table:table-cell>
          <table:table-cell table:style-name="Table2.A1" office:value-type="string">
            <text:p text:style-name="Table_20_Contents">3,571x+</text:p>
          </table:table-cell>
        </table:table-row>
      </table:table>
      <text:p text:style-name="P3"><text:span text:style-name="Strong_20_Emphasis">Expected Value (Risk-Adjusted): $1B+ return = 125x multiple</text:span></text:p>
      <text:p text:style-name="P3"><text:span text:style-name="Strong_20_Emphasis">Why These Valuations Are Achievable:</text:span></text:p>
      <text:p text:style-name="P3"><text:span text:style-name="Strong_20_Emphasis">Comparable Platform Exits:</text:span></text:p>
      <text:list text:style-name="L224">
        <text:list-item>
          <text:p text:style-name="P453"><text:span text:style-name="Strong_20_Emphasis">Android:</text:span> $50M (2005) → $200B+ today (4,000x in 20 years) </text:p>
        </text:list-item>
        <text:list-item>
          <text:p text:style-name="P453"><text:span text:style-name="Strong_20_Emphasis">ARM:</text:span> Mobile chip architecture → $40B (acquired by SoftBank) </text:p>
        </text:list-item>
        <text:list-item>
          <text:p text:style-name="P453"><text:span text:style-name="Strong_20_Emphasis">Unity:</text:span> Game engine platform → $20B market cap (peak) </text:p>
        </text:list-item>
        <text:list-item>
          <text:p text:style-name="P453"><text:span text:style-name="Strong_20_Emphasis">Mobileye:</text:span> Israeli autonomous vehicles → $15B (acquired by Intel) </text:p>
        </text:list-item>
        <text:list-item>
          <text:p text:style-name="P454"><text:span text:style-name="Strong_20_Emphasis">WhatsApp:</text:span> Messaging platform → $19B (acquired by Facebook) </text:p>
        </text:list-item>
      </text:list>
      <text:p text:style-name="P3"><text:span text:style-name="Strong_20_Emphasis">Our Advantages vs. Comparables:</text:span></text:p>
      <text:list text:style-name="L225">
        <text:list-item>
          <text:p text:style-name="P455"><text:span text:style-name="Strong_20_Emphasis">Bigger market</text:span> ($24T labor vs $1T mobile) </text:p>
        </text:list-item>
        <text:list-item>
          <text:p text:style-name="P455"><text:span text:style-name="Strong_20_Emphasis">Platform economics</text:span> (60-80% margins) </text:p>
        </text:list-item>
        <text:list-item>
          <text:p text:style-name="P455"><text:span text:style-name="Strong_20_Emphasis">Multiple revenue streams</text:span> (hardware, software, subscriptions, services) </text:p>
        </text:list-item>
        <text:list-item>
          <text:p text:style-name="P455"><text:span text:style-name="Strong_20_Emphasis">Winner-takes-most dynamics</text:span> (network effects) </text:p>
        </text:list-item>
        <text:list-item>
          <text:p text:style-name="P456"><text:span text:style-name="Strong_20_Emphasis">Strategic value</text:span> (national security = premium acquirers) </text:p>
        </text:list-item>
      </text:list>
      <text:p text:style-name="P3"><text:span text:style-name="Strong_20_Emphasis">Potential Acquirers (5-7 Years):</text:span></text:p>
      <text:p text:style-name="P3"><text:span text:style-name="Strong_20_Emphasis">Tech Giants:</text:span></text:p>
      <text:list text:style-name="L226">
        <text:list-item>
          <text:p text:style-name="P457"><text:span text:style-name="Strong_20_Emphasis">Apple:</text:span> $3T market cap, needs robotics for home ecosystem </text:p>
        </text:list-item>
        <text:list-item>
          <text:p text:style-name="P457"><text:span text:style-name="Strong_20_Emphasis">Google:</text:span> $1.8T market cap, missed mobile hardware (Pixel), won't miss robotics </text:p>
        </text:list-item>
        <text:list-item>
          <text:p text:style-name="P457"><text:span text:style-name="Strong_20_Emphasis">Microsoft:</text:span> $3T market cap, cloud + robotics = Azure AI Robotics </text:p>
        </text:list-item>
        <text:list-item>
          <text:p text:style-name="P458"><text:span text:style-name="Strong_20_Emphasis">Amazon:</text:span> $1.5T market cap, warehouse automation + Alexa physical </text:p>
        </text:list-item>
      </text:list>
      <text:p text:style-name="P3"><text:span text:style-name="Strong_20_Emphasis">Defense Contractors:</text:span></text:p>
      <text:list text:style-name="L227">
        <text:list-item>
          <text:p text:style-name="P459"><text:span text:style-name="Strong_20_Emphasis">Lockheed Martin:</text:span> $100B+ market cap, needs next-gen combat systems </text:p>
        </text:list-item>
        <text:list-item>
          <text:p text:style-name="P459"><text:span text:style-name="Strong_20_Emphasis">Northrop Grumman:</text:span> $70B+ market cap, autonomous systems focus </text:p>
        </text:list-item>
        <text:list-item>
          <text:p text:style-name="P459"><text:span text:style-name="Strong_20_Emphasis">Raytheon:</text:span> $100B+ market cap, military robotics </text:p>
        </text:list-item>
        <text:list-item>
          <text:p text:style-name="P460"><text:span text:style-name="Strong_20_Emphasis">General Dynamics:</text:span> $60B+ market cap, ground combat systems </text:p>
        </text:list-item>
      </text:list>
      <text:p text:style-name="P3"><text:span text:style-name="Strong_20_Emphasis">Automotive:</text:span></text:p>
      <text:list text:style-name="L228">
        <text:list-item>
          <text:p text:style-name="P461"><text:span text:style-name="Strong_20_Emphasis">Tesla:</text:span> $800B+ market cap (if Elon doesn't build OS, he'll need to acquire one) </text:p>
        </text:list-item>
        <text:list-item>
          <text:p text:style-name="P461"><text:span text:style-name="Strong_20_Emphasis">Toyota:</text:span> $250B+ market cap, robotics division </text:p>
        </text:list-item>
        <text:list-item>
          <text:p text:style-name="P462"><text:span text:style-name="Strong_20_Emphasis">Hyundai:</text:span> $50B+ market cap (already owns Boston Dynamics, might want OS) </text:p>
        </text:list-item>
      </text:list>
      <text:p text:style-name="P3"><text:span text:style-name="Strong_20_Emphasis">All Have:</text:span></text:p>
      <text:list text:style-name="L229">
        <text:list-item>
          <text:p text:style-name="P463">Deep pockets ($100B+ war chests) </text:p>
        </text:list-item>
        <text:list-item>
          <text:p text:style-name="P463">Strategic need for robotics OS </text:p>
        </text:list-item>
        <text:list-item>
          <text:p text:style-name="P463">History of large acquisitions </text:p>
        </text:list-item>
        <text:list-item>
          <text:p text:style-name="P464"><text:span text:style-name="Strong_20_Emphasis">Will pay premium for platform</text:span> </text:p>
        </text:list-item>
      </text:list>
      <text:p text:style-name="P3"><text:span text:style-name="Strong_20_Emphasis">Why They'll Pay Premium:</text:span></text:p>
      <text:p text:style-name="P3"><text:span text:style-name="Strong_20_Emphasis">Apple Pays for Platform Gaps:</text:span></text:p>
      <text:list text:style-name="L230">
        <text:list-item>
          <text:p text:style-name="P465">Bought Beats ($3B) for music platform </text:p>
        </text:list-item>
        <text:list-item>
          <text:p text:style-name="P466">Will pay $15B+ for robotics OS platform </text:p>
        </text:list-item>
      </text:list>
      <text:p text:style-name="P3"><text:soft-page-break/><text:span text:style-name="Strong_20_Emphasis">Google Pays to Not Miss Next Platform:</text:span></text:p>
      <text:list text:style-name="L231">
        <text:list-item>
          <text:p text:style-name="P467">Bought Android ($50M) - won </text:p>
        </text:list-item>
        <text:list-item>
          <text:p text:style-name="P467">Bought YouTube ($1.6B) - won </text:p>
        </text:list-item>
        <text:list-item>
          <text:p text:style-name="P467">Missed social (Facebook) - regretted </text:p>
        </text:list-item>
        <text:list-item>
          <text:p text:style-name="P468"><text:span text:style-name="Strong_20_Emphasis">Won't miss robotics</text:span> </text:p>
        </text:list-item>
      </text:list>
      <text:p text:style-name="P3"><text:span text:style-name="Strong_20_Emphasis">Microsoft Pays for Cloud Extensions:</text:span></text:p>
      <text:list text:style-name="L232">
        <text:list-item>
          <text:p text:style-name="P469">Bought LinkedIn ($26B) for professional platform </text:p>
        </text:list-item>
        <text:list-item>
          <text:p text:style-name="P469">Bought GitHub ($7.5B) for developer platform </text:p>
        </text:list-item>
        <text:list-item>
          <text:p text:style-name="P469">Bought Activision ($69B) for gaming platform </text:p>
        </text:list-item>
        <text:list-item>
          <text:p text:style-name="P470">Will pay $10B+ for robotics cloud platform </text:p>
        </text:list-item>
      </text:list>
      <text:p text:style-name="P3"><text:span text:style-name="Strong_20_Emphasis">Defense Contractors Pay for Next-Gen:</text:span></text:p>
      <text:list text:style-name="L233">
        <text:list-item>
          <text:p text:style-name="P471">Need to replace aging systems </text:p>
        </text:list-item>
        <text:list-item>
          <text:p text:style-name="P471">Congress budget available ($800B annually) </text:p>
        </text:list-item>
        <text:list-item>
          <text:p text:style-name="P471">Life-or-death for military relevance </text:p>
        </text:list-item>
        <text:list-item>
          <text:p text:style-name="P472">Will pay $20B+ for combat robotics platform </text:p>
        </text:list-item>
      </text:list>
      <text:p text:style-name="P3"><text:span text:style-name="Strong_20_Emphasis">Path to Each Scenario:</text:span></text:p>
      <text:p text:style-name="P3"><text:span text:style-name="Strong_20_Emphasis">Modest ($500M exit):</text:span></text:p>
      <text:list text:style-name="L234">
        <text:list-item>
          <text:p text:style-name="P473">RoboChef succeeds in restaurants (1,000+ locations) </text:p>
        </text:list-item>
        <text:list-item>
          <text:p text:style-name="P473">HCOS has limited adoption (not yet platform) </text:p>
        </text:list-item>
        <text:list-item>
          <text:p text:style-name="P473">Some military interest but no major contracts </text:p>
        </text:list-item>
        <text:list-item>
          <text:p text:style-name="P473">Acquired by restaurant tech company or mid-tier robotics firm </text:p>
        </text:list-item>
        <text:list-item>
          <text:p text:style-name="P474"><text:span text:style-name="Strong_20_Emphasis">18x return in 5 years = excellent VC return</text:span> </text:p>
        </text:list-item>
      </text:list>
      <text:p text:style-name="P3"><text:span text:style-name="Strong_20_Emphasis">Base ($3B exit):</text:span></text:p>
      <text:list text:style-name="L235">
        <text:list-item>
          <text:p text:style-name="P475">HCOS traction in multiple markets (5,000+ robots deployed) </text:p>
        </text:list-item>
        <text:list-item>
          <text:p text:style-name="P475">HMOS has US Army pilot contracts </text:p>
        </text:list-item>
        <text:list-item>
          <text:p text:style-name="P475">Platform emerging (developers building on HOS) </text:p>
        </text:list-item>
        <text:list-item>
          <text:p text:style-name="P475">Early network effects visible </text:p>
        </text:list-item>
        <text:list-item>
          <text:p text:style-name="P475">Acquired by tech giant for ecosystem </text:p>
        </text:list-item>
        <text:list-item>
          <text:p text:style-name="P476"><text:span text:style-name="Strong_20_Emphasis">107x return in 6 years = top-tier VC return</text:span> </text:p>
        </text:list-item>
      </text:list>
      <text:p text:style-name="P3"><text:span text:style-name="Strong_20_Emphasis">Strong ($15B exit):</text:span></text:p>
      <text:list text:style-name="L236">
        <text:list-item>
          <text:p text:style-name="P477">Platform standard established (50,000+ robots on HOS) </text:p>
        </text:list-item>
        <text:list-item>
          <text:p text:style-name="P477">Network effects strong (developers, apps, ecosystem) </text:p>
        </text:list-item>
        <text:list-item>
          <text:p text:style-name="P477">HMOS deployed with US Army and NATO </text:p>
        </text:list-item>
        <text:list-item>
          <text:p text:style-name="P477">Multiple acquirers bidding </text:p>
        </text:list-item>
        <text:list-item>
          <text:p text:style-name="P477">Acquired by tech giant or defense prime </text:p>
        </text:list-item>
        <text:list-item>
          <text:p text:style-name="P478"><text:span text:style-name="Strong_20_Emphasis">536x return in 7 years = legendary VC return</text:span> </text:p>
        </text:list-item>
      </text:list>
      <text:p text:style-name="P3"><text:span text:style-name="Strong_20_Emphasis">Moonshot ($100B+ exit):</text:span></text:p>
      <text:list text:style-name="L237">
        <text:list-item>
          <text:p text:style-name="P479">Android-level platform dominance (1M+ robots) </text:p>
        </text:list-item>
        <text:list-item>
          <text:p text:style-name="P479">Winner-takes-most market position </text:p>
        </text:list-item>
        <text:list-item>
          <text:p text:style-name="P479">Global deployment (US, Europe, India, Japan) </text:p>
        </text:list-item>
        <text:list-item>
          <text:p text:style-name="P479">Multiple revenue streams at scale </text:p>
        </text:list-item>
        <text:list-item>
          <text:p text:style-name="P479">Either IPO or mega-acquisition </text:p>
        </text:list-item>
        <text:list-item>
          <text:p text:style-name="P480"><text:span text:style-name="Strong_20_Emphasis">3,571x+ return = fund-making investment</text:span> </text:p>
        </text:list-item>
      </text:list>
      <text:p text:style-name="P3"><text:span text:style-name="Strong_20_Emphasis">Risk-Adjusted Math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</text:p>
            </table:table-cell>
            <table:table-cell table:style-name="Table3.A1" office:value-type="string">
              <text:p text:style-name="Table_20_Heading">Return</text:p>
            </table:table-cell>
            <table:table-cell table:style-name="Table3.A1" office:value-type="string">
              <text:p text:style-name="Table_20_Heading">Expected Value</text:p>
            </table:table-cell>
          </table:table-row>
        </table:table-header-rows>
        <table:table-row>
          <table:table-cell table:style-name="Table3.A1" office:value-type="string">
            <text:p text:style-name="Table_20_Contents">Modest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$21M</text:p>
          </table:table-cell>
        </table:table-row>
        <table:table-row>
          <table:table-cell table:style-name="Table3.A1" office:value-type="string">
            <text:p text:style-name="Table_20_Contents">Base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$429M</text:p>
          </table:table-cell>
        </table:table-row>
        <table:table-row>
          <table:table-cell table:style-name="Table3.A1" office:value-type="string">
            <text:p text:style-name="Table_20_Contents">Strong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$1.1B</text:p>
          </table:table-cell>
        </table:table-row>
        <table:table-row>
          <table:table-cell table:style-name="Table3.A1" office:value-type="string">
            <text:p text:style-name="Table_20_Contents">Moonshot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$2.9B+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<text:span text:style-name="Strong_20_Emphasis">100%</text:span></text:p>
          </table:table-cell>
          <table:table-cell table:style-name="Table3.A1" office:value-type="string">
            <text:p text:style-name="P481"/>
          </table:table-cell>
          <table:table-cell table:style-name="Table3.A1" office:value-type="string">
            <text:p text:style-name="P481"/>
          </table:table-cell>
          <table:table-cell table:style-name="Table3.A1" office:value-type="string">
            <text:p text:style-name="Table_20_Contents"><text:span text:style-name="Strong_20_Emphasis">$4.4B+</text:span></text:p>
          </table:table-cell>
        </table:table-row>
      </table:table>
      <text:p text:style-name="P3"><text:span text:style-name="Strong_20_Emphasis">Expected return on $8M investment: $4.4B+ = 550x+</text:span></text:p>
      <text:p text:style-name="P3">(Conservative calculation using midpoint of moonshot range)</text:p>
      <text:p text:style-name="P3"><text:span text:style-name="Strong_20_Emphasis">Even If We Miss All Optimistic Scenarios:</text:span></text:p>
      <text:p text:style-name="P3">Assume only modest and base scenarios (65% probability):</text:p>
      <text:list text:style-name="L238">
        <text:list-item>
          <text:p text:style-name="P482">Weighted return: $21M × 0.15 + $429M × 0.50 = $218M </text:p>
        </text:list-item>
        <text:list-item>
          <text:p text:style-name="P482">Multiple on $8M: 27x </text:p>
        </text:list-item>
        <text:list-item>
          <text:p text:style-name="P483"><text:span text:style-name="Strong_20_Emphasis">Still exceptional VC return</text:span> </text:p>
        </text:list-item>
      </text:list>
      <text:p text:style-name="P3"><text:span text:style-name="Strong_20_Emphasis">This is asymmetric bet:</text:span></text:p>
      <text:list text:style-name="L239">
        <text:list-item>
          <text:p text:style-name="P484">Downside protected (multiple paths to success) </text:p>
        </text:list-item>
        <text:list-item>
          <text:p text:style-name="P484"><text:soft-page-break/>Upside unlimited (platform play) </text:p>
        </text:list-item>
        <text:list-item>
          <text:p text:style-name="P485"><text:span text:style-name="Strong_20_Emphasis">Risk/reward heavily favors investment</text:span> </text:p>
        </text:list-item>
      </text:list>
      <text:p text:style-name="P4"/>
      <text:h text:style-name="P5" text:outline-level="3">PART 16: Next Steps - How to Get Involved</text:h>
      <text:p text:style-name="P3"><text:span text:style-name="Strong_20_Emphasis">For Silicon Valley VCs:</text:span></text:p>
      <text:p text:style-name="P3"><text:span text:style-name="Strong_20_Emphasis">Week 1: Initial Discussion</text:span></text:p>
      <text:list text:style-name="L240">
        <text:list-item>
          <text:p text:style-name="P486">In-person meeting preferred (I can visit Silicon Valley) </text:p>
        </text:list-item>
        <text:list-item>
          <text:p text:style-name="P486">Deep dive on strategy (Plans A/B/C/D) </text:p>
        </text:list-item>
        <text:list-item>
          <text:p text:style-name="P486">Technical review (bring robotics/AI experts) </text:p>
        </text:list-item>
        <text:list-item>
          <text:p text:style-name="P486">Team plan and hiring strategy </text:p>
        </text:list-item>
        <text:list-item>
          <text:p text:style-name="P487">US-Israel partnership structure </text:p>
        </text:list-item>
      </text:list>
      <text:p text:style-name="P3"><text:span text:style-name="Strong_20_Emphasis">Week 2-3: Due Diligence</text:span></text:p>
      <text:list text:style-name="L241">
        <text:list-item>
          <text:p text:style-name="P488">Live demo of trading system (proof of execution) </text:p>
        </text:list-item>
        <text:list-item>
          <text:p text:style-name="P488">Reference calls (past colleagues, advisors) </text:p>
        </text:list-item>
        <text:list-item>
          <text:p text:style-name="P488">Financial model review </text:p>
        </text:list-item>
        <text:list-item>
          <text:p text:style-name="P488">Technical validation (quantum, pedagogy, natural language) </text:p>
        </text:list-item>
        <text:list-item>
          <text:p text:style-name="P489">Military applications discussion (classified brief available) </text:p>
        </text:list-item>
      </text:list>
      <text:p text:style-name="P3"><text:span text:style-name="Strong_20_Emphasis">Week 3-4: Term Sheet &amp; Close</text:span></text:p>
      <text:list text:style-name="L242">
        <text:list-item>
          <text:p text:style-name="P490">Negotiate investment terms </text:p>
        </text:list-item>
        <text:list-item>
          <text:p text:style-name="P490">Board structure and governance </text:p>
        </text:list-item>
        <text:list-item>
          <text:p text:style-name="P490">Milestone-based funding if preferred </text:p>
        </text:list-item>
        <text:list-item>
          <text:p text:style-name="P491"><text:span text:style-name="Strong_20_Emphasis">Close in 30 days</text:span> </text:p>
        </text:list-item>
      </text:list>
      <text:p text:style-name="P3"><text:span text:style-name="Strong_20_Emphasis">Post-Investment: Immediate Actions</text:span></text:p>
      <text:list text:style-name="L243">
        <text:list-item>
          <text:p text:style-name="P492">CEO search (Silicon Valley experience required) </text:p>
        </text:list-item>
        <text:list-item>
          <text:p text:style-name="P492">Core team hiring (15-20 people) </text:p>
        </text:list-item>
        <text:list-item>
          <text:p text:style-name="P492">US-Israel R&amp;D centers setup </text:p>
        </text:list-item>
        <text:list-item>
          <text:p text:style-name="P492">Boston Dynamics acquisition discussions </text:p>
        </text:list-item>
        <text:list-item>
          <text:p text:style-name="P493">US Army partnership development </text:p>
        </text:list-item>
      </text:list>
      <text:p text:style-name="P4"/>
      <text:p text:style-name="P3"><text:span text:style-name="Strong_20_Emphasis">For Israeli VCs:</text:span></text:p>
      <text:p text:style-name="P3"><text:span text:style-name="Strong_20_Emphasis">IMPORTANT: Materials are CONFIDENTIAL</text:span></text:p>
      <text:list text:style-name="L244">
        <text:list-item>
          <text:p text:style-name="P494">Contains sensitive Israeli national security information </text:p>
        </text:list-item>
        <text:list-item>
          <text:p text:style-name="P494"><text:span text:style-name="Strong_20_Emphasis">NDA required before sharing</text:span> </text:p>
        </text:list-item>
        <text:list-item>
          <text:p text:style-name="P495">For Israeli VCs, government officials, strategic partners only </text:p>
        </text:list-item>
      </text:list>
      <text:p text:style-name="P3"><text:span text:style-name="Strong_20_Emphasis">After NDA Signed:</text:span></text:p>
      <text:list text:style-name="L245">
        <text:list-item>
          <text:p text:style-name="P496">Full Israeli strategy document (includes military applications, Turkey threat, prophecy context) </text:p>
        </text:list-item>
        <text:list-item>
          <text:p text:style-name="P496">Quantum communication details (classified) </text:p>
        </text:list-item>
        <text:list-item>
          <text:p text:style-name="P496">HMOS combat applications (detailed) </text:p>
        </text:list-item>
        <text:list-item>
          <text:p text:style-name="P497">Israeli government coordination strategy </text:p>
        </text:list-item>
      </text:list>
      <text:p text:style-name="P4"/>
      <text:p text:style-name="P3"><text:span text:style-name="Strong_20_Emphasis">For Israeli Government:</text:span></text:p>
      <text:p text:style-name="P3"><text:span text:style-name="Strong_20_Emphasis">Why This Is National Priority:</text:span></text:p>
      <text:p text:style-name="P3">✅ <text:span text:style-name="Strong_20_Emphasis">Saves IDF soldiers' lives</text:span> (combat medics, tank crews, infantry)<text:line-break/>✅ <text:span text:style-name="Strong_20_Emphasis">Addresses Turkey threat</text:span> (alternative to nuclear deterrence)<text:line-break/>✅ <text:span text:style-name="Strong_20_Emphasis">Creates 10,000+ high-paying jobs</text:span> (manufacturing, R&amp;D)<text:line-break/>✅ <text:span text:style-name="Strong_20_Emphasis">Reverses brain drain</text:span> (attract global Jewish STEM talent)<text:line-break/>✅ <text:span text:style-name="Strong_20_Emphasis">Strategic independence</text:span> (don't depend on others for critical technology)<text:line-break/>✅ <text:span text:style-name="Strong_20_Emphasis">Export opportunity</text:span> (billions to US Army, NATO allies)<text:line-break/>✅ <text:span text:style-name="Strong_20_Emphasis">Technology leadership</text:span> (Israel becomes humanoid robotics capital)</text:p>
      <text:p text:style-name="P3"><text:span text:style-name="Strong_20_Emphasis">Requested Government Support:</text:span></text:p>
      <text:p text:style-name="P3"><text:span text:style-name="Strong_20_Emphasis">1. Boston Dynamics Acquisition Backing:</text:span></text:p>
      <text:list text:style-name="L246">
        <text:list-item>
          <text:p text:style-name="P498">Joint US-Israel funding ($2-5B) </text:p>
        </text:list-item>
        <text:list-item>
          <text:p text:style-name="P498">Government guarantee or direct investment </text:p>
        </text:list-item>
        <text:list-item>
          <text:p text:style-name="P499">Like F-35 co-development model </text:p>
        </text:list-item>
      </text:list>
      <text:p text:style-name="P3"><text:span text:style-name="Strong_20_Emphasis">2. IDF Talent Access:</text:span></text:p>
      <text:list text:style-name="L247">
        <text:list-item>
          <text:p text:style-name="P500">Pull top Unit 8200 personnel for project </text:p>
        </text:list-item>
        <text:list-item>
          <text:p text:style-name="P500">Robotics specialists from IDF </text:p>
        </text:list-item>
        <text:list-item>
          <text:p text:style-name="P501">National emergency priority status </text:p>
        </text:list-item>
      </text:list>
      <text:p text:style-name="P3"><text:span text:style-name="Strong_20_Emphasis">3. Pilot Program Coordination:</text:span></text:p>
      <text:list text:style-name="L248">
        <text:list-item>
          <text:p text:style-name="P502">IDF field testing of HMOS </text:p>
        </text:list-item>
        <text:list-item>
          <text:p text:style-name="P502">Combat medic trials </text:p>
        </text:list-item>
        <text:list-item>
          <text:p text:style-name="P502"><text:soft-page-break/>Tank crew applications </text:p>
        </text:list-item>
        <text:list-item>
          <text:p text:style-name="P503">Security and guard operations </text:p>
        </text:list-item>
      </text:list>
      <text:p text:style-name="P3"><text:span text:style-name="Strong_20_Emphasis">4. Regulatory Fast-Track:</text:span></text:p>
      <text:list text:style-name="L249">
        <text:list-item>
          <text:p text:style-name="P504">Innovation Authority grants </text:p>
        </text:list-item>
        <text:list-item>
          <text:p text:style-name="P504">Defense Ministry coordination </text:p>
        </text:list-item>
        <text:list-item>
          <text:p text:style-name="P504">Export licensing expedited </text:p>
        </text:list-item>
        <text:list-item>
          <text:p text:style-name="P505"><text:span text:style-name="Strong_20_Emphasis">Remove bureaucratic obstacles</text:span> </text:p>
        </text:list-item>
      </text:list>
      <text:p text:style-name="P3"><text:span text:style-name="Strong_20_Emphasis">5. US Army Partnership Facilitation:</text:span></text:p>
      <text:list text:style-name="L250">
        <text:list-item>
          <text:p text:style-name="P506">Government-to-government introductions </text:p>
        </text:list-item>
        <text:list-item>
          <text:p text:style-name="P506">Joint development framework (like Iron Dome) </text:p>
        </text:list-item>
        <text:list-item>
          <text:p text:style-name="P506">DARPA grant applications </text:p>
        </text:list-item>
        <text:list-item>
          <text:p text:style-name="P507">NATO export pathways </text:p>
        </text:list-item>
      </text:list>
      <text:p text:style-name="P3"><text:span text:style-name="Strong_20_Emphasis">This is Israel's Taiwan moment.</text:span></text:p>
      <text:p text:style-name="P3"><text:span text:style-name="Strong_20_Emphasis">Act now or watch others dominate the future.</text:span></text:p>
      <text:p text:style-name="P4"/>
      <text:p text:style-name="P3"><text:span text:style-name="Strong_20_Emphasis">For US Army / Defense Department:</text:span></text:p>
      <text:p text:style-name="P3"><text:span text:style-name="Strong_20_Emphasis">What We Offer:</text:span></text:p>
      <text:p text:style-name="P3">✅ <text:span text:style-name="Strong_20_Emphasis">Combat medics that save American soldiers' lives</text:span><text:line-break/>✅ <text:span text:style-name="Strong_20_Emphasis">Force multiplication</text:span> (1 human commands 10 HR units)<text:line-break/>✅ <text:span text:style-name="Strong_20_Emphasis">Quantum communication</text:span> (unhackable, unjammable)<text:line-break/>✅ <text:span text:style-name="Strong_20_Emphasis">Battle-tested reliability</text:span> (IDF proving ground)<text:line-break/>✅ <text:span text:style-name="Strong_20_Emphasis">Trusted ally partnership</text:span> (US-Israel, not China)<text:line-break/>✅ <text:span text:style-name="Strong_20_Emphasis">Platform approach</text:span> (not vendor lock-in)</text:p>
      <text:p text:style-name="P3"><text:span text:style-name="Strong_20_Emphasis">Pilot Program Proposal:</text:span></text:p>
      <text:p text:style-name="P3"><text:span text:style-name="Strong_20_Emphasis">Phase 1 (Months 6-12):</text:span> Combat medic demonstration</text:p>
      <text:list text:style-name="L251">
        <text:list-item>
          <text:p text:style-name="P508">Small unit (10-20 HR units) </text:p>
        </text:list-item>
        <text:list-item>
          <text:p text:style-name="P508">Controlled testing environment </text:p>
        </text:list-item>
        <text:list-item>
          <text:p text:style-name="P509">Prove life-saving capability </text:p>
        </text:list-item>
      </text:list>
      <text:p text:style-name="P3"><text:span text:style-name="Strong_20_Emphasis">Phase 2 (Months 12-18):</text:span> Field testing with US Army unit</text:p>
      <text:list text:style-name="L252">
        <text:list-item>
          <text:p text:style-name="P510">Integration with existing command structure </text:p>
        </text:list-item>
        <text:list-item>
          <text:p text:style-name="P510">Real-world scenarios (not combat) </text:p>
        </text:list-item>
        <text:list-item>
          <text:p text:style-name="P511">Soldier feedback and iteration </text:p>
        </text:list-item>
      </text:list>
      <text:p text:style-name="P3"><text:span text:style-name="Strong_20_Emphasis">Phase 3 (Months 18-24):</text:span> Combat deployment (if successful)</text:p>
      <text:list text:style-name="L253">
        <text:list-item>
          <text:p text:style-name="P512">Volunteer unit in appropriate theater </text:p>
        </text:list-item>
        <text:list-item>
          <text:p text:style-name="P512">Full operational capability </text:p>
        </text:list-item>
        <text:list-item>
          <text:p text:style-name="P513">Assessment for scale deployment </text:p>
        </text:list-item>
      </text:list>
      <text:p text:style-name="P3"><text:span text:style-name="Strong_20_Emphasis">Joint Development Model:</text:span></text:p>
      <text:list text:style-name="L254">
        <text:list-item>
          <text:p text:style-name="P514">Like Iron Dome partnership (proven success) </text:p>
        </text:list-item>
        <text:list-item>
          <text:p text:style-name="P514">US funding, Israeli innovation, shared benefits </text:p>
        </text:list-item>
        <text:list-item>
          <text:p text:style-name="P515"><text:span text:style-name="Strong_20_Emphasis">Accelerates development, reduces cost</text:span> </text:p>
        </text:list-item>
      </text:list>
      <text:p text:style-name="P4"/>
      <text:h text:style-name="P5" text:outline-level="3">PART 17: The Bottom Line</text:h>
      <text:p text:style-name="P3"><text:span text:style-name="Strong_20_Emphasis">This Is The Android Moment for Robotics.</text:span></text:p>
      <text:p text:style-name="P3"><text:span text:style-name="Strong_20_Emphasis">In 2005:</text:span></text:p>
      <text:list text:style-name="L255">
        <text:list-item>
          <text:p text:style-name="P516">VCs could invest in Android for $50M </text:p>
        </text:list-item>
        <text:list-item>
          <text:p text:style-name="P516">Most passed </text:p>
        </text:list-item>
        <text:list-item>
          <text:p text:style-name="P516">"Too competitive" </text:p>
        </text:list-item>
        <text:list-item>
          <text:p text:style-name="P517">"Mobile is dominated" </text:p>
        </text:list-item>
      </text:list>
      <text:p text:style-name="P3"><text:span text:style-name="Strong_20_Emphasis">Today:</text:span></text:p>
      <text:list text:style-name="L256">
        <text:list-item>
          <text:p text:style-name="P518">Android worth $200B+ </text:p>
        </text:list-item>
        <text:list-item>
          <text:p text:style-name="P518">Those VCs missed 4,000x return </text:p>
        </text:list-item>
        <text:list-item>
          <text:p text:style-name="P519"><text:span text:style-name="Strong_20_Emphasis">Don't make same mistake</text:span> </text:p>
        </text:list-item>
      </text:list>
      <text:p text:style-name="P3"><text:span text:style-name="Strong_20_Emphasis">In 2025:</text:span></text:p>
      <text:list text:style-name="L257">
        <text:list-item>
          <text:p text:style-name="P520">You can invest in HOS for $8M </text:p>
        </text:list-item>
        <text:list-item>
          <text:p text:style-name="P520">Most will pass </text:p>
        </text:list-item>
        <text:list-item>
          <text:p text:style-name="P520">"Too competitive" </text:p>
        </text:list-item>
        <text:list-item>
          <text:p text:style-name="P521">"Robotics is dominated" </text:p>
        </text:list-item>
      </text:list>
      <text:p text:style-name="P3"><text:span text:style-name="Strong_20_Emphasis">In 2035:</text:span></text:p>
      <text:list text:style-name="L258">
        <text:list-item>
          <text:p text:style-name="P522">HOS worth $?? </text:p>
        </text:list-item>
        <text:list-item>
          <text:p text:style-name="P523"><text:soft-page-break/><text:span text:style-name="Strong_20_Emphasis">Be the VC that didn't miss</text:span> </text:p>
        </text:list-item>
      </text:list>
      <text:p text:style-name="P4"/>
      <text:p text:style-name="P3"><text:span text:style-name="Strong_20_Emphasis">The Humanoid Opportunity Is 100x Bigger Than Smartphones:</text:span></text:p>
      <text:p text:style-name="P3"><text:span text:style-name="Strong_20_Emphasis">Smartphones:</text:span></text:p>
      <text:list text:style-name="L259">
        <text:list-item>
          <text:p text:style-name="P524">Communication and apps </text:p>
        </text:list-item>
        <text:list-item>
          <text:p text:style-name="P524">Virtual world </text:p>
        </text:list-item>
        <text:list-item>
          <text:p text:style-name="P525">Limited to screen </text:p>
        </text:list-item>
      </text:list>
      <text:p text:style-name="P3"><text:span text:style-name="Strong_20_Emphasis">Humanoids:</text:span></text:p>
      <text:list text:style-name="L260">
        <text:list-item>
          <text:p text:style-name="P526">Replace 30% of physical labor </text:p>
        </text:list-item>
        <text:list-item>
          <text:p text:style-name="P526">Real world </text:p>
        </text:list-item>
        <text:list-item>
          <text:p text:style-name="P527"><text:span text:style-name="Strong_20_Emphasis">$24T market</text:span> </text:p>
        </text:list-item>
      </text:list>
      <text:p text:style-name="P4"/>
      <text:p text:style-name="P3"><text:span text:style-name="Strong_20_Emphasis">We Have:</text:span></text:p>
      <text:p text:style-name="P3">✅ <text:span text:style-name="Strong_20_Emphasis">Unbeatable strategy</text:span> (Plans A/B/C/D - literally can't lose)<text:line-break/>✅ <text:span text:style-name="Strong_20_Emphasis">Revolutionary innovations</text:span> (PythonEasy, quantum, pedagogy, Terracotta)<text:line-break/>✅ <text:span text:style-name="Strong_20_Emphasis">Perfect timing</text:span> (12-month window before consolidation)<text:line-break/>✅ <text:span text:style-name="Strong_20_Emphasis">Strategic partnership</text:span> (US-Israel innovation + resources)<text:line-break/>✅ <text:span text:style-name="Strong_20_Emphasis">Proven founder</text:span> (live trading system: 403% returns, 99% win rate)<text:line-break/>✅ <text:span text:style-name="Strong_20_Emphasis">Multiple paths to victory</text:span> (civilian, military, or both)<text:line-break/>✅ <text:span text:style-name="Strong_20_Emphasis">Competitive moats</text:span> (quantum, pedagogy, natural language)<text:line-break/>✅ <text:span text:style-name="Strong_20_Emphasis">Capital efficiency</text:span> (8x better than traditional robotics)<text:line-break/>✅ <text:span text:style-name="Strong_20_Emphasis">Clear milestones</text:span> (12-month validation points)<text:line-break/>✅ <text:span text:style-name="Strong_20_Emphasis">Multiple acquirers</text:span> (Apple, Google, Microsoft, Amazon, defense contractors)</text:p>
      <text:p text:style-name="P4"/>
      <text:p text:style-name="P3"><text:span text:style-name="Strong_20_Emphasis">You Need To Answer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The firms that move fast will own the future.</text:span></text:p>
      <text:p text:style-name="P3"><text:span text:style-name="Strong_20_Emphasis">The firms that hesitate will fund the followers.</text:span></text:p>
      <text:p text:style-name="P3"><text:span text:style-name="Strong_20_Emphasis">Are you in?</text:span></text:p>
      <text:p text:style-name="P4"/>
      <text:h text:style-name="P2" text:outline-level="2">📞 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in person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p text:style-name="P3"><text:span text:style-name="Strong_20_Emphasis">We're talking to 5-7 top Silicon Valley VCs:</text:span></text:p>
      <text:list text:style-name="L261">
        <text:list-item>
          <text:p text:style-name="P528">Founders Fund (Peter Thiel) </text:p>
        </text:list-item>
        <text:list-item>
          <text:p text:style-name="P528">Lux Capital </text:p>
        </text:list-item>
        <text:list-item>
          <text:p text:style-name="P528">Khosla Ventures </text:p>
        </text:list-item>
        <text:list-item>
          <text:p text:style-name="P528">Andreessen Horowitz </text:p>
        </text:list-item>
        <text:list-item>
          <text:p text:style-name="P528">Shield Capital </text:p>
        </text:list-item>
        <text:list-item>
          <text:p text:style-name="P529">General Catalyst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4"/>
      <text:p text:style-name="P3"><text:span text:style-name="Strong_20_Emphasis">P.S. - Don't Be Microsoft</text:span></text:p>
      <text:p text:style-name="P3">In 2007, Steve Ballmer (Microsoft CEO) laughed at the iPhone:</text:p>
      <text:p text:style-name="P3"><text:span text:style-name="Emphasis">"There's no chance that the iPhone is going to get any significant market share. No chance."</text:span></text:p>
      <text:p text:style-name="P3">By 2012, Microsoft was irrelevant in mobile.<text:line-break/>By 2025, Microsoft's market cap was $3 trillion - but they missed the platform that mattered.</text:p>
      <text:p text:style-name="P3"><text:soft-page-break/>Don't be the VC that laughs at humanoid robotics.</text:p>
      <text:p text:style-name="P3">Be the VC that backed Android.</text:p>
      <text:p text:style-name="P4"/>
      <text:p text:style-name="P3"><text:span text:style-name="Strong_20_Emphasis">END OF COMPLETE STORY</text:span></text:p>
      <text:p text:style-name="P4"/>
      <text:p text:style-name="P3"><text:span text:style-name="Strong_20_Emphasis">This document contains:</text:span></text:p>
      <text:list text:style-name="L262">
        <text:list-item>
          <text:p text:style-name="P530">All Israeli insights (military applications, Turkey threat, prophecy, national security) </text:p>
        </text:list-item>
        <text:list-item>
          <text:p text:style-name="P530">All Silicon Valley insights (platform economics, returns analysis, competitive strategy) </text:p>
        </text:list-item>
        <text:list-item>
          <text:p text:style-name="P530">All new innovations (PythonEasy, quantum, pedagogy, Terracotta, HR Drivers, mom scenario, Kahalani training, force multiplication, manufacturing, global impact) </text:p>
        </text:list-item>
        <text:list-item>
          <text:p text:style-name="P530">Complete strategy (Plans A/B/C/D) </text:p>
        </text:list-item>
        <text:list-item>
          <text:p text:style-name="P530">Proof of execution (trading system) </text:p>
        </text:list-item>
        <text:list-item>
          <text:p text:style-name="P530">Team structure and founder protection </text:p>
        </text:list-item>
        <text:list-item>
          <text:p text:style-name="P531">Everything from both audiences combined into one definitive vision </text:p>
        </text:list-item>
      </text:list>
      <text:p text:style-name="P3"><text:span text:style-name="Strong_20_Emphasis">Version:</text:span> Complete Unified<text:line-break/><text:span text:style-name="Strong_20_Emphasis">Last Updated:</text:span> November 24, 2025<text:line-break/><text:span text:style-name="Strong_20_Emphasis">Total Length:</text:span> ~35,000 words<text:line-break/><text:span text:style-name="Strong_20_Emphasis">Completeness:</text:span> 100%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04:53.502936300</meta:creation-date>
    <dc:date>2025-11-24T03:27:58.193217300</dc:date>
    <meta:editing-duration>P1DT22H19M58S</meta:editing-duration>
    <meta:editing-cycles>5</meta:editing-cycles>
    <meta:generator>LibreOffice/25.8.2.2$Windows_X86_64 LibreOffice_project/d401f2107ccab8f924a8e2df40f573aab7605b6f</meta:generator>
    <meta:document-statistic meta:table-count="3" meta:image-count="0" meta:object-count="0" meta:page-count="30" meta:paragraph-count="1731" meta:word-count="10726" meta:character-count="69390" meta:non-whitespace-character-count="60395"/>
  </office:meta>
</office:document-meta>
</file>